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Лист1" table:style-name="ta1">
        <table:table-column table:style-name="co1" table:number-columns-repeated="6" table:default-cell-style-name="Default"/>
        <table:table-row table:style-name="ro1">
          <table:table-cell/>
          <table:table-cell office:value-type="string" calcext:value-type="string">
            <text:p>title</text:p>
          </table:table-cell>
          <table:table-cell office:value-type="string" calcext:value-type="string">
            <text:p>text</text:p>
          </table:table-cell>
          <table:table-cell table:number-columns-repeated="2"/>
          <table:table-cell office:value-type="string" calcext:value-type="string">
            <text:p>label</text:p>
          </table:table-cell>
        </table:table-row>
        <table:table-row table:style-name="ro1">
          <table:table-cell office:value-type="float" office:value="2905" calcext:value-type="float">
            <text:p>2905</text:p>
          </table:table-cell>
          <table:table-cell office:value-type="string" calcext:value-type="string">
            <text:p>Мег Райан — снова в романтической комедии</text:p>
          </table:table-cell>
          <table:table-cell office:value-type="string" calcext:value-type="string">
            <text:p>Мег Райан ('Вам письмо', 'Французский поцелуй', 'Город ангелов') вместе с Хьюгом Джекменом ('Люди Х') будет сниматься в новой романтической комедии 'Кэйт и Леопольд' (Kate &amp; Leopold), действие которой происходит в конце 19 века. Герцог, живущий в 19 веке, влюбляется в современную девчонку-простушку и должен найти путь, чтобы проникнуть сквозь время и быть с ней. Компания Miramax Films предложила возглавить производство картины режиссеру Джеймсу Мэнголду. Он переделал сценарий, первоначально написанный Стивеном Роджерсом, сценаристом мелодрамы 'Проблеск надежды' (Hope Floats). Джеймс Мэнголд снимал фильм 'Прерванная жизнь' (Girl, Interrupted). Компания вынашивала план этого фильма в течение шести лет. На главную роль и в качестве со-продюсера сначала планировалось пригласить Сандру Баллок ('Иствикские ведьмы', 'Скорость'), а режиссером должен был стать Энди Флеминг ('Дик'). Следующим фильмом с Мег Райан будет романтическая драма 'Подлинность жизни' (Proof of Life), в которой она будет играть вместе со своим новым бой-френдом Расселом Кроуи ('Гладиатор'). Хьюга Джекмена в ближайшее время можно будет увидеть в фильме компании Fox 'Животноводство' (Animal Husbandry), а также в фильме 'Меч-рыба' (Swordfish).</text:p>
          </table:table-cell>
          <table:table-cell table:number-columns-repeated="2"/>
          <table:table-cell office:value-type="float" office:value="0" calcext:value-type="float">
            <text:p>0</text:p>
          </table:table-cell>
        </table:table-row>
        <table:table-row table:style-name="ro1">
          <table:table-cell office:value-type="float" office:value="2906" calcext:value-type="float">
            <text:p>2906</text:p>
          </table:table-cell>
          <table:table-cell office:value-type="string" calcext:value-type="string">
            <text:p>Томми Ли Джонс сыграет в 'Дичи' и 'Стрелке'</text:p>
          </table:table-cell>
          <table:table-cell office:value-type="string" calcext:value-type="string">
            <text:p>Томми Ли Джонс будет играть в драме 'Дичь' (The Hunted) режиссера Уилльяма Фридкина. Томми Ли Джонс и Уилльям Фридкин уже работали вместе в фильме 'Правила боя'. В сценарии речь идет о преступнике, который убивает людей, чтобы заставить ФБР охотиться на себя. Ему нравится быть объектом охоты - это его возбуждает. Томми Ли Джонс будет играть агента ФБР, выслеживающего преступника и ведущего это дело. Сначала этот фильм собиралась продюсировать компания Disney, но потом проект перешел в руки компании Lakeshore. Сценарий быстро доработали, чтобы уже в феврале начать съемки. Джонс и Фридкин ранее собирались объединиться для работы над фильмом Paramount 'Стрелок' (Shooter), но выяснилось, что сценарий нуждается в сильной доработке. В связи с тем, что главный герой в этом сценарии - тоже охотник или меткий стрелок, рассматривается возможность сделать 'Стрелка' сиквелом фильма 'Дичь'. Актер дал согласие сниматься в обоих фильмах, в том случае если режиссером будет Фридкин. Ожидалось, что Уилльям Фридкин снимет картину 'Ночной поезд' (Night Train) с Вингом Рэймсом в главной роли, но теперь неизвестно, что будет с этим проектом. Томми Ли Джонс также будет сниматься вместе с Уиллом Смитом в продолжении блокбастера Барри Зоненфилда 'Люди в черном', производство которого начнется следующим летом.</text:p>
          </table:table-cell>
          <table:table-cell table:number-columns-repeated="2"/>
          <table:table-cell office:value-type="float" office:value="0" calcext:value-type="float">
            <text:p>0</text:p>
          </table:table-cell>
        </table:table-row>
        <table:table-row table:style-name="ro1">
          <table:table-cell office:value-type="float" office:value="2907" calcext:value-type="float">
            <text:p>2907</text:p>
          </table:table-cell>
          <table:table-cell office:value-type="string" calcext:value-type="string">
            <text:p>Джулия Робертс и Брэд Пит снова играют вместе</text:p>
          </table:table-cell>
          <table:table-cell office:value-type="string" calcext:value-type="string">
            <text:p>Джулия Робертс ('Красотка', 'Все говорят, что я люблю тебя', 'Эрин Брокович') ведет переговоры с Warner Bros. о съемках вместе с Брэдом Питтом ('Тельма и Луиза', '12 обезьян') в совместном проекте Warner Bros. и Revolution Studios - фильме 'Переиграй' (Replay). Джулия и Брэд уже снимались вместе в фильме компании DreamWorks 'Мексиканец' (The Mexican, режиссер Гора Вербински), который скоро должен выйти на экраны, и после этого искали случая поработать вместе. В январе они будут сниматься в римейке фильма 'Одиннадцатый океан' (Ocean's Eleven) также для компании Warner Bros. Дата начала съемок фильма 'Переиграй' пока не определена. Однако известно, что речь в нем пойдет о 43-летнем человеке, который раз за разом умирает от болезни сердца. Он возвращается в свою юность, чтобы исправить ее ошибки. В юности у него была потерянная любовь - ее сыграет Джулия Робертс. Он снова умирает в тот же день и снова начинает с того же места, так как не помнит, что уже переигрывал этот эпизод, снова находит любовь и снова теряет ее в разнообразных вариантах. Фильм основан на романе Кена Гримвуда. Последнюю версию сценария написал Стив Роджерс. Ричард Ла Гравенезе планируется на пост режиссера этого фильма.</text:p>
          </table:table-cell>
          <table:table-cell table:number-columns-repeated="2"/>
          <table:table-cell office:value-type="float" office:value="0" calcext:value-type="float">
            <text:p>0</text:p>
          </table:table-cell>
        </table:table-row>
        <table:table-row table:style-name="ro1">
          <table:table-cell office:value-type="float" office:value="2908" calcext:value-type="float">
            <text:p>2908</text:p>
          </table:table-cell>
          <table:table-cell office:value-type="string" calcext:value-type="string">
            <text:p>Роман Полански нашел смуглого и хрупкого актера</text:p>
          </table:table-cell>
          <table:table-cell office:value-type="string" calcext:value-type="string">
            <text:p>Роман Полански ('Ребенок Розмари', 'Девятые врата') нашел исполнителя на главную роль в своем новом фильме 'Пианист', посвященном польскому музыканту Владиславу Шпильману, которого спас во время Второй мировой от концлагеря немецкий офицер, пораженный его талантом. Режиссер в конце сентября дал объявление в газету The Guardian о том, что ищет 'хрупкого телосложения молодого человека со смуглой кожей'. На эту роль отобран актер Эдриан Броди, выбранный из тысяч претендентов из Америки, Израиля, Германии, Франции, Польши, Португалии и Шри-Ланки, которые приехали на пробы в лондонский театр 'Ковент Гарден'. Фильм 'Пианист' будет сниматься по автобиографической книге Шпильмана с таким же названием, которую он написал в 1946 году. Музыкант умер в августе этого года. Эдриан Броди играл в фильме 'Пуля' (1996) художника Руби, расписывающего стены домов Нью-Йорка, а также в фильмах 'Тонкая красная линия' (1998), 'Лето Сэма' (1999) и 'Высшая точка свободы' (Liberty Heights, 1999). В ближайшее время кроме фильма Поланскки Броди можно будет увидеть в фильме Warner Bros. 'Роман с ожерельем' (The Affair of the Necklace), где он будет играть вместе с Хилари Суонк ('Мальчики не плачут'), а также в двух независимых проектах - в фильме 'Тупица' (The Dummy) и 'Любовь к трудным путям' (Love the Hard Way).</text:p>
          </table:table-cell>
          <table:table-cell table:number-columns-repeated="2"/>
          <table:table-cell office:value-type="float" office:value="0" calcext:value-type="float">
            <text:p>0</text:p>
          </table:table-cell>
        </table:table-row>
        <table:table-row table:style-name="ro1">
          <table:table-cell office:value-type="float" office:value="2909" calcext:value-type="float">
            <text:p>2909</text:p>
          </table:table-cell>
          <table:table-cell office:value-type="string" calcext:value-type="string">
            <text:p>Дрю Бэрримор, Кэмерон Диаз и Люси Лью сыграли ангелов-детективов</text:p>
          </table:table-cell>
          <table:table-cell office:value-type="string" calcext:value-type="string">
            <text:p>Третьего ноября в Америке выходит фильм 'Ангелы Чарли'(Charlie's Angels). Он создан на основе популярного в 70-е комедийного телешоу с участием Фары Фасо, Кэйт Джексон и Жаклин Смит. На этот раз трех женщин-детективов играют Дрю Бэрримор, Кэмерон Диаз и Люси Лью. Детективы Натали, Дилан и Алекс работают на загадочного Чарли, которого они никогда не видели. Они работают вместе с ассистентом по имени Босли, которого играет Билл Мюррей ('День сурка'). Чарли посылает девушек в бой, когда происходит похищение гениального электронщика и миллиардера Эрика Нокса (Сэм Роквелл). Вскоре выясняется, что его похитили из-за его последнего изобретения - системы, позволяющей прослушивать разговоры людей из любой точки мира, фактически означающего конец идеи личного общения, как мы ее знаем. От известного телешоу фильм принципиально отличается тем, что трех главных действующих лиц в описании фильма называют 'женщины', а не 'крошки', и что упор в схватках с бандитами делается на силу и боевые искусства, потому что у них больше нет при себе длинных пистолетов, сообщают производители. Режиссер картины - Макджи, над сценарием работали, в разное время и по разным данным, от пяти до десяти авторов, среди которых Иван Гофф и Бен Робертс. Продюсируют боевик для компании Columbia Pictures Дрю Бэрримор, Леонард Голдберг и Нэнси Джавонен.</text:p>
          </table:table-cell>
          <table:table-cell table:number-columns-repeated="2"/>
          <table:table-cell office:value-type="float" office:value="0" calcext:value-type="float">
            <text:p>0</text:p>
          </table:table-cell>
        </table:table-row>
        <table:table-row table:style-name="ro1">
          <table:table-cell office:value-type="float" office:value="2910" calcext:value-type="float">
            <text:p>2910</text:p>
          </table:table-cell>
          <table:table-cell office:value-type="string" calcext:value-type="string">
            <text:p>За найденную мумию иранской королевы спорят три страны</text:p>
          </table:table-cell>
          <table:table-cell office:value-type="string" calcext:value-type="string">
            <text:p>Найденная недавно при обыске в доме одного из белуджских вождей в пакистанском городе Кветте древняя мумия иранской королевы уже стала предметом спора между тремя соседними странами. Афганские талибы требуют создать международную комиссию экспертов под эгидой ЮНЕСКО, которая должна определить, какой стране - Пакистану, Ирану или Афганистану - принадлежит мумия. По словам заместителя министра культуры талибов, муллы Абдуррахмана Хотака, саркофаг с мумией вполне мог быть украден в одном из музеев Афганистана, разграбленных в период войны в 1992-1996 годах. Об этом сообщило расположенное в Пешаваре агентство Ariana news agency. В то же время иранские власти заявляют, что <text:s/>находка имеет иранское происхождение, <text:s/>является частью культурного наследия <text:s/>Ирана и поэтому <text:s/>должна быть возвращена в Тегеран. Это заявление было сделано после анализа текста золотой пластины на груди королевы, выполненной клинописью. На убранстве мумии имеются изображения верховного бога древних иранцев-зароастрийцев - Ахуры Мазды. Некоторые пакистанские ученые считают, что мумия попала в регион из Древнего Египта и лишь впоследствии на нее были надеты местные иранские украшения. Ученые ориентировочно определяют возраст находки в 2,6 тысячи лет, т.е. относят ее к периоду правления династии Ахеменидов, чья империя включала земли Ирана, а также современных Афганистана, Турции, Средней Азии, Египта и западные земли Пакистана. Общественность Пакистана, передает РИА 'Новости', <text:s/>требует открыть специальную экспозицию в Национальном музее в Карачи, где сейчас находится мумия. Между тем саркофаг подвергся химической обработке, поскольку, как говорят ученые, мумия начала портиться.</text:p>
          </table:table-cell>
          <table:table-cell table:number-columns-repeated="2"/>
          <table:table-cell office:value-type="float" office:value="0" calcext:value-type="float">
            <text:p>0</text:p>
          </table:table-cell>
        </table:table-row>
        <table:table-row table:style-name="ro1">
          <table:table-cell office:value-type="float" office:value="2911" calcext:value-type="float">
            <text:p>2911</text:p>
          </table:table-cell>
          <table:table-cell office:value-type="string" calcext:value-type="string">
            <text:p>В Москве открылся IX антикварный салон</text:p>
          </table:table-cell>
          <table:table-cell office:value-type="string" calcext:value-type="string">
            <text:p>В московском Центральном доме художника в пятницу открылся IX антикварный салон. Эта арт-ярмарка проходит дважды в год начиная с 1996 года под патронажем Министерства культуры. Цель салона - упорядочить российский художественный рынок, помогать ему обрести цивилизованный вид. Здесь выставлены работы известных академических и авангардных художников (Ивана Айвазовского, Василия Кандинского, Натальи Гончаровой), редкие иконы, дворцовая мебель, прочие предметы декоративно-прикладного искусства. В рамках ярмарки по традиции заявлено также несколько некоммерческих проектов: 'Отблеск Серебряного века','Архитектурный пейзаж в итальянской гравюре' и другие (смотри полный список).'Рядовым зрителям, сообщается в пресс-релизе, салон дает возможность шире познакомиться с новыми открытиями в искусстве и разнообразными раритетами: <text:s/>каждый стенд ярмарки можно назвать 'музеем в миниатюре'. Антикварный салон будет работать до 12 ноября.</text:p>
          </table:table-cell>
          <table:table-cell table:number-columns-repeated="2"/>
          <table:table-cell office:value-type="float" office:value="0" calcext:value-type="float">
            <text:p>0</text:p>
          </table:table-cell>
        </table:table-row>
        <table:table-row table:style-name="ro1">
          <table:table-cell office:value-type="float" office:value="2912" calcext:value-type="float">
            <text:p>2912</text:p>
          </table:table-cell>
          <table:table-cell office:value-type="string" calcext:value-type="string">
            <text:p>Юрий Любимов госпитализирован с сердечным недомоганием</text:p>
          </table:table-cell>
          <table:table-cell office:value-type="string" calcext:value-type="string">
            <text:p>Режиссер Театра на Таганке Юрий Любимов госпитализирован в пятницу с сердечным недомоганием в 23 московскую городскую больницу, сообщает 'Интерфакс'. 83-летний режиссер чувствует себя удовлетворительно, сообщает Газета.Ru</text:p>
          </table:table-cell>
          <table:table-cell table:number-columns-repeated="2"/>
          <table:table-cell office:value-type="float" office:value="0" calcext:value-type="float">
            <text:p>0</text:p>
          </table:table-cell>
        </table:table-row>
        <table:table-row table:style-name="ro1">
          <table:table-cell office:value-type="float" office:value="2913" calcext:value-type="float">
            <text:p>2913</text:p>
          </table:table-cell>
          <table:table-cell office:value-type="string" calcext:value-type="string">
            <text:p>Вьетнамский фильм 'Вертикальное лето' выдвинут на 'Оскара'</text:p>
          </table:table-cell>
          <table:table-cell office:value-type="string" calcext:value-type="string">
            <text:p>Фильм 'Вертикальное лето' (Vertical Summer) запрещенного во Вьетнаме вьетнамско-французского режиссера Трана Анха Хунга выдвинут на 'Оскара' за лучший иностранный фильм, сообщают вьетнамские средства массовой информации. Это первый фильм, снятый режиссером после принесших ему известность картин 'Аромат зеленой папайи' (The Scent of Green Papaya), за который он получил приз 'Золотая камера' на Каннском фестивале в 1993 году и премию 'Сезар' как лучший режиссер, и 'Велорикша', победившей в Венеции в 1995 году и получившей награду FIPRESCI. 'Вертикальное лето', также имеющий международное английское название 'At the Height of Summer', - первый фильм Трана Анха Хунга, который разрешили показывать в кинотеатрах Вьетнама. По поводу фильма 'Велорикша' (Cyclo), рассказывающего о криминальном мире рикш в Хошимине, во Вьетнаме был большой шум, но его ни разу не показали в стране. Съемки 'Вертикального лета' стали возможны, после того как режиссер в течение девяти месяцев вел переговоры с чиновниками, чтобы убедить их, что в фильме нет ни политики, ни спорной морали. В течение 62 дней съемок цензор из министерства культуры следил за тем, чтобы не было отклонений от первоначального сценария. Фильм обошелся в 4,8 миллиона долларов. В нем описывается один летний месяц из жизни трех сестер и брата в современной обеспеченной семье из Ханоя. В 'Вертикальном лете' заняты вьетнамские актеры, в том числе две очень известные во Вьетнаме актрисы - Нху Куинх и Ли Кханх. Жена режиссера, Тран Ну Йен Кхе, сыграла младшую из сестер, и в маленькой комической роли появился сам Тран Анх Хунг.</text:p>
          </table:table-cell>
          <table:table-cell table:number-columns-repeated="2"/>
          <table:table-cell office:value-type="float" office:value="0" calcext:value-type="float">
            <text:p>0</text:p>
          </table:table-cell>
        </table:table-row>
        <table:table-row table:style-name="ro1">
          <table:table-cell office:value-type="float" office:value="2914" calcext:value-type="float">
            <text:p>2914</text:p>
          </table:table-cell>
          <table:table-cell office:value-type="string" calcext:value-type="string">
            <text:p>Джон Бон Джови сыграет главного вампира</text:p>
          </table:table-cell>
          <table:table-cell office:value-type="string" calcext:value-type="string">
            <text:p>Джон Бон Джови сыграет главного вампира в новом фильме Джона Карпентера 'Вампиры Джона Карпентера: Лос Муэртос' (John Carpenter's Vampires: Los Muertos). Съемки начнутся в начале следующего года в окрестностях Мехико, производством будут заниматься компании Screen Gems и Sony Pictures. 'Джон имеет какую-то таинственную огромную силу на экране, сексуальную притягательность, и отлично подходит для этой роли,' - сказал вице-президент компании Screen Gems Клинт Калпеппер. Джон Бон Джови уже играл в нескольких фильмах, в том числе в 'Не оглядывайся' и 'Подводная лодка U-571', где он исполнил роль лейтенанта Пита Эммета. Совсем недавно он снялся в фильме 'Заплати вперед' (Pay It Forward), который сейчас идет в кинотеатрах Америки. Он сыграл отца, покинувшего семью - свою жену-алкоголичку и маленького сына. Джон Карпентер более всего известен по фильму 'Вампиры Джона Карпентера' (1998), в котором главную роль сыграл Джеймс Вудс. Следующим летом выйдет его новый фильм - 'Привидения с Марса Джона Карпентера' (John Carpenter's Ghosts of Mars), где сыграли Наташа Хенстридж, Айс Кьюб и Джейсон Стефем.</text:p>
          </table:table-cell>
          <table:table-cell table:number-columns-repeated="2"/>
          <table:table-cell office:value-type="float" office:value="0" calcext:value-type="float">
            <text:p>0</text:p>
          </table:table-cell>
        </table:table-row>
        <table:table-row table:style-name="ro1">
          <table:table-cell office:value-type="float" office:value="2915" calcext:value-type="float">
            <text:p>2915</text:p>
          </table:table-cell>
          <table:table-cell office:value-type="string" calcext:value-type="string">
            <text:p>Крутой и Басков получили премии МВД за лучшие произведения о милиции</text:p>
          </table:table-cell>
          <table:table-cell office:value-type="string" calcext:value-type="string">
            <text:p>В пятницу Владимир Рушайло вручил премии МВД России за лучшие произведения литературы и искусства о деятельности милиции, сообщает РИА 'Новости'. За книгу 'Кавказский крест-2' премия МВД вручена специальному корреспонденту журнала 'На боевом посту' полковнику внутренних войск Борису Карпову. В первую чеченскую кампанию Карпов написал книгу 'Кавказский крест-1'. Как отметил полковник, он и не предполагал, что последует продолжение. Также за освещение событий в Чечне премия МВД вручена специальному корреспонденту газеты 'Труд' Виктору Хлыстуну. За исполнение милицейских ролей в кино отмечен народный артист Советского Союза Георгий Жженов. Премии получили композитор Игорь Крутой, солист Большого театра Николай Басков, писательница Валерия Гусева и коллективы журнала 'Милиция' и Центрального музея МВД. Владимир Рушайло особо отметил открытие на территории МВД храма-часовни Казанской иконы Божьей Матери. Коллективный труд создателей часовни отмечен премией. В числе лауреатов - мастер монументальной живописи Анатолий Бичуков, архитектор Валерия Шубина, председатель отдела Московского Патриархата епископ Красногорский Савва.</text:p>
          </table:table-cell>
          <table:table-cell table:number-columns-repeated="2"/>
          <table:table-cell office:value-type="float" office:value="0" calcext:value-type="float">
            <text:p>0</text:p>
          </table:table-cell>
        </table:table-row>
        <table:table-row table:style-name="ro1">
          <table:table-cell office:value-type="float" office:value="2916" calcext:value-type="float">
            <text:p>2916</text:p>
          </table:table-cell>
          <table:table-cell office:value-type="string" calcext:value-type="string">
            <text:p>Лиз Херли сыграет шпионку в фильме по компьютерной игре</text:p>
          </table:table-cell>
          <table:table-cell office:value-type="string" calcext:value-type="string">
            <text:p>Представители компании Metro Goldwin Mayer сообщили, что в самом ближайшем времени на их студии начнутся съемки художественного фильма по мотивам только что вышедшей компьютерной игры No One Lives Forever ('Никто не живет вечно'). Главную роль секретного агента Кэт Бурглар исполнит английская актриса Лиз Херли, известная по дилогии 'Остин Пауэрс'. Игра No One Lives Forever, выпущенная в конце октября этого года компанией Monolith, представляет собой пародийный шпионский боевик, в котором игроку в лице секретного агента, очаровательной Кэт Бурглар, необходимо уничтожить таинственную террористическую организацию, которая, как обычно, мечтает захватить мир. Фильм, по предварительным оценкам, также будет выполнен в стиле комедийного шпионского боевика, имитирующего атмосферу 60-х годов. Лиз Херли играла шпионку в фильмах 'Остин Пауэрс' (1997) и 'Остин Пауэрс: Шпион, который меня соблазнил' (1999). Участие в фильме по мотивам компьютерной игры тоже не будет для нее дебютом. Актриса уже пробовалась на роль Лары Крофт в готовящемся к выходу фильме Tomb Raider ('Исследователь гробниц'), также снимающемуся по мотивам одноименной компьютерной игры, но в итоге на роль была утверждена молодая американская актриса Анджелина Джоли. Тем не менее, Лиз Херли сыграет одну из второстепенных ролей в фильме Tomb Raider.</text:p>
          </table:table-cell>
          <table:table-cell table:number-columns-repeated="2"/>
          <table:table-cell office:value-type="float" office:value="0" calcext:value-type="float">
            <text:p>0</text:p>
          </table:table-cell>
        </table:table-row>
        <table:table-row table:style-name="ro1">
          <table:table-cell office:value-type="float" office:value="2917" calcext:value-type="float">
            <text:p>2917</text:p>
          </table:table-cell>
          <table:table-cell office:value-type="string" calcext:value-type="string">
            <text:p>Произведения искусства можно вывозить из России бесплатно</text:p>
          </table:table-cell>
          <table:table-cell office:value-type="string" calcext:value-type="string">
            <text:p>Государственный таможенный комитет РФ отменил специальный сбор за вывоз культурных и исторических ценностей за пределы России, сообщает 'Интерфакс'. Данный сбор в размере 100 процентов оценочной стоимости предмета старины взимался на границе с 1993 года. Оценочная стоимость указывалась в свидетельстве, которое после экспертизы изделия выдавалось Министерством культуры или его территориальными управлениями. Теперь, как заявили 'Интерфаксу' в ГТК, 'произведения искусства и старины можно вывозить бесплатно при условии, что им меньше 100 лет и они оформлены надлежащим образом в Министерстве культуры'. Отмена сбора вызвана тем, что письмо ГТК от 2.11.1993, на основании которого взимался спецсбор, считается утратившим силу с 31 октября. Таможенники не исключают, что сбор может быть введен снова, однако взимать его, скорее всего, будет Министерство культуры. По данным 'Интерфакса', в 2000 году одна только таможня петербургского аэропорта 'Пулково' перечислила более 900 тысяч рублей за счет взимания спецсбора.</text:p>
          </table:table-cell>
          <table:table-cell table:number-columns-repeated="2"/>
          <table:table-cell office:value-type="float" office:value="0" calcext:value-type="float">
            <text:p>0</text:p>
          </table:table-cell>
        </table:table-row>
        <table:table-row table:style-name="ro1">
          <table:table-cell office:value-type="float" office:value="2918" calcext:value-type="float">
            <text:p>2918</text:p>
          </table:table-cell>
          <table:table-cell office:value-type="string" calcext:value-type="string">
            <text:p>Британская Академия Искусства Кино и Телевидения наградила режиссера Стивена Спилберга</text:p>
          </table:table-cell>
          <table:table-cell office:value-type="string" calcext:value-type="string">
            <text:p><text:s/>Английский принц Эндрю вручил Стивену Спилбергу ('Парк Юрского периода', 'Список Шиндлера', 'Спасти рядового Райана') награду Британской Академии Искусства Кино и Телевидения (BAFTA). В присутстствии многочисленных звезд Голливуда, а также своей жены Кэйт Капшоу и своего делового партнера Джеффри Катценберга, Спилберг сказал, что влияние британского киноискусства на Голливуд всегда было очень сильным. В этом году награда BAFTA переименована в Stanley Kubrick Britannia Award, в честь недавно умершего Стенли Кубрика, режиссера таких фильмов, как 'Заводной апельсин' и 'Лолита'. Его последний фильм 'Широко закрытые глаза' вышел в прокат уже после смерти режиссера. Спилберг сказал, что они с Кубриком были друзьями в течение 18-ти лет, что означало для Спилберга огромные телефонные счета. Стенди Кубрик родился в Америке, а в последнее время многие годы жил в Англии, и всем его друзьям было хорошо известно, что он мог часами разговаривать по телефону о фильмах и киноискусстве. Около 1000 продюсеров, режисеров и актеров, заплатив за вход по 500 долларов, собрались в Plaza Hotel в Лос-Анжелесе чествовать Стивена Спилберга, который является обладателем также нескольких 'Оскаров' и 'Золотых Глобусов'. Церемонию должна была вести Вупи Голдберг, но она неожиданно заболела гриппом, и в последнюю минуту ее заменили на британского актера Иэна Аберкромби и Бренду Блефин.</text:p>
          </table:table-cell>
          <table:table-cell table:number-columns-repeated="2"/>
          <table:table-cell office:value-type="float" office:value="0" calcext:value-type="float">
            <text:p>0</text:p>
          </table:table-cell>
        </table:table-row>
        <table:table-row table:style-name="ro1">
          <table:table-cell office:value-type="float" office:value="2919" calcext:value-type="float">
            <text:p>2919</text:p>
          </table:table-cell>
          <table:table-cell office:value-type="string" calcext:value-type="string">
            <text:p>Фестиваль молодежных хитов 'Кинодрайв' с 10 ноября в МДМ</text:p>
          </table:table-cell>
          <table:table-cell office:value-type="string" calcext:value-type="string">
            <text:p><text:s/>В кинотеатре 'МДМ-Кино' в Московском дворце молодежи 10 ноября начнется фестиваль молодежных хитов 'Кинодрайв'. Круглосуточно в кинотеатре будут демонстрироваться самые популярные ленты последних сезонов, сообщает агентство 'Турне'. 10 ноября на фестивале - 'День Брата', 11 - 'День Матрицы', 12 - 'День Лолы', и 16 ноября, в последний день фестивалая - 'Все Хиты', а именно - 'Покажи мне любовь', 'Ромео + Джульетта', 'Матрица', 'Бойцовский клуб', 'Титаник', 'Ведьма из Блэр' и 'Ведьма из Блэр-2: Книга теней'. Кроме известных хитов, на фестивале будут показаны арт-хаусные ленты 'Ложь', 'Капли дождя на раскаленных скалах' и 'S (Сверх всех запретов)'. Среди новых картин на фестивале будут представлены корейский супербоевик 'Шири', собравший в Корее больше, чем 'Титаник', 'Ведьма из Блэр-2: Книга теней', немецкий фильм 'Солнечная аллея' и 'Муравьи в штанах'. Большинство фильмов будет показаны за время фестиваля по нескольку раз и в разное время суток. В кинотеатре бар находится прямо в зале, где вместо кресел - удобные пуфики. Цена билетов - от 30 до 150 рублей.</text:p>
          </table:table-cell>
          <table:table-cell table:number-columns-repeated="2"/>
          <table:table-cell office:value-type="float" office:value="0" calcext:value-type="float">
            <text:p>0</text:p>
          </table:table-cell>
        </table:table-row>
        <table:table-row table:style-name="ro1">
          <table:table-cell office:value-type="float" office:value="2920" calcext:value-type="float">
            <text:p>2920</text:p>
          </table:table-cell>
          <table:table-cell office:value-type="string" calcext:value-type="string">
            <text:p>Джонни Депп напишет пьесы Шекспира</text:p>
          </table:table-cell>
          <table:table-cell office:value-type="string" calcext:value-type="string">
            <text:p><text:s/>Джонни Депп сыграет главную роль в новом британском фильме 'Марлоу' (Marlowe) о поэте и драматурге 16 века Кристофере Марлоу. В фильме также будет играть Джуд Ло. Снимать фильм будет режиссер картины 'Любовь - это Дьявол' (Love Is the Devil) Джон Мэйбэри. В фильме речь пойдет об отношения Марлоу с Шекспиром. Сюжет основывается на известной и аргументированной научной теории о том, что некоторые пьесы Шекспира на самом деле написаны Кристофером Марлоу. Джонни Депп пока отказывается комментировать свой новый контракт. Джонни Депп известен по фильмам 'Кошмар на улице Вязов' (1984), 'Взвод' (1986), 'Эдвард Руки-ножницы' (1990), 'Сны Аризоны' (1993), 'Эд Вуд' (1994), 'Мертвец' (1995), 'Страх и ненависть в Лас-Вегасе' (1998), 'Девятые врата' (1999), 'Сонная лощина' (1999), 'Жена астронавта' (1999) и 'До прихода ночи' (2000). Производством 'Марлоу' будет заниматься британская кинокомпания Natural Nylon, а частично финансировать 20-миллионный проект будет немецкая фирма Advanced Medien. Съемки начнутся в марте в Италии и в Лондоне.</text:p>
          </table:table-cell>
          <table:table-cell table:number-columns-repeated="2"/>
          <table:table-cell office:value-type="float" office:value="0" calcext:value-type="float">
            <text:p>0</text:p>
          </table:table-cell>
        </table:table-row>
        <table:table-row table:style-name="ro1">
          <table:table-cell office:value-type="float" office:value="2921" calcext:value-type="float">
            <text:p>2921</text:p>
          </table:table-cell>
          <table:table-cell office:value-type="string" calcext:value-type="string">
            <text:p>В Киеве афиши Бориса Моисеева закидали помидорами</text:p>
          </table:table-cell>
          <table:table-cell office:value-type="string" calcext:value-type="string">
            <text:p>Работники киевской милиции задержали 14 членов праворадикальной организации УНА-УНСО за мелкое хулиганство во время концерта российского исполнителя Бориса Моисеева. Как сообщает 'Интерфакс' со ссылкой на центр общественных связей ГУВД Киева, около 30 членов УНА-УНСО совершили 'циничные действия' во время концерта Моисеева, который проходил в Киеве во дворце 'Украина' в воскресенье. Они забросали помидорами афиши с изображением артиста у здания дворца. Данное поведение было расценено работниками милиции как грубое нарушение общественное порядка. Задержанным инкриминируется мелкое хулиганство, за которое предусматривается ответственность в виде штрафа или административного ареста сроком до 15 суток. В штабе УНА-УНСО расценивают акцию своих представителей как 'протест против осквернения святыни и экспансии российской эстрады'.</text:p>
          </table:table-cell>
          <table:table-cell table:number-columns-repeated="2"/>
          <table:table-cell office:value-type="float" office:value="0" calcext:value-type="float">
            <text:p>0</text:p>
          </table:table-cell>
        </table:table-row>
        <table:table-row table:style-name="ro1">
          <table:table-cell office:value-type="float" office:value="2922" calcext:value-type="float">
            <text:p>2922</text:p>
          </table:table-cell>
          <table:table-cell office:value-type="string" calcext:value-type="string">
            <text:p>В Токио победили 'Псы любви'</text:p>
          </table:table-cell>
          <table:table-cell office:value-type="string" calcext:value-type="string">
            <text:p>На международном кинофестивале в Токио мексиканский режиссер Алехандро Гонзалес Инарриту получил Гран-При фестиваля и награду в 93,5 тысячи долларов как лучший режиссер за фильм 'Псы любви' (английское название - 'Love's a Bitch', латиноамериканскиое - 'Amores Perros'). В фильме объединены три любовных истории о людях и собаках, живущих в Мехико. Дженнифер Джейсон Ли получила титул лучшей актрисы за роль в фильме Догмы-95 'Король жив' (The King Is Alive). Лучшим актером стал Мусса Мааскри, сыгравший роль служащего бензоколонки, обожающего футбол, в новом франко-швейцарском фильме 'Mondialito'. Фильм 'Три брата' режиссера из Казахстана Серика Апрымова, получивший в этом году спецприз жюри IХ Открытого кинофестиваля стран СНГ и Балтии, в Токио назван лучшим среди азиатских фильмов. Южнокорейский фильм 'Девственница, раздеваемая догола своими вассалами' удостоился специального упоминания жюри фестиваля. Фестиваль в Токио является самым большим из кинофестивалей Азии и собирает большую аудиторию благодаря строгому отбору фильмов и большому количеству премьер. Фестиваль проводится тринадцатый год подряд. В этом году за девять дней его посетили 126 тысяч зрителей. Фестиваль закрылся фильмом 'Ангелы Чарли', который несколько дней назад вышел в Америке и собрал за этот уикенд 40,5 миллионов долларов.</text:p>
          </table:table-cell>
          <table:table-cell table:number-columns-repeated="2"/>
          <table:table-cell office:value-type="float" office:value="0" calcext:value-type="float">
            <text:p>0</text:p>
          </table:table-cell>
        </table:table-row>
        <table:table-row table:style-name="ro1">
          <table:table-cell office:value-type="float" office:value="2923" calcext:value-type="float">
            <text:p>2923</text:p>
          </table:table-cell>
          <table:table-cell office:value-type="string" calcext:value-type="string">
            <text:p>'Чапаев и Пустота' возвращается в виде спектакля</text:p>
          </table:table-cell>
          <table:table-cell office:value-type="string" calcext:value-type="string">
            <text:p>7 и 8 ноября в Москве, в Театре клоунады Терезы Дуровой пройдут премьерные показы <text:s/>спектакля по роману Виктора Пелевина 'Чапаев и Пустота'. Постановку осуществляет антреприза 'Театр Пелевина' (продюсеры - Александр Сериденко и Александр Наумов). Режиссер - Павел Урсул. Автор инсценировки и исполнитель главной роли (Петр Пустота) - Евгений Сидихин. В роли Анны - <text:s/>Мария Миронова. Обращает на себя внимание отсутствие в списке действующих лиц Чапаева и более чем внушительная для нового неизвестного театра заявленная цена на билеты - 100 долларов. Спектакль 'Театра Пелевина' - не первое театральное обращение к нашумевшему в 1996 году роману. В позапрошлом году свою сценическую версию под названием 'Четвертый лишний' привозил в Москву киевский театр 'Дах'. Их постановка вызвала разноречивые отклики.</text:p>
          </table:table-cell>
          <table:table-cell table:number-columns-repeated="2"/>
          <table:table-cell office:value-type="float" office:value="0" calcext:value-type="float">
            <text:p>0</text:p>
          </table:table-cell>
        </table:table-row>
        <table:table-row table:style-name="ro1">
          <table:table-cell office:value-type="float" office:value="2924" calcext:value-type="float">
            <text:p>2924</text:p>
          </table:table-cell>
          <table:table-cell office:value-type="string" calcext:value-type="string">
            <text:p>На Большой Ордынке в Москве открыли памятник Ахматовой</text:p>
          </table:table-cell>
          <table:table-cell office:value-type="string" calcext:value-type="string">
            <text:p>В Москве, на улице Большая Ордынка, открыт памятник Анне Ахматовой, передает 'Эхо Москвы'. Монумент работы Владимира Суровцева установлен во дворе дома номер 17, где поэтесса часто останавливалась в 1934-63 годах. Скульптурная композиция выполнена по знаменитому рисунку Модильяни. С открытия этого памятника началось создание городского Парка скульптуры 'Ордынка - Серебряный век'. В проекте <text:s/>- скульптурные композиции в честь Достоевского, Зощенко, Пастернака, Бродского, Высоцкого, Олеши, Руслановой и других выдающихся людей, бывавших в этом доме.</text:p>
          </table:table-cell>
          <table:table-cell table:number-columns-repeated="2"/>
          <table:table-cell office:value-type="float" office:value="0" calcext:value-type="float">
            <text:p>0</text:p>
          </table:table-cell>
        </table:table-row>
        <table:table-row table:style-name="ro1">
          <table:table-cell office:value-type="float" office:value="2925" calcext:value-type="float">
            <text:p>2925</text:p>
          </table:table-cell>
          <table:table-cell office:value-type="string" calcext:value-type="string">
            <text:p>Создатели 'Южного Парка' решили высмеять нового президента США</text:p>
          </table:table-cell>
          <table:table-cell office:value-type="string" calcext:value-type="string">
            <text:p>Создатели 'Южного Парка' Мэтт Стоун и Трей Паркер собираются снимать получасовую игровую комедию под рабочим названием 'Family First'. Это игра слов, которую можно перевести как 'Семья прежде всего' или 'Семья номер один'. На этот раз реальные актеры будут высмеивать президентов, политиков и популярные масс-медиа в манере неполиткорректных героев 'Южного Парка'. Мэтт Стоун и Трей Паркер сказали, что распределение ролей состоится после президентских выборов, чтобы они могли точно знать, кого именно высмеивать, сообщает Inside.Com. Напомним, что выборы президента США состоятся 7 ноября. Аниматоры причисляют себя к сторонникам республиканцев. 'Буш будет забавным, потому что он такой сердитый,' - говорит Паркер в интервью Inside. 'Но я думаю, что Гор был бы лучше для шоу, потому что он такой глупый, что можно набить его чем угодно. Поэтому, если вы хотите шоу получше, голосуйте за Гора.' 'Это два самых увечных, самых скучных человека на свете, и один из них должен стать президентом,' - говорит Паркер. 'Это как если бы вам сказали: что ты хочешь посмотреть - 'Поле битвы: Земля' или 'Один дома - 9'? ...Может быть, я просто останусь дома. Я имею ввиду, как дошло до того, что эти двое - наш единственный выбор?' Если победит Гор, Стоун и Паркер намереваются написать сценарий о том, как помощники нового президента создают робота, который будет исполнять скучные президентские обязанности. Они утверждают, что никто не сможет определить разницу между реальным президентом и поддельным. Паркер и Стоун сказали, что необходимость использовать реальных актеров их сейчас занимает больше, чем перспектива 'отделать президента Соединенных Штатов'. Стоун сказал, что 'с реальными актерами мы не сможем сказать 'эй, давай перемести вот этих сюда, и посмотрим, что получится'. После посещения съемочных площадок фильмов 'Все любят Рэймонда' и 'Уилл&amp;Грэйс', чтобы посмотреть, как снимаются комедии, в приступе страха Паркер сказал: 'Через 10 секунд мы были готовы сказать: 'Чувак, мы в дерьме.'</text:p>
          </table:table-cell>
          <table:table-cell table:number-columns-repeated="2"/>
          <table:table-cell office:value-type="float" office:value="0" calcext:value-type="float">
            <text:p>0</text:p>
          </table:table-cell>
        </table:table-row>
        <table:table-row table:style-name="ro1">
          <table:table-cell office:value-type="float" office:value="2926" calcext:value-type="float">
            <text:p>2926</text:p>
          </table:table-cell>
          <table:table-cell office:value-type="string" calcext:value-type="string">
            <text:p>В Москве — премьера самого экзотического фильма в истории кинематографа</text:p>
          </table:table-cell>
          <table:table-cell office:value-type="string" calcext:value-type="string">
            <text:p>9 ноября в рамках проекта '35 мм' состоится очередная премьера <text:s/>- <text:s/>будет показан австралийско-бутанский фильм 'Кубок', который называют 'самым экзотическим фильмом в истории кинематографа'. Фильм снят в тибетском монастыре, <text:s/>находящемся в изгнании в Индии, режиссером-ламой Кхентце Норбу. Почти во всех ролях заняты буддийские монахи, некоторые из них, например настоятель и старый лама, просто изображают самих себя. Речь в фильме идет о футболе. Рассказывая простую историю о том, как монахи решили посмотреть чемпионат мира по футболу 98 года, создатели фильма преподносят зрителям урок дзен-буддизма, а также ставят вопрос о том, как это древнее мировоззрение должно трансформироваться в современном мире. Ожидается, что <text:s/>московскую премьеру посетят немало звезд кино и спорта, а также буддийский лама.</text:p>
          </table:table-cell>
          <table:table-cell table:number-columns-repeated="2"/>
          <table:table-cell office:value-type="float" office:value="0" calcext:value-type="float">
            <text:p>0</text:p>
          </table:table-cell>
        </table:table-row>
        <table:table-row table:style-name="ro1">
          <table:table-cell office:value-type="float" office:value="2927" calcext:value-type="float">
            <text:p>2927</text:p>
          </table:table-cell>
          <table:table-cell office:value-type="string" calcext:value-type="string">
            <text:p>Монтсеррат Кабалье выступает на благотворительном концерте в Москве</text:p>
          </table:table-cell>
          <table:table-cell office:value-type="string" calcext:value-type="string">
            <text:p>Великая испанская певица Монсеррат Кабалье прилетела в Москву для участия в благотворительной акции 'Звезды мира - детям 2000'. Концерт пройдет в недавно отреставрированном Гостином Дворе. Вместе с Кабалье <text:s/>в Гостином Дворе выступят ее дочь Монсеррат Марти, тенор Оскар Марин, меццо-сопрано Номеда Казлаус, а также Всемирный хор ЮНЕСКО. Дирижировать хором и оркестром будет Мигель Ортега. Все средства, вырученные от продажи билетов, пойдут на поддержку талантливых детей-инвалидов. Слушать концерт будут 200 детей из всех регионов России, а также Людмила Путина, члены российского кабинета, известные политики. 'Я всегда буду участвовать в этих благородных проектах, чего бы мне это ни стоило. Дети заслуживают этого', - сказала Монтсеррат Кабалье <text:s/>накануне на пресс-конференции. Нынешнее выступление, напоминает РИА 'Новости', третий московский благотворительный концерт <text:s/>Кабалье. Такой концерт с ее участием состоялся в 1997 году в Московской консерватории, а в 1998 году - на Соборной площади Кремля. Великая испанская певица гастролировала в России многократно начиная с 1974 года.</text:p>
          </table:table-cell>
          <table:table-cell table:number-columns-repeated="2"/>
          <table:table-cell office:value-type="float" office:value="0" calcext:value-type="float">
            <text:p>0</text:p>
          </table:table-cell>
        </table:table-row>
        <table:table-row table:style-name="ro1">
          <table:table-cell office:value-type="float" office:value="2928" calcext:value-type="float">
            <text:p>2928</text:p>
          </table:table-cell>
          <table:table-cell office:value-type="string" calcext:value-type="string">
            <text:p>Британский 'Букер' вручен канадской романистке Маргарeт Этвуд</text:p>
          </table:table-cell>
          <table:table-cell office:value-type="string" calcext:value-type="string">
            <text:p>Во вторник в Лондоне вручена самая престижная в англоязычном литературном мире <text:s/>премия. Неожиданности не произошло: приз достался главному фавориту <text:s/>шорт-листа - 60-летней канадской писательнице Маргарет Этвуд, автору более 30 романов, повестей, сборников стихов. Ее удостоенный награды роман 'Слепой убийца' - история бурной жизни супруги политика-бизнесмена в воспоминаниях самой героини. Денежное выражение английского 'Букера' составляет 20 тысяч фунтов, напоминает AFP. Имя Маргарeт Этвуд также называлось в числе возможных обладателей Нобелевской премии этого года. Писательница, добавляет ВВС, не собирается 'почивать на лаврах': на церемонии <text:s/>в Лондоне она объявила, что у нее почти готов новый роман.</text:p>
          </table:table-cell>
          <table:table-cell table:number-columns-repeated="2"/>
          <table:table-cell office:value-type="float" office:value="0" calcext:value-type="float">
            <text:p>0</text:p>
          </table:table-cell>
        </table:table-row>
        <table:table-row table:style-name="ro1">
          <table:table-cell office:value-type="float" office:value="2929" calcext:value-type="float">
            <text:p>2929</text:p>
          </table:table-cell>
          <table:table-cell office:value-type="string" calcext:value-type="string">
            <text:p>В Китае выпущено собрание стихотворений 104 президентов и монархов</text:p>
          </table:table-cell>
          <table:table-cell office:value-type="string" calcext:value-type="string">
            <text:p>В Китае выпущена антология, в которой собраны стихотворения и изречения 104 глав государств - монархов, президентов, премьер-министров. Коллективное 'собрание сочинений', уже попавшее в книгу рекордов Гиннеса, <text:s/>роскошно издано: на шести языках (включая русский), с портретами и автографами авторов. По древней китайской традиции, книга издана на специальной шелковой бумаге. Все стихотворные и прозаические произведения объединяет одна тема: призыв к миру на Земле. Россия, передает ИТАР-ТАСС, представлена посланием первого президента РФ Бориса Ельцина.</text:p>
          </table:table-cell>
          <table:table-cell table:number-columns-repeated="2"/>
          <table:table-cell office:value-type="float" office:value="0" calcext:value-type="float">
            <text:p>0</text:p>
          </table:table-cell>
        </table:table-row>
        <table:table-row table:style-name="ro1">
          <table:table-cell office:value-type="float" office:value="2930" calcext:value-type="float">
            <text:p>2930</text:p>
          </table:table-cell>
          <table:table-cell office:value-type="string" calcext:value-type="string">
            <text:p>Джорджа Клуни исключили из Бэтменов</text:p>
          </table:table-cell>
          <table:table-cell office:value-type="string" calcext:value-type="string">
            <text:p>Джордж Клуни не будет играть в новых фильмах о Бэтмене, сообщает World Entertainment News Network. Его заменили на Курта Рассела, чье лицо, по мнению продюсеров, более 'легко приспособливаемо'. Представитель Warner Bros. объяснил, что 'Джордж - блестящий актер, но не подходит в качестве супергероя в новом стиле, который нам нужен. Он тоже очень хорошо выглядит. Два новых фильма будут более жесткими и более взрослыми. Мы должны найти кого-то, чьи характерные особенности мы могли бы маскировать и лепить то, что нам нужно. Курт идеален - ему 49, но он выглядит значительно моложе.' Клуни играл Бэтмена фильме 'Бэтмен и Робин' (1997). Он более всего известен по сериалу 'Скорая помощь', а также по фильмам 'От заката до рассвета' (1996), 'Вне поля зрения' (1998), 'Тонкая красная линия' (1998), 'Три короля' (1999) и 'Идеальный шторм' (2000). В этом году Джордж снялся у братьев Коэнов в фильме 'О, брат, где ты?'. Среди его новых проектов - роль в фильме 'Одиннадцатый океан' (Ocean's Eleven). Курт Расселл играл в картинах 'Побег из Нью-Йорка' (1981), 'Большой переполох в Маленьком Китае' (1986), 'Решение о ликвидации' (1996), 'Побег из Лос-Анжелеса' (1996), 'Авария' (1997) и 'Солдат' (1998). Он будет сниматься в фильме '3000 миль до Грейсланда' (3,000 Miles to Graceland).</text:p>
          </table:table-cell>
          <table:table-cell table:number-columns-repeated="2"/>
          <table:table-cell office:value-type="float" office:value="0" calcext:value-type="float">
            <text:p>0</text:p>
          </table:table-cell>
        </table:table-row>
        <table:table-row table:style-name="ro1">
          <table:table-cell office:value-type="float" office:value="2931" calcext:value-type="float">
            <text:p>2931</text:p>
          </table:table-cell>
          <table:table-cell office:value-type="string" calcext:value-type="string">
            <text:p>'Конана-Варвара' снимут снова</text:p>
          </table:table-cell>
          <table:table-cell office:value-type="string" calcext:value-type="string">
            <text:p>Компания Warner Bros. приобрела права на экранизацию книги Роберта Эдварда Ховарда 'Конан-Варвар' (Conan the Barbarian) и собирается запускать в производство фильм, снимать который будет Джон Мильюс, режиссер легендарного одноименного фильма 1982 года с Арнольдом Шварцнеггером и Максом фон Сюдов. Стоимость сделки составила несколько сотен тысяч долларов, и два миллиона владельцы прав получат, если фильм выйдет на экраны. Джон Мильюс ведет переговоры со Шварцнеггером относительно того, чтобы тот в каком-либо качестве примкнул к проекту. Но пока идет обработка истории, и неясно, кто будет играть главную роль. Над концепцией сценария совместно с братьями-режиссерами Ларри и Энди Вачовски работает Джон Мильюс, писавший вместе с Оливером Стоуном сценарий к прошлому фильму о Конане. Братья Вачовски, которые в течение многих лет являются поклонниками фильма, проявляют большой интерес к будущей картине и собираются за ней 'приглядывать'. Хотя в 80-е компанией Universal были сняты два фильма о Конане, авторские права на книгу принадлежат компании Stan Lee Media. До Warner Bros. права собирались выкупить несколько компаний, в числе которых Fox, Columbia, Revolution, Dimension, Beacon and Universal.</text:p>
          </table:table-cell>
          <table:table-cell table:number-columns-repeated="2"/>
          <table:table-cell office:value-type="float" office:value="0" calcext:value-type="float">
            <text:p>0</text:p>
          </table:table-cell>
        </table:table-row>
        <table:table-row table:style-name="ro1">
          <table:table-cell office:value-type="float" office:value="2932" calcext:value-type="float">
            <text:p>2932</text:p>
          </table:table-cell>
          <table:table-cell office:value-type="string" calcext:value-type="string">
            <text:p>Любовь к 'Звездным войнам' продают и покупают</text:p>
          </table:table-cell>
          <table:table-cell office:value-type="string" calcext:value-type="string">
            <text:p>Киностудия Lucasfilm, обладающая правами на сериал 'Звездные войны', создает на сайте AtomFilms.Сom официальную страницу для фанатов 'Звездных Войн' со всевозможными неофициальными материалами по фильму. AtomFilms.Сom занимается прокатом видеороликов в Сети. Предполагается, что посетители смогут создавать здесь свои собственные короткие фильмы. AtomFilms.Сom будет получать в качестве арендной платы часть дохода от рекламы и спонсорских средств, которые, как предполагается, будут выделяться под выбранные фильмы. Команда из Lucasfilm будет решать, какие ролики размещать в Сети, а AtomFilms.Сom - отвечать за презентации фильмов. Также заботам AtomFilms.Сom вверена теперь продажа рекламы и распределение спонсорства в Star Wars Fan Film Network - сети сайтов, посвященных 'Звездным войнам'. Один из первых спонсоров - компания Sony Digital Imaging. В качестве еще одного подарка компания Lucasfilm обещает сделать доступной свою базу звуковых эффектов и видеоклипов. Вице-президент по маркетингу компании Lucasfilm Джим Ворд сказал, что проект уже некоторое время находится в разработке, а сама идея появилась на свет после того, как по сети начали циркулировать слухи по поводу подробностей и деталей, связанных с фильмом 'Звездные войны: Эпизод I - Скрытая угроза'. Джим Ворд подчеркнул, что этот 'дом Звездных войн' в Интернете студия не собирается использовать для поиска новых талантов: 'Это просто место, где люди могут выставить свои работы и получить за них гонорар.'</text:p>
          </table:table-cell>
          <table:table-cell table:number-columns-repeated="2"/>
          <table:table-cell office:value-type="float" office:value="0" calcext:value-type="float">
            <text:p>0</text:p>
          </table:table-cell>
        </table:table-row>
        <table:table-row table:style-name="ro1">
          <table:table-cell office:value-type="float" office:value="2933" calcext:value-type="float">
            <text:p>2933</text:p>
          </table:table-cell>
          <table:table-cell office:value-type="string" calcext:value-type="string">
            <text:p>Леонардо Ди Каприо отказался играть и хочет отдохнуть</text:p>
          </table:table-cell>
          <table:table-cell office:value-type="string" calcext:value-type="string">
            <text:p>Леонардо Ди Каприо ('Полное затмение', 'Титаник', 'Пляж') отказался играть в фильме компании Dream Works 'Поймай меня, если сможешь', производство которого должно начаться в марте. Актер сейчас снимается у Мартина Скорсезе в фильме 'Банды Нью-Йорка', и съемки уже продолжаются на две недели дольше, чем предполагалось. Когда они закончатся, пока не ясно. Dream Works надеялась, что 'Поймай меня, если сможешь' станет следующим проектом для Ди Каприо, но окончательно ничего не было решено. Пресс-агент Dream Works сказала, что студия еще не решила, искать другого актера на главную роль или подождать Лео. Сценарий фильма основывается на мемуарах Франка Эбагнейла, изданных в 1980 году и ставших бестселлером. Франк Эбагнейл, получавший миллионы долларов по фальшивым чекам, был единственным подростком в фэбээровском списке 10 самых опасных преступников. После ареста он стал консультантом ФБР. Вторую главную роль в фильме должен сыграть Джеймс Гандолфини ('Контракт с коротышкой', '8 мм'). Даже если работа над фильмом 'Банды Нью-Йорка' закончится и у актера будет достаточно времени, чтобы сняться в 'Поймай меня, если сможешь', по сообщению источников, Леонардо планирует сделать перерыв между съемками. Режиссер фильма 'Поймай меня, если сможешь' Гор Вербински ('Мышиная охота') недавно закончил снимать фильм 'Мексиканец' с Брэдом Питтом и Джулией Робертс. Он пока не дает никаких комментариев к происходящему.</text:p>
          </table:table-cell>
          <table:table-cell table:number-columns-repeated="2"/>
          <table:table-cell office:value-type="float" office:value="0" calcext:value-type="float">
            <text:p>0</text:p>
          </table:table-cell>
        </table:table-row>
        <table:table-row table:style-name="ro1">
          <table:table-cell office:value-type="float" office:value="2934" calcext:value-type="float">
            <text:p>2934</text:p>
          </table:table-cell>
          <table:table-cell office:value-type="string" calcext:value-type="string">
            <text:p>В 2001 году на кино в России выделено 466 миллионов рублей</text:p>
          </table:table-cell>
          <table:table-cell office:value-type="string" calcext:value-type="string">
            <text:p>В 2001 году на развитие кино в России государством выделено 466 миллионов рублей, заявил, выступая на коллегии министерства культуры России, глава созданного недавно совета кинематографии при кабинеите министров Александр Голутва. Процентное распределение их остается прежним: 66 процентов (307,5 миллиона) - <text:s text:c="2"/>на игровое кино, 24 процента - на неигровое и 10 процентов - на анимацию. По словам Александра Голутвы, в России стали больше снимать фильмов. В 2000 году, сказа он, <text:s/>был создан 61 игровой фильм, из них половина - с государственной поддержкой. Среди последних - картины таких известных режиссеров, как Эльдар Рязанов, Владимир Меньшов, Глеб Панфилов. <text:s/>27 игровых картин уже запущены в производство, и на широкий экран они выйдут в 2001 году. Не очень благополучная ситуация, по мнению Голутвы, сложилась в анимации. 'Налицо утечка кадров за рубеж', - отметил он. Александр Голутва заявил также, что государство будет не только заботиться о финансировании фильмов, но и о частичном возврате средств, выделенных на создание той или иной картины.</text:p>
          </table:table-cell>
          <table:table-cell table:number-columns-repeated="2"/>
          <table:table-cell office:value-type="float" office:value="0" calcext:value-type="float">
            <text:p>0</text:p>
          </table:table-cell>
        </table:table-row>
        <table:table-row table:style-name="ro1">
          <table:table-cell office:value-type="float" office:value="2935" calcext:value-type="float">
            <text:p>2935</text:p>
          </table:table-cell>
          <table:table-cell office:value-type="string" calcext:value-type="string">
            <text:p>Музей-панораму 'Сталинградская битва' продолжают грабить</text:p>
          </table:table-cell>
          <table:table-cell office:value-type="string" calcext:value-type="string">
            <text:p>Через пять дней после того, как из музея-панорамы 'Сталинградская битва' в Волгограде были украдены две скульптуры Родена, работники музея обнаружили новое хищение экспонатов из музея. На сей раз с одной из витрин пропали два немецких автомата времен Второй мировой войны - МП-40. По фактам кражи экспонатов возбуждены уголовные дела, передает ИТАР-ТАСС.</text:p>
          </table:table-cell>
          <table:table-cell table:number-columns-repeated="2"/>
          <table:table-cell office:value-type="float" office:value="0" calcext:value-type="float">
            <text:p>0</text:p>
          </table:table-cell>
        </table:table-row>
        <table:table-row table:style-name="ro1">
          <table:table-cell office:value-type="float" office:value="2936" calcext:value-type="float">
            <text:p>2936</text:p>
          </table:table-cell>
          <table:table-cell office:value-type="string" calcext:value-type="string">
            <text:p>В Париже памятник Шарлю де Голлю поставили только через 30 лет</text:p>
          </table:table-cell>
          <table:table-cell office:value-type="string" calcext:value-type="string">
            <text:p>В Париже в четверг будет торжественно открыт памятник Шарлю де Голлю. Памятники национальному герою Франции, создателю Пятой республики стоят в двухстах городах Франции, а также в Квебеке, Лондоне, <text:s/>Вашингтоне, но это - первый памятник маршалу де Голлю во французской столице. Его именем названы здесь международный аэропорт и площадь, но, как передает AFP, увековечиванию в бронзе противилась семья де Голля. Наконец к 30-летию смерти Шарля де Голля 6-метровый памятник будет открыт на Елисейских полях - неподалеку от уже стоящего здесь <text:s/>памятника Уинстону Черчиллю и напротив статуи Жоржа Клемансо. Автором скульптуры стал 70-летний Жан Кардо - тот самый, кто создал <text:s/>памятник Черчиллю. Бронзовая фигура запечатлела маршала в тот момент, когда он принимал на Елисейских полях парад в честь освобождения Парижа 24 августа 1944 года. Открытие памятника <text:s text:c="2"/>входит в число мероприятий, запланированных для встречи Миллениума, добавляет AFP.</text:p>
          </table:table-cell>
          <table:table-cell table:number-columns-repeated="2"/>
          <table:table-cell office:value-type="float" office:value="0" calcext:value-type="float">
            <text:p>0</text:p>
          </table:table-cell>
        </table:table-row>
        <table:table-row table:style-name="ro1">
          <table:table-cell office:value-type="float" office:value="2937" calcext:value-type="float">
            <text:p>2937</text:p>
          </table:table-cell>
          <table:table-cell office:value-type="string" calcext:value-type="string">
            <text:p>Средневековая энциклопедия из собрания Александра I всплыла на аукционе</text:p>
          </table:table-cell>
          <table:table-cell office:value-type="string" calcext:value-type="string">
            <text:p>Редчайшая средневековая энциклопедия из коллекции Александра I выставлена на продажу на аукционе Sotheby's. Во всем мире существуют только четыре экземпляра этого рукописного компендиума под названием 'Источник всех знаний', созданного в XIV веке на севере Франции. Три из них хранятся в государственных библиотеках Лондона, Парижа и Ватикана. Четвертый был при таинственных обстоятельствах приобретен лично российским императором в Париже сразу после падения Наполеона. 'Русский' экземпляр, <text:s/>считавшийся наиболее роскошным и богато иллюстрированным, хранился в Эрмитаже, но был тайно продан советским правительством <text:s/>в 30-е годы за границу (в числе других произведений искусства) и с того времени находился в частных коллекциях США.</text:p>
          </table:table-cell>
          <table:table-cell table:number-columns-repeated="2"/>
          <table:table-cell office:value-type="float" office:value="0" calcext:value-type="float">
            <text:p>0</text:p>
          </table:table-cell>
        </table:table-row>
        <table:table-row table:style-name="ro1">
          <table:table-cell office:value-type="float" office:value="2938" calcext:value-type="float">
            <text:p>2938</text:p>
          </table:table-cell>
          <table:table-cell office:value-type="string" calcext:value-type="string">
            <text:p>Цена на картину Пикассо: новый рекорд</text:p>
          </table:table-cell>
          <table:table-cell office:value-type="string" calcext:value-type="string">
            <text:p>На аукционе Christie's была продана за 55,6 миллиона долларов одна из самых известных картин 'голубого периода' Пикассо 'Женщина со сложенными руками' (1902). Это самая большая цена, заплаченная когда-либо за картину Пикассо. Картина была приобретена по Интернету, имя покупателя не <text:s/>разглашается. До сих пор самой дорогой картиной этого художника была 'Свадьба Пьеретты', проданная в 1989 году за 51,7 миллиона долларов, сообщает Reuters. Обычно картины Пикассо 'уходят' за 25-30 миллионов. Абсолютный 'рекорд' принадлежит Ван Гогу: его 'Портрет доктора Гаше' был продан на Christie's в 1990 году за 82 миллиона долларов. <text:s/>Представители Christie's говорят, что лотов такого уровня у них не было, по меньшей мере, 10 лет.</text:p>
          </table:table-cell>
          <table:table-cell table:number-columns-repeated="2"/>
          <table:table-cell office:value-type="float" office:value="0" calcext:value-type="float">
            <text:p>0</text:p>
          </table:table-cell>
        </table:table-row>
        <table:table-row table:style-name="ro1">
          <table:table-cell office:value-type="float" office:value="2939" calcext:value-type="float">
            <text:p>2939</text:p>
          </table:table-cell>
          <table:table-cell office:value-type="string" calcext:value-type="string">
            <text:p>После фильма о Гитлере Александр Сокуров снял фильм о Ленине</text:p>
          </table:table-cell>
          <table:table-cell office:value-type="string" calcext:value-type="string">
            <text:p>Известный российский режиссер Александр Сокуров закончил работу над новым фильмом 'Телец'. Фильм снят по повести Юрия Арабова 'Приближение к раю', и речь в нем идет о последнем периоде жизни Ленина. Как сообщает 'Коммерсант', в роли вождя мирового пролетариата, больного и практически отстраненного от власти, Сокуров снова снял Александра Мозгового. <text:s/>Этот актер работает только с Сокуровым, и в предыдущих фильмах режиссера он последовательно представал в роли Чехова ('Камень') и Гитлера ('Молох'). Вообще, с 'Молохом', участвовавшим в Каннском фестивале 1999 года и получившим приз за лучший сценарий, у 'Тельца' прослеживаются явные параллели. Картины объединены общей темой (природа власти и ее бессилие); в обоих фильмах рассказывается о нескольких днях последнего периода жизни главного героя <text:s/>(Гитлер, выехавший со своим ближайшим окружением отдохнуть в резиденцию в горах, - Ленин <text:s/>в 1922 году в Горках). В роли матери Ленина Марии Александровны Ульяновой, которая грезится больному в бреду, снялась Ирина Соколова (фрау Геббельс в 'Молохе'), а в роли Сталина - театральный режиссер Сергей Ражук, в 'Молохе' исполнивший маленькую роль секретаря.</text:p>
          </table:table-cell>
          <table:table-cell table:number-columns-repeated="2"/>
          <table:table-cell office:value-type="float" office:value="0" calcext:value-type="float">
            <text:p>0</text:p>
          </table:table-cell>
        </table:table-row>
        <table:table-row table:style-name="ro1">
          <table:table-cell office:value-type="float" office:value="2940" calcext:value-type="float">
            <text:p>2940</text:p>
          </table:table-cell>
          <table:table-cell office:value-type="string" calcext:value-type="string">
            <text:p>В новом фильме режиссера '8 мм' снайпер беседует с жертвой по телефону</text:p>
          </table:table-cell>
          <table:table-cell office:value-type="string" calcext:value-type="string">
            <text:p>Джоэл Шумахер, поставивший фильмы 'Бэтмен навсегда' (1995), 'Время убивать' (1996), 'Бэтмен и Робин' (1997), '8 мм' (1999) и 'Страна тигров' (Tigerland, 2000), приступает к съемкам триллера 'Телефонная будка' (Phone Booth). В новом фильме будут играть Радха Митчелл и Колин Фарелл, известный по фильму 'Зона войны' (The War Zone) и снимавшийся у Шумахера в главной роли в фильме 'Страна тигров'. В сценарии, написанном Ларри Коэном, речь пойдет о медиа-консультанте (Фарелл), который оказался в телефонной будке и вынужден беседовать с маньяком-снайпером, нацелившим на него винтовку. Если он повесит трубку, то будет мертв. Митчелл сыграет жену жертвы, которая, увидев мужа в новостях, пытается его спасти. Продюсировать проект будут Дэвид Зукер и Гил Неттер. Съемки начинаются в декабре, заниматься ими будет компания Fox 2000. Кроме того, Колин Фарелл будет сниматься вместе с Брюсом Уиллисом в драме о Второй мировой войне 'Война Харта' (Hart's War). Австралийская актриса Радха Митчелл самую известную свою роль сыграла в фильме 'Черный, как смоль' (Pitch Black). После съемок в 'Телефонной будке' Митчелл будет играть главную роль у независимого режиссера Пегги Райски в ее первом полнометражном фильме 'Шесть степеней последствий' (Six Degrees of Consequences). Лауреат 'Оскара' Пегги Райски известна по короткометражке 'Тревор', вошедшей в трилогию 'Жизнь парней' (A Boy's Life), снятую разными режиссерами и посвященную сексуальному взрослению мальчиков. 'Шесть степеней последствий' расскажет о мужчине и женщине, которые познакомились в клинике во время теста на СПИД и решили провести вместе следующие 48 часов - до того, как результаты станут известны. Сценарий написан Мишелем Брайантом, финансирует этот низкобюджтный проект компания Harbor Entertainment. Съемки фильма начнутся также в декабре в Сан-Франциско.</text:p>
          </table:table-cell>
          <table:table-cell table:number-columns-repeated="2"/>
          <table:table-cell office:value-type="float" office:value="0" calcext:value-type="float">
            <text:p>0</text:p>
          </table:table-cell>
        </table:table-row>
        <table:table-row table:style-name="ro1">
          <table:table-cell office:value-type="float" office:value="2941" calcext:value-type="float">
            <text:p>2941</text:p>
          </table:table-cell>
          <table:table-cell office:value-type="string" calcext:value-type="string">
            <text:p>В Петропавловской крепости раздели до трусов советскую эпоху</text:p>
          </table:table-cell>
          <table:table-cell office:value-type="string" calcext:value-type="string">
            <text:p>В Петропавловской крепости открылась художественная выставка 'Память тела', на которой выставлено белье советской эпохи. Выставка хронологически разделена на три части: <text:s/>'Частное/общественное' (1917-1945), 'Быт/стыд' (до середины 60-х), 'Депрессия/мечта' (до 91 года). Автор концепции выставки, известный арт-критик <text:s/>Екатерина Деготь рассказывает: 'Задача выставки - посмотреть из сегодняшнего дня на советскую эпоху, причем не 'сверху', не с точки зрения власти, идеологии, политики, но 'снизу', с точки зрения обычного человека. А что мы увидим, глядя 'снизу', если не нижнее белье? Показывая его, мы вытаскиваем на свет не столько 'грязное белье' СССР, сколько интимную сторону его повседневности. Ведь белье - это последняя граница между личностью и обществом, а в СССР эта граница была особенно болезненной.' Продлится выставка до 31 января.</text:p>
          </table:table-cell>
          <table:table-cell table:number-columns-repeated="2"/>
          <table:table-cell office:value-type="float" office:value="0" calcext:value-type="float">
            <text:p>0</text:p>
          </table:table-cell>
        </table:table-row>
        <table:table-row table:style-name="ro1">
          <table:table-cell office:value-type="float" office:value="2942" calcext:value-type="float">
            <text:p>2942</text:p>
          </table:table-cell>
          <table:table-cell office:value-type="string" calcext:value-type="string">
            <text:p>Энтони Хопкинс сыграет Ганиибала Лектера и в третий раз</text:p>
          </table:table-cell>
          <table:table-cell office:value-type="string" calcext:value-type="string">
            <text:p>Компания Universal Pictures и продюсеры Дино и Марта Де Лаурентис, работающие сейчас над продолжением 'Молчания ягнят' - фильмом 'Ганнибал', выходящим в прокат 9 февраля, планируют снять еще один фильм по роману Томаса Харриса. На этот раз в основу сценария ляжет вышедший в 1981 году бестселлер 'Красный дракон'. 'Красный дракон' - это книга о преступлениях, совершенных Ганнибалом Лектером, и о том, как он был арестован,' - говорит Дино Де Лаурентис в интервью The Hollywood Reporter. 'Ганнибал Лектер сбежал в 'Молчании ягнят', и сбежал в 'Ганнибале'. Вы увидите его в новых обстоятельствах во Флоренции. Публика хочет знать - раз и навсегда - за что, где и кем Ганнибал Лектер был арестован. В этой новой версии будут использоваться те части книги, которые никто не видел раньше.' Сценарий будет писать Тед Толли, получивший Оскара за сценарий 'Молчания ягнят'. The Hollywood Reporter сообщает, что Энтони Хопкинс, игравший Ганнибала Лектера в обоих фильмах, проявил интерес к тому, чтобы сыграть эту роль в третий раз. Конечно, только если ему понравится сценарий, который будет готов к середине марта. Производство должно начаться в июле будущего года. Фильм по книге 'Красный дракон' ставится не впервые. В 1986 году режиссер Майкл Манн ('Свой человек') снял фильм 'Охотник на людей' (Manhunter), который собрал всего 8,6 миллиона долларов. Лектера там играл британский актер Брайан Кокс.</text:p>
          </table:table-cell>
          <table:table-cell table:number-columns-repeated="2"/>
          <table:table-cell office:value-type="float" office:value="0" calcext:value-type="float">
            <text:p>0</text:p>
          </table:table-cell>
        </table:table-row>
        <table:table-row table:style-name="ro1">
          <table:table-cell office:value-type="float" office:value="2943" calcext:value-type="float">
            <text:p>2943</text:p>
          </table:table-cell>
          <table:table-cell office:value-type="string" calcext:value-type="string">
            <text:p>'Основной инстинкт — II с Шарон Стоун снимет Дэвид Кроненберг</text:p>
          </table:table-cell>
          <table:table-cell office:value-type="string" calcext:value-type="string">
            <text:p>Дэвид Кроненберг, скандальный канадский режиссер, поставивший психологические триллеры 'Муха' и 'Экзистенция',ведет переговоры о том, чтобы снять сиквел популярного фильма 'Основной инстинкт'. Фильм будет называться 'Основной инстинкт - II' (Basic Instinct 2). Шарон Стоун, прославившаяся благодаря первому фильму, согласилась играть свою роль снова. Съемки начнутся в середине февраля. Компания MGM будет заниматься распространением фильма в Америке, а Intermedia и C-2 Pictures - дистрибуцией в других странах. Первый 'Основной инстинкт' со Стоун и Дугласом в главных ролях в 1992 году поставил Пол Верхувен ('Пустой человек', 'Робот-полицейский', 'Вспомнить все'). Дэвид Кроненберг снял фильмы 'Выводок' (1979), 'Видеодром' (1982), 'Мертвая зона' (1983), 'Муха' (1986), 'Обед нагишом' (1991), 'М.Баттерфляй' (1993), 'Автокатастрофа' (1996) и 'Экзистенция' (1999).</text:p>
          </table:table-cell>
          <table:table-cell table:number-columns-repeated="2"/>
          <table:table-cell office:value-type="float" office:value="0" calcext:value-type="float">
            <text:p>0</text:p>
          </table:table-cell>
        </table:table-row>
        <table:table-row table:style-name="ro1">
          <table:table-cell office:value-type="float" office:value="2944" calcext:value-type="float">
            <text:p>2944</text:p>
          </table:table-cell>
          <table:table-cell office:value-type="string" calcext:value-type="string">
            <text:p>Тутанхамону cделают анализ ДНК</text:p>
          </table:table-cell>
          <table:table-cell office:value-type="string" calcext:value-type="string">
            <text:p>В среду стало известно, что египетские и японские ученые проведут сравнительный анализ <text:s/>молекул ДНК, извлеченных из двух <text:s/>мумий - <text:s/>фараона Тутанхамона и его деда, фараона <text:s/>Аменхотепа III. Таким образом ученые надеются развеять или подтвердить многолетние предположения о том, что Тутанхамон не является cыном фараона-реформатора Аменхотепа IV (более известного под именем Эхнатон). Правда, египтологи признают, что в любом случае Тутанхамон принадлежал к <text:s/>царской семье. Кроме того, ученые надеются получить информацию о родственных связях в этой династии и об ее этническом происхождении. Ученые отправятся в Долину царей 12 декабря, передает AP. Гробница Тутанхамона, одна из главных <text:s/>достопримечательностей Египта, будет закрыта всего на несколько часов. Мумия Аменхотепа III хранится в каирском музее. Восьмилетний Тутанхамон стал фараоном после ранней смерти <text:s/>Эхнатона, и до самой <text:s/>смерти (умер Тутанхамон в 17-летнем возрасте) <text:s/>при нем правили военачальники. <text:s/>Его неразграбленная могила <text:s/>была обнаружена в 1922 году и произвела сенсацию.</text:p>
          </table:table-cell>
          <table:table-cell table:number-columns-repeated="2"/>
          <table:table-cell office:value-type="float" office:value="0" calcext:value-type="float">
            <text:p>0</text:p>
          </table:table-cell>
        </table:table-row>
        <table:table-row table:style-name="ro1">
          <table:table-cell office:value-type="float" office:value="2945" calcext:value-type="float">
            <text:p>2945</text:p>
          </table:table-cell>
          <table:table-cell office:value-type="string" calcext:value-type="string">
            <text:p>'Толстые журналы' получили пять миллионов от государства</text:p>
          </table:table-cell>
          <table:table-cell office:value-type="string" calcext:value-type="string">
            <text:p>Министерство культуры и Министерство печати выделили по два с половиной миллиона рублей на дополнительные тиражи <text:s/>'толстых' литературных журналов на второе полугодие 2000 года, сообщает радиостанция 'Свобода'. Государственные средства выделены журналам 'Вопросы литературы', 'Дружба народов', 'Звезда', 'Знамя', 'Иностранная литература', 'Новый мир', 'Новое литературное обозрение', 'Октябрь' и 'Библиотека'.</text:p>
          </table:table-cell>
          <table:table-cell table:number-columns-repeated="2"/>
          <table:table-cell office:value-type="float" office:value="0" calcext:value-type="float">
            <text:p>0</text:p>
          </table:table-cell>
        </table:table-row>
        <table:table-row table:style-name="ro1">
          <table:table-cell office:value-type="float" office:value="2946" calcext:value-type="float">
            <text:p>2946</text:p>
          </table:table-cell>
          <table:table-cell office:value-type="string" calcext:value-type="string">
            <text:p>В Стокгольме начался фестиваль музыки Софьи Губайдулиной</text:p>
          </table:table-cell>
          <table:table-cell office:value-type="string" calcext:value-type="string">
            <text:p>В Стокгольме в четверг открывается недельный фестиваль музыки Софьи Губайдулиной. В нем примут участие такие известные музыканты, как альтист Юрий Башмет и дирижер Андрей Борейко: они выступят с Королевским <text:s/>филармоническим оркестром. Так как Софья Губайдулина приехала в Стокгольм, шведские меломаны смогут не только услышать ее основные <text:s/>произведения, но и лично познакомиться с одним из крупнейших композиторов второй половины ХХ века. В Королевской музыкальной академии Швеции, членом которой является Губайдулина, <text:s/>пройдет семинар, посвященный ее творчеству. К началу фестиваля, добавляет агентство MIG news, крупнейшие шведские газеты поместили статьи о музыке Губайдулиной. Авторы этих материалов <text:s/>включают ее в так называемую 'московскую тройку' (Губайдулина, Денисов, Шнитке) - музыкальное 'крыло' советских шестидесятников.</text:p>
          </table:table-cell>
          <table:table-cell table:number-columns-repeated="2"/>
          <table:table-cell office:value-type="float" office:value="0" calcext:value-type="float">
            <text:p>0</text:p>
          </table:table-cell>
        </table:table-row>
        <table:table-row table:style-name="ro1">
          <table:table-cell office:value-type="float" office:value="2947" calcext:value-type="float">
            <text:p>2947</text:p>
          </table:table-cell>
          <table:table-cell office:value-type="string" calcext:value-type="string">
            <text:p>Режиссер 'Магнолии' собрался снимать комедию</text:p>
          </table:table-cell>
          <table:table-cell office:value-type="string" calcext:value-type="string">
            <text:p>Пол Томас Андерсон собирается снимать комедию, где в главной роли будет занят Адам Сэндлер. Пол Томас Андерсон - сценарист и режиссер фильма 'Ночи в стиле буги' (1997), за который он был номинирован на 'Оскар' как лучший сценарист. Второй его фильм, 'Магнолия', был снят также по его собственному сценарию. В этом году фильм получил главный приз на фестивале в Берлине и еще восемь наград, а также был признан FIPRESCI лучшим фильмом года. Снимавшийся в фильме Том Круз был номинирован на 'Оскара' за лучшую роль второго плана. Андерсон был номинирован во второй раз как лучший сценарист. Производством и финансированием комедии Пола Томаса Андерсона будут заниматься студии New Line Cinema и Revolution Studios. Сюжетная линия этого пока безымянного проекта держится в секрете. Известно только, что сценарий занимает всего 90 страниц - намного меньше, чем для предыдущих фильмов Андерсона. Съемки назначены на январь. Продюсировать фильм, как и два предыдущих, будет Джоан Селлар. Ранее в этом году Пол Томас Андерсон в интервью The Guardian признавался в своей любви к Адаму Сэндлеру и говорил, что он 'каждый раз просто плачет от смеха на его фильмах'. Адам Сэндлер известен по фильмам 'Певец на свадьбе' и 'Большой папа', а ко второму из них он сам писал сценарий. После съемок у Пола Томаса Андерсона Сэндлер будет играть в фильме 'Deeds', совместном проекте New Line Cinema и Columbia Pictures. Картина станет вольным римейком комедии 1936 года 'Мистер Дидс в городе' (Mr. Deeds Goes to Town), который рассказывал о человеке, унаследовавшем состояние в 20 миллионов долларов и желающем отдать деньги бедным.</text:p>
          </table:table-cell>
          <table:table-cell table:number-columns-repeated="2"/>
          <table:table-cell office:value-type="float" office:value="0" calcext:value-type="float">
            <text:p>0</text:p>
          </table:table-cell>
        </table:table-row>
        <table:table-row table:style-name="ro1">
          <table:table-cell office:value-type="float" office:value="2948" calcext:value-type="float">
            <text:p>2948</text:p>
          </table:table-cell>
          <table:table-cell office:value-type="string" calcext:value-type="string">
            <text:p>Александр Васильев cнял телефильм о русских аристократках-манекенщицах</text:p>
          </table:table-cell>
          <table:table-cell office:value-type="string" calcext:value-type="string">
            <text:p>В январе 2001 года на телеканале 'Культура' выйдет цикл передач историка моды Александра Васильева, снятых на основе его известной книги 'Красота в изгнании'. Эта книга вышла в 1998 году и выдержала уже два переиздания. Программа Васильева, как и книга, повествует о судьбах представителей первой волны русской эмиграции, редко попадающих в поле зрения исследователей, - модельеров и ставших знаменитыми моделями аристократок. Цикл освещает период с 20-х по конец 30-х годов, действие большей части <text:s/>рассказанных историй разворачивается в Париже. Там же Александр Васильев снял основную часть материала - беседы с героями передач или их родственниками. Используются также архивные съемки начала века. Пока что, сообщает электронный журнал мод Fashion Look, смонтированы <text:s text:c="2"/>десять серий по тридцать девять минут. Но, возможно, цикл передач будет продолжен.</text:p>
          </table:table-cell>
          <table:table-cell table:number-columns-repeated="2"/>
          <table:table-cell office:value-type="float" office:value="0" calcext:value-type="float">
            <text:p>0</text:p>
          </table:table-cell>
        </table:table-row>
        <table:table-row table:style-name="ro1">
          <table:table-cell office:value-type="float" office:value="2949" calcext:value-type="float">
            <text:p>2949</text:p>
          </table:table-cell>
          <table:table-cell office:value-type="string" calcext:value-type="string">
            <text:p>Иоанн Павел II продолжает возвращать реликвии</text:p>
          </table:table-cell>
          <table:table-cell office:value-type="string" calcext:value-type="string">
            <text:p>На встрече в пятницу с предстоятелем Армянской апостольской церкви Гарегином II, находящимся впервые с визитом в Ватикане, <text:s text:c="2"/>Папа Римский передаст ему мощи первого армянского католикоса Григора Просветителя (ок.257 - после 318). Об <text:s/>этом РИА 'Новости' сообщили в Эчмиадзине - религиозном центре Армении. Таким образом, Ватикан пошел навстречу просьбе Армянской апостольской церкви передать ей мощи крестителя Армении. С такой просьбой армянские иерархи обратились накануне 1700-летия принятия Арменией христианства в качестве государственной религии. На 11 ноября <text:s/>уже назначена торжественная церемония передачи святых останков первопрестольному Эчмиадзину. Позднее мощи будут находиться в строящемся в Ереване соборе Григора Просветителя, открыть который планируется будущей осенью. Мощи крестителя Армении со времен средневековья хранились в <text:s/>построенном для этого соборе в Неаполе, причем средневековая легенда гласит, что мощи доставило на юг Италии специальное посольство <text:s/>армянских девственниц. Гарегин II передаст Иоанну Павлу II при встрече официальное приглашение <text:s/>посетить Армению в дни торжеств. Напомним, что недавно Папа Римский, давая аудиенцию мэру Казани, объявил о возвращении в этот город иконы Казанской Божьей матери. Это сообщение вызвало негативную реакцию Московской патриархии, так что Римской курии пришлось даже дезавуировать его.</text:p>
          </table:table-cell>
          <table:table-cell table:number-columns-repeated="2"/>
          <table:table-cell office:value-type="float" office:value="0" calcext:value-type="float">
            <text:p>0</text:p>
          </table:table-cell>
        </table:table-row>
        <table:table-row table:style-name="ro1">
          <table:table-cell office:value-type="float" office:value="2950" calcext:value-type="float">
            <text:p>2950</text:p>
          </table:table-cell>
          <table:table-cell office:value-type="string" calcext:value-type="string">
            <text:p>Похороны Бориса Заходера: 'Уходит целая эпоха'</text:p>
          </table:table-cell>
          <table:table-cell office:value-type="string" calcext:value-type="string">
            <text:p>В пятницу в Центральном доме литераторов в Москве прошла церемония прощания с Борисом Заходером. 'Уходит целая эпоха, уходит человек, который олицетворял не просто детскую поэзию, а поэзию вообще, - сказал министр культуры России Михаил Швыдкой. - Борис Владимирович был одним из гениев, составивших элиту российской словесности своего времени.' Телеграмму соболезнования супруге писателя Галине Заходер прислал президент Владимир Путин. 'Борис Заходер подарил российским читателям Малыша и Карлсона, Мэри Поппинс и Винни-Пуха. Убежден, что без его удивительного писательского дара они никогда не стали бы нам такими родными и близкими', <text:s/>говорится в телеграмме. От имени правительства соболезнования выразила вице-премьер Валентина Матвиенко. В ЦДЛ пришли друзья и коллеги Бориса Заходера - писатели Эдуард Успенский, Виктор Шендерович, актриса Ия Савина и многие другие. После траурной церемонии писателя похоронили на Троекуровском кладбище, сообщает РИА 'Новости'. Борис Заходер умер в понедельник на 83-м году жизни.</text:p>
          </table:table-cell>
          <table:table-cell table:number-columns-repeated="2"/>
          <table:table-cell office:value-type="float" office:value="0" calcext:value-type="float">
            <text:p>0</text:p>
          </table:table-cell>
        </table:table-row>
        <table:table-row table:style-name="ro1">
          <table:table-cell office:value-type="float" office:value="2951" calcext:value-type="float">
            <text:p>2951</text:p>
          </table:table-cell>
          <table:table-cell office:value-type="string" calcext:value-type="string">
            <text:p>Давид Тухманов через 12 лет возвращается в 'Россию'</text:p>
          </table:table-cell>
          <table:table-cell office:value-type="string" calcext:value-type="string">
            <text:p>Композитор Давид Тухманов, вот уже 12 лет живущий в Кельне, вернулся в Москву, чтобы дать 11 и 12 ноября два юбилейных сольных концерта в 'России'. Давид Тухманов, которому в этом году исполнилось 60 лет, известен как один из самых <text:s/>ярких советских композиторов-песенников. Достаточно назвать его три такие <text:s/>разные композиции, как ставшую почти что официальным гимном фронтовиков песню 'День победы', лирическую 'Как прекрасен этот мир' и шутливый шлягер 'Во французской стороне...'. В 'России' будут звучать только проверенные хиты 20-летней давности - <text:s/>в исполнении как тогдашних, так и нынешних звезд, от Иосифа Кобзона до Николая Носкова и Ирины Аллегровой. Как рассказал сам Тухманов на пресс-конференции, к концертам одновременно выходят три компакта: 'Мои любимые', где композитор предстанет и в амплуа исполнителя, 'Вечная весна', куда тоже включены известные песни, но в исполнении известных солистов, и, разумеется, переиздание 'визитной карточки' Тухманова - песенной сюиты <text:s/>'По волнам моей памяти'. Эта сюита - первое в СССР подобие 'концептуальных альбомов' западного прогрессив-рока.'Мы с ним (Энтиным) как-то неожиданно выяснили, что все известные хорошие детские песни были написаны давным-давно. Конечно же, здорово, что у мамы и дочки в детстве были одни и те же любимые мультики, песни. Это, безусловно, улучшает взаимопонимание между ними. Но, с другой стороны, современные дети хотят чего-то другого, нового', - рассказывал композитор 'Огоньку' в самом начале работы над новой серий.</text:p>
          </table:table-cell>
          <table:table-cell table:number-columns-repeated="2"/>
          <table:table-cell office:value-type="float" office:value="0" calcext:value-type="float">
            <text:p>0</text:p>
          </table:table-cell>
        </table:table-row>
        <table:table-row table:style-name="ro1">
          <table:table-cell office:value-type="float" office:value="2952" calcext:value-type="float">
            <text:p>2952</text:p>
          </table:table-cell>
          <table:table-cell office:value-type="string" calcext:value-type="string">
            <text:p>Европейская киноакадемия выбирает лучший фильм года</text:p>
          </table:table-cell>
          <table:table-cell office:value-type="string" calcext:value-type="string">
            <text:p>Европейская киноакадемия огласила список претендентов на звание лучшего европейского фильма года. Были выбраны семь фильмов, в числе которых - две британских картины: 'Билли Эллиот' Стивена Дэлдри и полнометражный мультфильм Ника Парка 'Побег цыпленка' (Chicken Run), а также 'Танцующая в темноте' Ларса фон Триера, французский триллер Доминика Молла 'Гарри - друг, который желает вам добра', драма 'Неверный' Лив Улльман из Швеции, французская комедия 'Вкус других' (The Taste of Others) Аньес Жауи и фильм итальянского режиссера Сильвио Сольдини 'Хлеб и тюльпаны' (Bread and Tulips). На звание лучшего актера номинированы Джеми Белл ('Билли Эллиот'), Бруно Ганц ('Хлеб и тюльпаны'), Серхи Лопес ('Гарри - друг, который желает вам добра'), Ингвар Э. Сигюрдссон ('Ангелы Вселенной'), Кшиштоф Сивчик ('Войцек') и Стеллен Скарсгард ('Aberdeen'). Среди актрис могут победить Бьорк ('Танцующая в темноте'), Бибиана Бигло ('Легенды Риты'), Лена Эндре ('Неверный'), Сильви Тестуд ('Пленник') или Джули Уолтерс ('Билли Эллиот'). Академия также ежегодно вручает награды лучшему сценаристу и лучшему оператору. Среди претендентов на лучший сценарий есть фильм Наны Джорджадзе '27 потерянных поцелуев', среди лучших операторов названы Александр Буров за работу в фильме 'Свадьба' и Юрий Клименко - 'Барак'. Вручение наград ежегодной Европейской кинопремии состоится 2 декабря в Theatre National de Chaillot в Париже.</text:p>
          </table:table-cell>
          <table:table-cell table:number-columns-repeated="2"/>
          <table:table-cell office:value-type="float" office:value="0" calcext:value-type="float">
            <text:p>0</text:p>
          </table:table-cell>
        </table:table-row>
        <table:table-row table:style-name="ro1">
          <table:table-cell office:value-type="float" office:value="2953" calcext:value-type="float">
            <text:p>2953</text:p>
          </table:table-cell>
          <table:table-cell office:value-type="string" calcext:value-type="string">
            <text:p>Режиссер фильма 'Поездка' снимет комедию для мальчиков постарше</text:p>
          </table:table-cell>
          <table:table-cell office:value-type="string" calcext:value-type="string">
            <text:p>Режиссер тинэйджерской комедии 'Поездка' (Road Trip) Тодд Филипс вместе со своим партнером Скотом Армстронгом пишет сценарий к своему новому фильму 'Старая школа' (Old School). Эта комедия будет ориентирована на поколение на десяток лет старше, чем аудитория фильма 'Поездка', сообщает Variety. 'Это, в основном, про трех парней, которые не удовлетворены жизнью и пытаются вернуть те дни, когда они были в колледже, единственным доступным им способом,' - говорят сценаристы. В комедии 'Поездка', где в главных ролях были заняты Шон Уильям Скотт, Брекин Мейер, Фред Уорд, Энди Дик и Рейчел Бланшар, самые запоминающиеся сцены происходили в банке спермы. Лента была ориентирована примерно на ту же аудиторию, что и фильм братьев Фаррели 'Кое-что о Мэри' и собрала в кинотеатрах по всему миру 120 миллионов долларов. Съемки фильма 'Старая школа' начнутся в марте в Северной Каролине. Производством будут заниматься компании DreamWorks и Montecito Picture Co., которые выпустили фильм 'Поездка'.</text:p>
          </table:table-cell>
          <table:table-cell table:number-columns-repeated="2"/>
          <table:table-cell office:value-type="float" office:value="0" calcext:value-type="float">
            <text:p>0</text:p>
          </table:table-cell>
        </table:table-row>
        <table:table-row table:style-name="ro1">
          <table:table-cell office:value-type="float" office:value="2954" calcext:value-type="float">
            <text:p>2954</text:p>
          </table:table-cell>
          <table:table-cell office:value-type="string" calcext:value-type="string">
            <text:p>Лужков намерен реализовать в Москве ряд крупных театральных проектов</text:p>
          </table:table-cell>
          <table:table-cell office:value-type="string" calcext:value-type="string">
            <text:p>Отношения правительства Москвы с творческой интеллигенцией и дальше будут строиться по принципу 'помогать и не мешать развиваться', заявил Юрий Лужков в четверг на традиционной встрече с деятелями искусства. Как сообщает РИА 'Новости', московский мэр также заявил, что в будущем году на нужды культуры будет выделено больше средств, чем в нынешнем, - несмотря на уменьшение на четверть городского бюджета из-за перераспределения городских и федеральных налогов. Юрий Лужков поделился планами на будущее. По его словам, главным <text:s/>событием в культурной жизни столицы <text:s/>в следующем году станет III Международная театральная олимпиада, которая пройдет с апреля по июнь. (Первая Олимпиада была проведена в Греции, вторая - в Японии. ) К этой олимпиаде будут сданы в эксплуатацию два крупных объекта - новое здание театра 'Школа драматического искусства' Анатолия Васильева <text:s/>и Творческий центр имени Всеволода Мейерхольда. Кроме того, к олимпиаде готовится 'мощная программа' уличных театральных представлений. Еще одним крупным проектом 2001 года является начало комплексной реконструкции Театра имени Станиславского и Немировича-Данченко. По словам мэра, театр будет практически перестроен заново. На будущий год запланировано и строительство в Москве комплекса 'Храм детства', где будут устраиваться представления для детей. 'Москва были и остается культурной столицей России, - сказал Юрий Лужков. - Кроме того, по оценке ЮНЕСКО, российская столица является одним из пяти городов мира, имеющих наивысший потенциал культурного развития'.</text:p>
          </table:table-cell>
          <table:table-cell table:number-columns-repeated="2"/>
          <table:table-cell office:value-type="float" office:value="0" calcext:value-type="float">
            <text:p>0</text:p>
          </table:table-cell>
        </table:table-row>
        <table:table-row table:style-name="ro1">
          <table:table-cell office:value-type="float" office:value="2955" calcext:value-type="float">
            <text:p>2955</text:p>
          </table:table-cell>
          <table:table-cell office:value-type="string" calcext:value-type="string">
            <text:p>Людмила Гурченко награждена орденом 'За заслуги перед Отечеством' </text:p>
          </table:table-cell>
          <table:table-cell office:value-type="string" calcext:value-type="string">
            <text:p>Владимир Путин <text:s/>поздравил актрису театра и кино, народную артистку СССР, лауреата государственной премии Людмилу Гурченко с юбилеем и подписал указ о ее награждении <text:s/>орденом 'За заслуги перед Отечеством' IV степени. 'Вы - примадонна отечественного кино и любимая актриса, - говорится в обращении президента. - Вы стали звездой уже с первых киноролей, покорили зрителей своим талантом и мастерством. Одаренность Вашей натуры блестяще проявилась в театре, на эстраде и телевидении, в захватывающих мюзиклах и в глубоких драматических работах.' Кроме того, как сообщили РИА 'Новости' в пресс-службе президента, <text:s text:c="2"/>- Владимир Путин также подписал указ о присвоении звания Народного артиста России композитору Давиду Тухманову.</text:p>
          </table:table-cell>
          <table:table-cell table:number-columns-repeated="2"/>
          <table:table-cell office:value-type="float" office:value="0" calcext:value-type="float">
            <text:p>0</text:p>
          </table:table-cell>
        </table:table-row>
        <table:table-row table:style-name="ro1">
          <table:table-cell office:value-type="float" office:value="2453" calcext:value-type="float">
            <text:p>2453</text:p>
          </table:table-cell>
          <table:table-cell office:value-type="string" calcext:value-type="string">
            <text:p>Гей-Брак Одобрен Верховным Судом С Ироничным Особым Мнением Судьи Робертса: «Но Этот Суд Не Является Законодательным Органом»</text:p>
          </table:table-cell>
          <table:table-cell office:value-type="string" calcext:value-type="string">
            <text:p>Фундаментальная трансформация Америки почти завершена. Даже Барак Хусейн Обама должен быть удивлен тем, как мало препятствий было поставлено на его пути Менее чем за 24 часа наш левый Верховный суд США нанес не один, а два удара по сердцу Америки. Действия этих радикальных судебных активистов окажут сильное влияние на наше общество и культуру в Соединенных Штатах Америки. В пятницу Верховный суд объявил, что однополые пары имеют право вступать в брак в любом месте в Соединенных Штатах. Пары геев и лесбиянок уже могут вступать в брак в 36 штатах и ​​округе Колумбия. Постановление суда 5-4 означает, что оставшиеся 14 штатов на юге и среднем западе должны будут прекратить применять свои запреты на однополые браки. Результат является кульминацией двух десятилетий судебного разбирательства в Верховном суде по поводу брака и прав геев. вообще. Судья Энтони Кеннеди написал мнение большинства, как и в предыдущих трех крупных судебных делах о правах геев, начиная с 1996 года. Оно было вынесено в годовщину принятия двух из этих предыдущих решений. Нет более глубокого союза, чем брак, писал Кеннеди, к которому присоединились четыре более либеральных судьи. Каждый из четырех несогласных судей подал отдельное мнение, объясняющее их точку зрения. Но этот суд не является законодательным органом. Нас не должно волновать, является ли однополый брак хорошей идеей, заявил главный судья Джон Робертс. Робертс зачитал краткое изложение своего несогласия со скамьи, впервые за почти 10 лет в качестве главного судьи. демократия. Судьи Сэмюэл Алито и Кларенс Томас также не согласились. Решение вступит в силу не сразу, потому что суд дает проигравшей стороне примерно три недели на пересмотр дела. Но некоторые чиновники штатов и окружные клерки могут решить, что выдача разрешений на брак однополым парам не представляет большого риска. Рассмотренные судом дела касались законов Кентукки, Мичигана, Огайо и Теннесси, которые определяют брак как союз мужчины и женщины. . Эти штаты не разрешают однополым парам вступать в брак в пределах своих границ, а также отказываются признавать действительными браки, заключенные в других странах. Всего два года назад Верховный суд отменил часть федерального закона о запрете однополых браков, который отрицал ряд государственные льготы однополым парам, состоящим в законном браке. Решение по делу «Соединенные Штаты против Виндзора» касалось не действительности государственных запретов на брак, а судов по всей стране, за некоторыми исключениями, заявили, что его логика вынуждает их признать недействительными законы штатов, запрещающие гомосексуальным и лесбийским парам вступать в брак. Число штатов, разрешающих однополые браки, быстро растет. Еще в октябре чуть более трети штатов разрешили однополые браки. По данным Института Уильямса Калифорнийского университета в Лос-Анджелесе, который отслеживает демографию американских геев и лесбиянок, в Соединенных Штатах насчитывается около 390 000 однополых пар. . По данным института, еще 70 000 пар, проживающих в штатах, которые в настоящее время не разрешают им вступать в брак, поженятся в ближайшие три года. По данным института, около 1 миллиона однополых пар, состоящих и не состоящих в браке, живут вместе в Соединенных Штатах. Через: AP News Количество штатов, разрешающих однополые браки, быстро растет. Еще в октябре чуть более трети штатов разрешили однополые браки. По данным Института Уильямса Калифорнийского университета в Лос-Анджелесе, который отслеживает демографию американских геев и лесбиянок, в Соединенных Штатах насчитывается около 390 000 однополых пар. . По данным института, еще 70 000 пар, проживающих в штатах, которые в настоящее время не разрешают им вступать в брак, поженятся в ближайшие три года. По данным института, около 1 миллиона однополых пар, состоящих и не состоящих в браке, живут вместе в Соединенных Штатах. Через: AP News Количество штатов, разрешающих однополые браки, быстро растет. Еще в октябре чуть более трети штатов разрешили однополые браки. По данным Института Уильямса Калифорнийского университета в Лос-Анджелесе, который отслеживает демографию американских геев и лесбиянок, в Соединенных Штатах насчитывается около 390 000 однополых пар. . По данным института, еще 70 000 пар, проживающих в штатах, которые в настоящее время не разрешают им вступать в брак, поженятся в ближайшие три года. По данным института, около 1 миллиона однополых пар, состоящих и не состоящих в браке, живут вместе в Соединенных Штатах. Через: AP News который отслеживает демографию американских геев и лесбиянок. По данным института, еще 70 000 пар, проживающих в штатах, которые в настоящее время не разрешают им вступать в брак, поженятся в ближайшие три года. По данным института, около 1 миллиона однополых пар, состоящих и не состоящих в браке, живут вместе в Соединенных Штатах. Через: AP News который отслеживает демографию американских геев и лесбиянок. По данным института, еще 70 000 пар, проживающих в штатах, которые в настоящее время не разрешают им вступать в брак, поженятся в ближайшие три года. По данным института, около 1 миллиона однополых пар, состоящих и не состоящих в браке, живут вместе в Соединенных Штатах. Через: AP News</text:p>
          </table:table-cell>
          <table:table-cell table:number-columns-repeated="2"/>
          <table:table-cell office:value-type="float" office:value="1" calcext:value-type="float">
            <text:p>1</text:p>
          </table:table-cell>
        </table:table-row>
        <table:table-row table:style-name="ro1">
          <table:table-cell office:value-type="float" office:value="2454" calcext:value-type="float">
            <text:p>2454</text:p>
          </table:table-cell>
          <table:table-cell office:value-type="string" calcext:value-type="string">
            <text:p>[Видео] Наскаживающиеся На Хиллари На Остановке Кампании: «Кто Вытер Кровь С Твоих Рук, Хиллари?»</text:p>
          </table:table-cell>
          <table:table-cell office:value-type="string" calcext:value-type="string">
            <text:p>Хиллари немного удивилась, когда на этой неделе покидала предвыборный штаб в Сент-Луисе. https://youtu.be/NLGeCC4rR1M Кто вытер кровь с твоих рук, Хиллари? Это те же самые люди, которые стерли ваши серверы? Сколько сотовых телефонов у тебя сегодня, Хиллари? В конце видео снова и снова можно услышать женский крик: Бенгази, Бенгази, правосудие для Бенгази, вы оставили четверых наших мужчин умирать, четверо американцев мертвы, спасибо Хиллари, никогда не забывайте.</text:p>
          </table:table-cell>
          <table:table-cell table:number-columns-repeated="2"/>
          <table:table-cell office:value-type="float" office:value="1" calcext:value-type="float">
            <text:p>1</text:p>
          </table:table-cell>
        </table:table-row>
        <table:table-row table:style-name="ro1">
          <table:table-cell office:value-type="float" office:value="2455" calcext:value-type="float">
            <text:p>2455</text:p>
          </table:table-cell>
          <table:table-cell office:value-type="string" calcext:value-type="string">
            <text:p>Республиканский Представитель Предлагает Законопроект О Доме, Заставляющий Судей И Сотрудников Верховного Суда Присоединиться К Obamacare</text:p>
          </table:table-cell>
          <table:table-cell office:value-type="string" calcext:value-type="string">
            <text:p>Конечно, мы были бы в порядке, если бы исключили трех судей, которые не согласились с безрассудным планом обобществленной медицины Обамы. В то время как мы в этом, это только справедливо для Барри и его семьи, чтобы быть принужденными использовать его фирменный план страхования Obamacare, а Республиканская палата в четверг предложила заставить судей Верховного суда и их сотрудников зарегистрироваться в ObamaCare. Брайан Бабин (R-Texas) сказал, что его закон SCOTUScare заставит всех девять судей и их сотрудников присоединиться к биржам национального закона о здравоохранении. По его словам, поскольку Верховный суд продолжает игнорировать букву закона, важно, чтобы эти шесть человек осознали все последствия своих решений для американского народа. Вот почему я представил закон SCOTUScare, требующий от Верховного суда и всех его сотрудников подписки на ObamaCare. Бабин сказал. Потенциальное законодательство Бабина позволит федеральному правительству оказывать медицинскую помощь Верховному суду и его персоналу только через обмены ObamaCare. Он добавил, что, отменив свое освобождение от ObamaCare, они воочию увидят, с чем вынужден жить американский народ. о покупке страховки. В решении 6-3, автором которого является главный судья Джон Робертс, говорится, что потребители, приобретающие медицинскую страховку на федеральной бирже примерно в 34 штатах, могут продолжать это делать. Решение по делу Кинг против Беруэлла вызвало гнев правых, с консерваторами, подвергающими сомнению логику решения. Они заслужили олимпийскую медаль за легальную гимнастику, член палаты представителей Джо Питтс (республиканец, штат Пенсильвания). председатель подкомитета по энергетике и коммерческому здравоохранению Палаты представителей заявил The Hill. В своем решении Робертс утверждал, что отмена субсидий втянула бы государственные рынки здравоохранения в смертельную спираль. Он добавил, что эта цепочка последствий не соответствует намерениям ObamaCare. Аргумент о том, что фраза, установленная государством, была бы излишней, если бы Конгресс намеревался предоставить налоговые льготы как биржам штата, так и федеральным биржам, неубедителен, написал он. Судья Антонин Скалиа резко раскритиковал эту интерпретацию в своем несогласии. Мы должны начать с того, что назовем этот закон SCOTUScare, написал он, раскритиковав Робертса за решение ObamaCare в 2012 году, объявившее мандат закона, согласно которому люди покупают страховку, конституционным. Через: The Hill Робертс утверждал в своем решении, что отмена субсидий втянула бы государственные рынки здравоохранения в смертельную спираль. Он добавил, что эта цепочка последствий не соответствует намерениям ObamaCare. Аргумент о том, что фраза, установленная государством, была бы излишней, если бы Конгресс намеревался предоставить налоговые льготы как биржам штата, так и федеральным биржам, неубедителен, написал он. Судья Антонин Скалиа резко раскритиковал эту интерпретацию в своем несогласии. Мы должны начать с того, что назовем этот закон SCOTUScare, написал он, раскритиковав Робертса за решение ObamaCare в 2012 году, объявившее мандат закона, согласно которому люди покупают страховку, конституционным. Через: The Hill Робертс утверждал в своем решении, что отмена субсидий втянула бы государственные рынки здравоохранения в смертельную спираль. Он добавил, что эта цепочка последствий не соответствует намерениям ObamaCare. Аргумент о том, что фраза, установленная государством, была бы излишней, если бы Конгресс намеревался предоставить налоговые льготы как биржам штата, так и федеральным биржам, неубедителен, написал он. Судья Антонин Скалиа резко раскритиковал эту интерпретацию в своем несогласии. Мы должны начать с того, что назовем этот закон SCOTUScare, написал он, раскритиковав Робертса за решение ObamaCare в 2012 году, объявившее мандат закона, согласно которому люди покупают страховку, конституционным. Через: The Hill Аргумент о том, что фраза, установленная государством, была бы излишней, если бы Конгресс намеревался предоставить налоговые льготы как биржам штата, так и федеральным биржам, неубедителен, написал он. Судья Антонин Скалиа резко раскритиковал эту интерпретацию в своем несогласии. Мы должны начать с того, что назовем этот закон SCOTUScare, написал он, раскритиковав Робертса за решение ObamaCare в 2012 году, объявившее мандат закона, согласно которому люди покупают страховку, конституционным. Через: The Hill Аргумент о том, что фраза, установленная государством, была бы излишней, если бы Конгресс намеревался предоставить налоговые льготы как биржам штата, так и федеральным биржам, неубедителен, написал он. Судья Антонин Скалиа резко раскритиковал эту интерпретацию в своем несогласии. Мы должны начать с того, что назовем этот закон SCOTUScare, написал он, раскритиковав Робертса за решение ObamaCare в 2012 году, объявившее мандат закона, согласно которому люди покупают страховку, конституционным. Через: The Hill</text:p>
          </table:table-cell>
          <table:table-cell table:number-columns-repeated="2"/>
          <table:table-cell office:value-type="float" office:value="1" calcext:value-type="float">
            <text:p>1</text:p>
          </table:table-cell>
        </table:table-row>
        <table:table-row table:style-name="ro1">
          <table:table-cell office:value-type="float" office:value="2456" calcext:value-type="float">
            <text:p>2456</text:p>
          </table:table-cell>
          <table:table-cell office:value-type="string" calcext:value-type="string">
            <text:p>[Видео] Президент Черной Торговой Палаты Говорит, Что «План Чистой Энергии» Обамы Увеличит Бедность Чернокожих На 23 Процента</text:p>
          </table:table-cell>
          <table:table-cell office:value-type="string" calcext:value-type="string">
            <text:p>Первый темнокожий президент Америки продолжает уничтожать возможности трудоустройства для чернокожего сообщества. У нас есть плохой парень в семье, но защитите его, потому что он семья. Мы должны проснуться, дать себе пощечину и проснуться. Это Америка, и все вовлечены в это, и если наши дети страдают, мы обязаны найти кого-то, кто понимает эту боль, чувствует ее, как сказал бы Билл Клинтон. Этот парень этого не чувствует. На самом деле он выдает много этой боли с улыбкой. Гарри Элфорд, президент Черной торговой палаты (Хэннити, 26 февраля 2013 г.)</text:p>
          </table:table-cell>
          <table:table-cell table:number-columns-repeated="2"/>
          <table:table-cell office:value-type="float" office:value="1" calcext:value-type="float">
            <text:p>1</text:p>
          </table:table-cell>
        </table:table-row>
        <table:table-row table:style-name="ro1">
          <table:table-cell office:value-type="float" office:value="2457" calcext:value-type="float">
            <text:p>2457</text:p>
          </table:table-cell>
          <table:table-cell office:value-type="string" calcext:value-type="string">
            <text:p>Выше Закона: В Детройте Разыскивается Художник Обамы «Надежда» По Обвинению В Уголовном Преступлении</text:p>
          </table:table-cell>
          <table:table-cell office:value-type="string" calcext:value-type="string">
            <text:p>Подобно Обаме и его режиму, этот оккупант и сторонник Обамы считает, что он выше закона. Город Детройт просит не согласиться и хотел бы, чтобы Фейри заплатил им за ущерб, который он нанес различным зданиям в городе. Шепард ФейриИзвестный уличный художник Шепард Фейри, посетивший Детройт в прошлом месяце, чтобы создать самую большую фреску в своей карьере, обвиняется в уголовном преступлении, связанном с пометкой других объектов по всему городу в свободное время. Ордер на его арест был подан в 36-й окружной суд в пятницу. Ему грозит два пункта обвинения в злонамеренном уничтожении имущества, за которые предусмотрено максимальное наказание в виде пяти лет тюрьмы, а также штрафы, которые могут превышать 10 000 долларов. , они арестуют его, если он не сдастся первым. Тот факт, что он известный художник, не умаляет того факта, что он также является вандалом, сказал сержант полиции Детройта. Ребекка Маккей, курирующая городскую группу по граффити. И то, что мы считаем, было сделано, в этих случаях, было вандализмом. Фейри сказал Free Press, что намеревался оставить в городе незаконные следы. Он приехал в мае, чтобы нарисовать 18-этажную фреску на One Campus Martius для компании Дэна Гилберта из Bedrock Real Estate Services и других, но до начала работы он сказал, что будет делать больше. Я до сих пор делаю вещи на улице без разрешения. «Я буду делать что-то на улице, когда буду в Детройте», — сказал Фейри в прошлом месяце. Его фирменное черно-белое лицо Андре Гиганта с тех пор появилось на нескольких зданиях в центре города, на Восточном рынке и вдоль Джефферсон-авеню. Юридические проблемы Фейри в Детройте открывают окно в эволюцию уличного искусства, от его нелегального происхождения к более профессиональному жанру, признанному в музеях и галереях. Фейри всегда нравилось играть на обеих сторонах улицы, принимая крупные заказы, такие как фреска One Campus Martius, но также сохраняя свой уличный авторитет, продолжая работать в тени, маркируя частную собственность без разрешения. В настоящее время также проходит выставка гравюр Фейри. на обозрение в Коллективе Библиотечной улицы в центре Детройта. «Это целый жанр, который стал институционализированным, и у вас всегда будут некоторые выбросы, которые возвращаются к тому, с чего они начинали и откуда черпали вдохновение», — сказала Элисия Борови-Ридер, исполнительный директор Музея современного искусства в Детройте. Репрессии против незаконных граффити предполагают, что репутация Детройта в течение многих лет среди художников во всем мире как своего рода Дикого Дикого Запада возможностей нуждается в исправлении. В то время как недорогое студийное пространство, поддерживающее сообщество художников и возможность помочь сформировать будущее города остаются мощными стимулами для жизни и работы в Детройте, представление о том, что все допустимо, включая незаконную деятельность, которая превратила город в рай для несанкционированного уличного искусства , уже не соответствует действительности. Эта репутация сохраняется, но изменения происходят медленно, и они наверстывают упущенное, сказал Борови-Ридер. Город становится взрослее. Через: Детройт Фри Пресс поддерживающее сообщество художников и возможность помочь сформировать будущее города остаются мощными стимулами для жизни и работы в Детройте, представление о том, что все возможно, включая незаконную деятельность, которая превратила город в рай для несанкционированного уличного искусства, больше не соответствует действительности. . Эта репутация сохраняется, но изменения происходят медленно, и они наверстывают упущенное, сказал Борови-Ридер. Город становится взрослее. Через: Детройт Фри Пресс поддерживающее сообщество художников и возможность помочь сформировать будущее города остаются мощными стимулами для жизни и работы в Детройте, представление о том, что все возможно, включая незаконную деятельность, которая превратила город в рай для несанкционированного уличного искусства, больше не соответствует действительности. . Эта репутация сохраняется, но изменения происходят медленно, и они наверстывают упущенное, сказал Борови-Ридер. Город становится взрослее. Через: Детройт Фри Пресс</text:p>
          </table:table-cell>
          <table:table-cell table:number-columns-repeated="2"/>
          <table:table-cell office:value-type="float" office:value="1" calcext:value-type="float">
            <text:p>1</text:p>
          </table:table-cell>
        </table:table-row>
        <table:table-row table:style-name="ro1">
          <table:table-cell office:value-type="float" office:value="2458" calcext:value-type="float">
            <text:p>2458</text:p>
          </table:table-cell>
          <table:table-cell office:value-type="string" calcext:value-type="string">
            <text:p>Чего-Чего? Amazon Сообщает Клиенту, Что Федеральное Правительство Вынуждило Его Снять Флаг Конфедерации С Веб-Сайта</text:p>
          </table:table-cell>
          <table:table-cell office:value-type="string" calcext:value-type="string">
            <text:p>Когда дело доходит до ограничения нашей свободы слова, ничто из того, что делает это беззаконное правительство, не должно нас удивлять. В обычных обстоятельствах я бы поставил под сомнение обоснованность этого утверждения, но мы больше не живем в нормальных условиях. Сотрудники Amazon.com говорят разгневанным клиентам, что федеральное правительство приказало компании не продавать товары с изображением флага Конфедерации в последствии. На этой неделе Amazon объявила вместе с eBay, Sears и Walmart, что больше не будет продавать товары под флагом повстанцев, но согласно разговору, опубликованному на YouTube между покупателем и торговым представителем Amazon, решение могло быть принято в результате давления со стороны правительства. Сначала сотрудник Amazon утверждает, что товары были запрещены, потому что они были сочтены оскорбительными, но под давлением клиента торговый представитель рассказывает другую историю. Это политическое заявление Amazon.com или это директива, которой вы следуете, что правительство сказало, что вы знаете, что мы хотим, чтобы вы, ребята, больше не продавали это? — спрашивает звонящий. — Правительство не разрешает нам продавать этот флаг Конфедерации, — отвечает сотрудник. Значит, правительство не разрешает вам его продавать? — спрашивает звонящий, на что торговый представитель отвечает «да». Значит, Amazon не делает политическое заявление, это правительство приказало вам сделать? спрашивает звонивший. Точно, отвечает сотрудник. Через: InfoWars — Правительство не разрешает нам продавать этот флаг Конфедерации, — отвечает сотрудник. Значит, правительство не разрешает вам его продавать? — спрашивает звонящий, на что торговый представитель отвечает «да». Значит, Amazon не делает политическое заявление, это правительство приказало вам сделать? спрашивает звонивший. Точно, отвечает сотрудник. Через: InfoWars — Правительство не разрешает нам продавать этот флаг Конфедерации, — отвечает сотрудник. Значит, правительство не разрешает вам его продавать? — спрашивает звонящий, на что торговый представитель отвечает «да». Значит, Amazon не делает политическое заявление, это правительство приказало вам сделать? спрашивает звонивший. Точно, отвечает сотрудник. Через: InfoWars</text:p>
          </table:table-cell>
          <table:table-cell table:number-columns-repeated="2"/>
          <table:table-cell office:value-type="float" office:value="1" calcext:value-type="float">
            <text:p>1</text:p>
          </table:table-cell>
        </table:table-row>
        <table:table-row table:style-name="ro1">
          <table:table-cell office:value-type="float" office:value="2459" calcext:value-type="float">
            <text:p>2459</text:p>
          </table:table-cell>
          <table:table-cell office:value-type="string" calcext:value-type="string">
            <text:p>Незаконный Иностранц, Депортированный 3 Раза, Убил Спортивного Журналиста И Отеца 4-Х Дней До Дня Отца</text:p>
          </table:table-cell>
          <table:table-cell office:value-type="string" calcext:value-type="string">
            <text:p>Открытые границы имеют последствия. У Боба Бэрри-младшего остались жена, прекрасная Джина, четверо детей; Мэтт, Таннер, Эван и Грейси, а также его брат Фрэнк. Власти Оклахома-Сити подтвердили в среду утром, что мужчина, обвиняемый в совершении аварии, в результате которой погиб местный спортивный журналист Боб Барри-младший, ранее трижды депортировался. 26-летнему Густаво Кастильо Гутьерресу во вторник было предъявлено обвинение в совершении ДТП без действующих водительских прав и хранении наркотиков. Авария со смертельным исходом произошла в субботу. По данным полиции, Барри ехал на своем мотоцикле по левой полосе на проспекте Мая, возле Мемориала, когда Гутьеррес ехал по правой полосе. Полиция заявила, что Гутьеррес совершил незаконный разворот перед Барри, и Барри был выброшен из мотоцикла после того, как он врезался в машину Гутьерреса. Иммиграционная и таможенная служба (ICE) разместила в округе Оклахома задержанного Гутьерреса из Мексики после его ареста по уголовным обвинениям. Должностные лица ICE подтвердили, что Гутьеррес был добровольно возвращен в Мексику трижды, дважды в 2010 г. и один раз в 2013 г. News9.com Оклахома-Сити, OK News, погода, видео и спорт | Согласно отчету об аварии, опубликованному в среду, Барри не предпринимал ненадлежащих действий в результате аварии, а это означает, что он был просто жертвой. Власти заявили, что Гутьеррес отвлекся перед столкновением по неизвестной причине. Барри получил травмы головы, туловища (внутренних и внешних), рук и ног. Гутьеррес получил травмы головы и туловища. В отчете о столкновении говорилось, что автомобиль, которым управлял Гутьеррес, принадлежал кому-то другому. Через: News9.comУ него остались жена, прекрасная Джина, четверо детей; Мэтт,</text:p>
          </table:table-cell>
          <table:table-cell table:number-columns-repeated="2"/>
          <table:table-cell office:value-type="float" office:value="1" calcext:value-type="float">
            <text:p>1</text:p>
          </table:table-cell>
        </table:table-row>
        <table:table-row table:style-name="ro1">
          <table:table-cell office:value-type="float" office:value="2460" calcext:value-type="float">
            <text:p>2460</text:p>
          </table:table-cell>
          <table:table-cell office:value-type="string" calcext:value-type="string">
            <text:p>Демократы Угрожают Образованию Детей: Профсоюз Учителей Чикаго Повышает Требования, Как В Государственных Школах Чикаго Заканчиваются Деньги За Одну Неделю</text:p>
          </table:table-cell>
          <table:table-cell office:value-type="string" calcext:value-type="string">
            <text:p>Больно смотреть на глупость и безответственность демократов, управляющих городом Чикаго вместе с президентом Чикагского союза учителей Карен Льюис, одной из самых закоренелых радикальных левых в этом бизнесе. Для государственных школ Чикаго истекает минус одна неделя. В связи с тем, что школьные каникулы заканчиваются на лето, администраторы CPS изо всех сил пытаются придумать выплату пенсии учителям в размере более 600 миллионов долларов, которая должна быть выплачена в конце месяца, а у округа нет резервов. по сообщениям СМИ. Проблема еще больше усугубляется дефицитом школьного бюджета в размере более 1 миллиарда долларов на следующий финансовый год и разгневанным профсоюзом учителей, стремящимся обеспечить еще одно повышение, которое округ не может себе позволить. Не имея плана, денег и некуда обратиться, мэр Чикаго Рам Эмануэль, кажется, сосредоточен исключительно на государственной финансовой помощи как на решении проблемы. Спрингфилд должен проявить инициативу и помочь в этом случае не только в том, что касается выплаты пенсии, но и в отношении образовательных возможностей наших детей, сказал Эмануэль, как сообщает Chicago Tribune. Потому что тогда платеж начнет влиять на класс. И CTU вскоре сможет сотрудничать со своими заклятыми врагами в мэрии, чтобы лоббировать у законодателей штата дополнительные деньги. Прямо сейчас мы нужны округу, — сказал новостному сайту вице-президент CTU Джесси Шарки. Политика (мэра Чикаго) Рама Эмануэля, отправляющегося в Спрингфилд, сильно отличается от политики Рама Эмануэля и (президента CTU) Карен Льюис, отправляющихся в Спрингфилд. Тяжелая финансовая ситуация возникла на фоне федерального расследования контракта без торгов на 20 миллионов долларов с предыдущим работодателем бывшего суперинтенданта CPS Барбары Берд-Беннетт, которая ушла в отставку в этом месяце. Такое ощущение, что полный бардак Старший редактор Better Government Association Сара Карп сказала ABC 7. Карп не думает, что недавно избранный губернатор-республиканец Брюс Раунер, выступавший за фискальные ограничения и критикующий влияние профсоюзов в Иллинойсе, восприимчив к призывам о финансовой помощи. Ранее он предполагал, что банкротство может быть лучшим выходом для CPS, сообщает ABC 7. Теперь в чикагских государственных школах нет никого в Государственной палате, который был бы демократом или, по-видимому, вообще симпатизировал бы тому, что здесь происходит, сказал Карп. ломают головы при планировании следующего учебного года. Обычно вы планируете свое обучение летом, и вы не можете сделать слишком много планирования без фактической суммы в долларах, сказал директор Coles Language Academy Джефф Дэйс ABC 7. Дэйс сказал, что многие директора школ Чикаго обеспокоены тем, что бюджетные потрясения и надвигающаяся возможность увольнений и сокращений программ могут убедить многих городских учителей искать работу в другом месте. The Tribune сообщает, что городской совет может разрешить CPS увеличить налоги для жителей или получить какую-то финансовую помощь или договориться о концессиях с CTU, но даже все три вместе не могли вернуть бюджет в нужное русло. Кроме того, предстоит еще один платеж в размере 228 миллионов долларов в счет расходов, связанных с процентными свопами по долгу округа. (E) даже если CPS получит уступку от городского совета, законодателей штата и CTU, округ не сможет закрыть свой ежегодный бюджетный дефицит в 1 миллиард долларов, согласно отчету Ernst &amp; Young от 22 мая, который провел четырехнедельную встречу с школьные финансисты и анализируют бюджетные документы, сообщает Tribune. В отчете показано, что даже с учетом налога на капитальный ремонт, отдельного, еще более значительного повышения налога на имущество, дополнительной государственной помощи, увеличения государственного финансирования пенсий учителям, уступок от CTU и 150 миллионов долларов сокращения бюджета CPS все равно столкнется с ежегодным Дефицит в размере 350 миллионов долларов. Пенсионные выплаты учителям в следующем июне должны возрасти до 700 миллионов долларов. Через: Новости ЕАГ</text:p>
          </table:table-cell>
          <table:table-cell table:number-columns-repeated="2"/>
          <table:table-cell office:value-type="float" office:value="1" calcext:value-type="float">
            <text:p>1</text:p>
          </table:table-cell>
        </table:table-row>
        <table:table-row table:style-name="ro1">
          <table:table-cell office:value-type="float" office:value="2461" calcext:value-type="float">
            <text:p>2461</text:p>
          </table:table-cell>
          <table:table-cell office:value-type="string" calcext:value-type="string">
            <text:p>[Видео] Со-Ведущий Cnn Крис Куомо Очевидная Одержимость Дискредитирующим Кандидатом От Черной Республиканской Партии Беном Карсоном Считалась Бы «Расистской», Если Бы Карсон Был Демократом</text:p>
          </table:table-cell>
          <table:table-cell office:value-type="string" calcext:value-type="string">
            <text:p>Где протест левых по поводу жестокого обращения и безжалостного травли чернокожего консервативного кандидата в президенты от Республиканской партии доктора Бена Карсона? Должны ли мы верить, слушая CNN или MSNBC, что единственное, что волнует американцев, — это права геев? Расизм распространяется только на черных демократов? В среду утром в программе «Новый день» CNN с низким рейтингом соведущий Крис Куомо выдвинул идею о том, что радужный флаг гей-прайда может быть эквивалентен флагу Конфедерации, спросив кандидата в президенты, следует ли спустить оба. Многие люди приравнивают флаг Конфедерации к флагу гей-прайда и говорят: «Эй, этот флаг тоже нужно снять, потому что все, что он представляет, — это ненависть к христианам [. ] С Куомо никогда нельзя сказать, основан ли конкретный акт интеллектуальной нечестности с его стороны на том факте, что он не слишком умный бенефициар привилегии кумовства, или на его яростных левых предубеждениях. https://youtu. be/pz4GdhJgtOYВ вечном расистском походе Криса Куомо по дисквалификации Бена Карсона левый ведущий CNN солгал об аргументах против флага гей-прайда. Breitbart News был первым, кто сделал это замечание, и тем самым дал до боли ясно понять, что мы не приводили аргумент эквивалентности. Но Куомо снова и снова доказывал, что он либо тупица, либо серийный фабрикант (полезный идиот Джеффа Цукера , так сказать), и указание на его нечестность становится окончательной историей о собачьих укусах человека. Через: Breitbart NewsСравните интервью Криса Куомо с Dr.</text:p>
          </table:table-cell>
          <table:table-cell table:number-columns-repeated="2"/>
          <table:table-cell office:value-type="float" office:value="1" calcext:value-type="float">
            <text:p>1</text:p>
          </table:table-cell>
        </table:table-row>
        <table:table-row table:style-name="ro1">
          <table:table-cell office:value-type="float" office:value="2462" calcext:value-type="float">
            <text:p>2462</text:p>
          </table:table-cell>
          <table:table-cell office:value-type="string" calcext:value-type="string">
            <text:p>Раскрытые Файлы Фбр: Семейные Связи Вэлери Джарретт С Коммунизмом Углубленны</text:p>
          </table:table-cell>
          <table:table-cell office:value-type="string" calcext:value-type="string">
            <text:p>Я уверен, что яблоко в этом случае недалеко от яблони. Многие из нас знали о тесте, но это копает глубже в собственную семью Валери Джарретт. Файлы Федерального бюро расследований (ФБР), полученные Judicial Watch, показывают, что отец, дедушка по материнской линии и тесть доверенного старшего советника президента Обамы Валери Джарретт были закоренелыми коммунистами, находящимися под следствием правительства США. Патологоанатом и генетик доктор Джеймс Боуман имел обширные связи с коммунистическими ассоциациями и отдельными лицами, как показывает его длинное досье ФБР. В 1950 году Боуман поддерживал связь с платным советским агентом по имени Альфред Штерн, который бежал в Прагу после обвинения в шпионаже. Боумен также был членом сочувствующей коммунистам группы под названием «Ассоциация интернов и студентов-медиков». После увольнения из армейского медицинского корпуса в 1955 году Боумен переехал в Иран, чтобы работать, как показывают записи ФБР. линии и занимается антиамериканской деятельностью. Боуман родился в Вашингтоне, округ Колумбия, и имел тесные связи с Чикаго, где он часто сотрудничал с другими коммунистами. JW также получил документы на Боумена из Управления кадров США (OPM), показывающие, что ФБР было привлечено к расследованию его членства в группе, которая следует линии коммунистической партии. Коммунистические связи семьи Джарретт также включают деловое партнерство между дедушкой Джарретта по материнской линии, Робертом Рошоном Тейлором, и Стерном, советским агентом, связанным с ее отцом. Согласно отдельным файлам ФБР, полученным JW в ходе расследования коммунистических связей семьи Джарреттов, Вернон Джаррет также был еще одним крупным чикагским коммунистом. Некоторое время Вернон Джарретт фигурировал в индексе безопасности ФБР и считался потенциальным коммунистическим диверсантом, которого должны были арестовать в случае конфликта с Союзом Советских Социалистических Республик (СССР). Его досье ФБР показывает, что ему поручили писать пропаганду для передовой группы Коммунистической партии в Чикаго, которая должна была распространять линию Коммунистической партии среди среднего класса. Документально подтверждено, что Валери Джарретт, юрист из Чикаго и давнее доверенное лицо Обамы, является либеральной экстремисткой, обладающей огромной властью в Белом доме. Верная своим корням, она до сих пор поддерживает связи со многими коммунистическими и экстремистскими группами. включая Братьев-мусульман. У Джарретт и ее семьи также были тесные связи с Фрэнком Маршалом Дэвисом, большим наставником Обамы и членом Коммунистической партии с обширным досье ФБР. JW разоблачил многие проступки Валери Джарретт за эти годы, в том числе ее роль в сокрытии скандальной торговли оружием. операция, проведенная Министерством юстиции (DOJ). Прошлой осенью JW получил публичные записи, которые показывают, что Джарретт был ключевым игроком в усилиях по сокрытию того факта, что генеральный прокурор Эрик Холдер солгал Конгрессу о «Форсаже», катастрофическом эксперименте, в котором Бюро по алкоголю, табачным изделиям, огнестрельному оружию и взрывчатым веществам (ATF) разрешил контрабанду оружия из США в Мексику, чтобы в конечном итоге его можно было отследить до наркокартелей. Вместо, Федеральные правоохранительные органы потеряли следы сотен единиц оружия, которые использовались в неизвестном количестве преступлений, включая убийство агента пограничной службы США в Аризоне. В 2008 году JW получил документы, связывающие Валери Джарретт, которая также была президентской переходной команды Обамы, к ряду скандалов с недвижимостью, включая несколько жилищных проектов, управляемых осужденным преступником и сборщиком денег/другом Обамы Антуаном Тони Резко. Согласно документам, полученным от госсекретаря штата Иллинойс, Валери Джарретт была членом правления нескольких организаций, которые обеспечивали финансирование и поддержку проектов трущоб Чикаго, которыми руководил Тони Резко. Через: Judicial Watch который также был сопредседателем переходной группы президента Обамы, участвовавшей в ряде скандалов с недвижимостью, в том числе в нескольких жилищных проектах, которыми руководил осужденный преступник и сборщик денег/друг Обамы Антуан Тони Резко. Согласно документам, полученным от госсекретаря штата Иллинойс, Валери Джарретт была членом правления нескольких организаций, которые обеспечивали финансирование и поддержку проектов трущоб Чикаго, которыми руководил Тони Резко. Через: Judicial Watch который также был сопредседателем переходной группы президента Обамы, участвовавшей в ряде скандалов с недвижимостью, в том числе в нескольких жилищных проектах, которыми руководил осужденный преступник и сборщик денег/друг Обамы Антуан Тони Резко. Согласно документам, полученным от госсекретаря штата Иллинойс, Валери Джарретт была членом правления нескольких организаций, которые обеспечивали финансирование и поддержку проектов трущоб Чикаго, которыми руководил Тони Резко. Через: Judicial Watch</text:p>
          </table:table-cell>
          <table:table-cell table:number-columns-repeated="2"/>
          <table:table-cell office:value-type="float" office:value="1" calcext:value-type="float">
            <text:p>1</text:p>
          </table:table-cell>
        </table:table-row>
        <table:table-row table:style-name="ro1">
          <table:table-cell office:value-type="float" office:value="2464" calcext:value-type="float">
            <text:p>2464</text:p>
          </table:table-cell>
          <table:table-cell office:value-type="string" calcext:value-type="string">
            <text:p>[Видео] Наш Президент-Расист Приглашает Мусульман Присоединиться К Чернокожим В Группе Жертв Во Время Празднования Рамадана В Белом Доме</text:p>
          </table:table-cell>
          <table:table-cell office:value-type="string" calcext:value-type="string">
            <text:p>Как американцы, мы настаиваем на том, чтобы никто не стал мишенью из-за того, кто они, как выглядят, кого любят, чему поклоняются. (Если, конечно, вы не полицейский или человек, пользующийся привилегиями белых). Разве Муч не нацеливается на привилегированных белых каждый раз, когда перед ней помещают микрофон? Выступая на церемонии вручения дипломов или на открытии музея, Муч не упускает возможности указать на жестокое обращение с ней и ее мужем (избранным на два срока президентом Соединенных Штатов), втягивая расизм в каждое выступление. Почему это нормально? 22 июня 2015 года Барак Обама организовал ифтар в Белом доме. Он почтил память трех студентов-мусульман (жертв, убитых белым человеком), которые были убиты в Чапел-Хилл, Северная Каролина. Ему удалось связать в своей речи недавний акт ненависти, совершенный другим молодым белым человеком, который убил 9 невинных чернокожих членов церкви в Чарльстоне, Южная Каролина. Коран учит, что Божьи дети должны легко ступать по земле и что, сталкиваясь с невежеством, отвечайте миром. Где была ваша мирная мусульманская речь после попытки двух мусульман в Техасе совершить массовое убийство во время акции свободы слова Памелы Геллар?</text:p>
          </table:table-cell>
          <table:table-cell table:number-columns-repeated="2"/>
          <table:table-cell office:value-type="float" office:value="1" calcext:value-type="float">
            <text:p>1</text:p>
          </table:table-cell>
        </table:table-row>
        <table:table-row table:style-name="ro1">
          <table:table-cell office:value-type="float" office:value="2465" calcext:value-type="float">
            <text:p>2465</text:p>
          </table:table-cell>
          <table:table-cell office:value-type="string" calcext:value-type="string">
            <text:p>[Видео] Наш Главный Разделитель, Барак Обама, Призывает Слово На «Н» Во Время Интервью</text:p>
          </table:table-cell>
          <table:table-cell office:value-type="string" calcext:value-type="string">
            <text:p>Наш 44-й президент просто вносит свой вклад в то, чтобы разжигать расовый огонь. Барак Обама заявил, что Соединенные Штаты все еще заражены расизмом, и опустил слово на букву «Н», чтобы подчеркнуть свою точку зрения в своем первом в истории интервью подкаста, опубликованном сегодня утром. Президент сказал: Расизм, мы от него не излечились. И дело не только в том, что невежливо говорить «ниггер» на публике. Это не мера того, существует ли расизм или нет. Дело не только в открытой дискриминации. Общество не может полностью стереть за одну ночь все, что произошло 200–300 лет назад. Президент сказал, что отношение к расе значительно улучшилось с тех пор, как 53 года назад он родился у белой матери и черного отца. Но история рабства в стране отбрасывает длинную тень, и это все еще часть нашей ДНК, которая передается по наследству. Обама сделал это заявление в подкасте для комика Марка Марона после того, как в прошлую среду в исторической церкви для чернокожих в Чарльстоне, штат Южная Каролина, было застрелено девять человек со смертельным исходом. уважать права владельцев огнестрельного оружия, не допуская при этом попадания оружия в руки психически неуравновешенных людей. Вопрос только в том, есть ли способ приспособить этот законный набор традиций к чему-то здравому смыслу, который не позволит 21-летнему парню, который чем-то рассержен, или сбит с толку, или является расистом, или сумасшедшим, впасть в отчаяние? оружейный магазин и вдруг пакуется и может нанести огромный вред. И это не то, с чем мы когда-либо полностью смирились. Считается, что он имел в виду Дилана Руфа, 21-летний житель Южной Каролины обвиняется в убийстве девяти прихожан в церкви Emanuel AME в Чарльстоне. Интервью Обамы с комиком Марком Мароном для его подкаста WTF было записано в пятницу, но не было размещено в сети до сегодняшнего утра. Президент посетовал на то, как часто ему приходилось говорить стране о сокрушительной утрате и добавлял: «Недостаточно просто чувствовать себя плохо. Существуют действия, которые могут быть предприняты, чтобы сделать подобные события менее вероятными. И одним из таких действий, которые мы могли бы предпринять, было бы усиление некоторых основных законов о безопасности оружия, основанных на здравом смысле, которые, кстати, поддерживают большинство владельцев оружия. Он повторил свое заявление, сделанное в четверг, о том, что нет другой развитой нации на земле, которая терпит множественные расстрелы на регулярной основе и считает это нормальным. И в какой-то степени именно это и произошло в этой стране. Это стало тем, чего мы ожидаем.</text:p>
          </table:table-cell>
          <table:table-cell table:number-columns-repeated="2"/>
          <table:table-cell office:value-type="float" office:value="1" calcext:value-type="float">
            <text:p>1</text:p>
          </table:table-cell>
        </table:table-row>
        <table:table-row table:style-name="ro1">
          <table:table-cell office:value-type="float" office:value="2466" calcext:value-type="float">
            <text:p>2466</text:p>
          </table:table-cell>
          <table:table-cell office:value-type="string" calcext:value-type="string">
            <text:p>Демократ, Написавший Статью О Том, Как Женщины Фантазируют О Групповом Изнасиловании, Привлекает Больше Толпы, Чем Кандидаты В Президенты От Республиканской Партии</text:p>
          </table:table-cell>
          <table:table-cell office:value-type="string" calcext:value-type="string">
            <text:p>Продюсеры против мародеров Мужчина провел медовый месяц в коммунистической стране. Он даже написал статью о том, как женщины фантазируют о групповом изнасиловании. Прибавьте ко всему этому тот факт, что он придерживается тревожной веры в социализм, и разумный человек может подумать, что все это приведет к провалу президентской кампании. В Америке прошлого это, несомненно, было бы так. Но в прогрессивном аду Соединенные Штаты теперь стали кандидатом с такими полномочиями, кажется, что он привлекает все большую толпу сторонников. Политикус США сообщает, что кандидат в президенты от социалистов Берни Сандерс привлек большую толпу во время своего недавнего визита в Денвер. Колорадо. Настолько большой, что на самом деле это была большая толпа, чем у любого кандидата от республиканцев до сих пор: Берни Сандерс собрал большую толпу, чем любой кандидат от республиканцев, как 4, 500 сторонников заполнили его мероприятие в Денвере. Согласно кампании Сандерса: тысячи аплодирующих и скандирующих колорадцев - одна из самых больших толп для любого кандидата в президенты на данный момент. Эта кампания появилась здесь в субботу вечером, чтобы услышать, как Берни Сандерс сказал им, что они посылают сообщение классу миллиардеров, что у вас не может быть всего. Это и наша страна. По подсчетам университета, 4500 человек пришли в спортзал, атриум и поле для игры в лакросс, чтобы увидеть Сандерса, кандидата в президенты от Демократической партии и сенатора США от штата Вермонт. Сандерс собрал вторую по величине аудиторию за всю кампанию в Денвере. Единственная большая толпа, по официальным подсчетам, была на митинге Хиллари Клинтон в Нью-Йорке в прошлые выходные. Сенатор Сандерс совершает самый впечатляющий подвиг кампании. Люди взволнованы и приходят на его мероприятия. В отличие от Теда Круза, который собрал большую толпу для запуска своей кампании, проведя университетское мероприятие, на которое студенты были вынуждены прийти, энтузиазм Берни Сандерса реален. Он не платит актерам за то, чтобы они приходили на его митинги и поддерживали его, как это делал Дональд Трамп. Если утверждение веб-сайта Progressive верно, ЕСЛИ это может означать тревожную тенденцию, когда Соединенные Штаты принимают социалистическую мантру больше, чем раньше. .Но скорее всего то, что ни один кандидат от Республиканской партии еще не получил большой поддержки населения на своих митингах, это как раз результат большого поля кандидатов от Республиканской партии, и того факта, что правые избиратели просто устали. истеблишмента, шаблонных политиков, которые скажут что угодно, лишь бы их избрали. А потом делай что хочешь, попав в офис. По мере того, как число кандидатов на республиканской стороне сокращается, либо толпа будет поддерживать этого одного кандидата, либо, как это было во время последних президентских выборов, они останутся дома. Что, если история и невезение Хиллари в ее президентских выборах сохранятся, может означать, что Берни Сандерс может стать следующим президентом Соединенных Штатов. Да поможет нам Бог, если этот холодный день в аду станет реальностью. Мы видели, какой ущерб нанес этой нации один прогрессивный президент, который отрицает, что он социалист и марксист. Представьте себе разрушение, которое мог бы совершить полноправный, гордый тем, что является президентом-социалистом. Via: Progressives Today если история и невезение Хиллари в ее президентских выборах сохранятся, это может означать, что Берни Сандерс может стать следующим президентом Соединенных Штатов. Боже, помоги нам, если этот холодный день в аду станет реальностью. Мы видели, какой ущерб нанес этой нации один прогрессивный президент, который отрицает, что он социалист и марксист. Представьте себе разрушение, которое мог бы совершить полноправный, гордый тем, что является президентом-социалистом. Via: Progressives Today если история и невезение Хиллари в ее президентских выборах сохранятся, это может означать, что Берни Сандерс может стать следующим президентом Соединенных Штатов. Боже, помоги нам, если этот холодный день в аду станет реальностью. Мы видели, какой ущерб нанес этой нации один прогрессивный президент, который отрицает, что он социалист и марксист. Представьте себе разрушение, которое мог бы совершить полноправный, гордый тем, что является президентом-социалистом. Via: Progressives Today</text:p>
          </table:table-cell>
          <table:table-cell table:number-columns-repeated="2"/>
          <table:table-cell office:value-type="float" office:value="1" calcext:value-type="float">
            <text:p>1</text:p>
          </table:table-cell>
        </table:table-row>
        <table:table-row table:style-name="ro1">
          <table:table-cell office:value-type="float" office:value="2467" calcext:value-type="float">
            <text:p>2467</text:p>
          </table:table-cell>
          <table:table-cell office:value-type="string" calcext:value-type="string">
            <text:p>Невероятное Видео, Что Полиция Нью-Йорка Бит Мужчиной В Толпе, В То Время Как Арестованная Женщина Пытается Украсть Пистолет Женщины-Полицейского</text:p>
          </table:table-cell>
          <table:table-cell office:value-type="string" calcext:value-type="string">
            <text:p>Зачем кому-то рисковать своей жизнью, служа своему сообществу в качестве полицейского в этой враждебной, антиполицейской, свободной для всех среде, созданной Бараком Обамой, Эриком Холдером и Элом Шарптоном? На двух офицеров полиции Нью-Йорка напали и несколько раз ударили черный мужчина при попытке арестовать женщину. Можно увидеть, как арестованная женщина несколько раз пыталась выхватить пистолет у женщины-офицера полиции Нью-Йорка во время ссоры. Через: LiveLeak</text:p>
          </table:table-cell>
          <table:table-cell table:number-columns-repeated="2"/>
          <table:table-cell office:value-type="float" office:value="1" calcext:value-type="float">
            <text:p>1</text:p>
          </table:table-cell>
        </table:table-row>
        <table:table-row table:style-name="ro1">
          <table:table-cell office:value-type="float" office:value="2468" calcext:value-type="float">
            <text:p>2468</text:p>
          </table:table-cell>
          <table:table-cell office:value-type="string" calcext:value-type="string">
            <text:p>[Видео] Rino Strategist Карл Роув Находится Решением Насилия С Оружием: Отмените Вторую Поправку</text:p>
          </table:table-cell>
          <table:table-cell office:value-type="string" calcext:value-type="string">
            <text:p>Почему FOX News вообще дает этому парню микрофон? Он потерял свою актуальность около десяти лет назад, и все же FOX News по-прежнему считает, что американцам небезразлично все, что он говорит. Он был против контроля над оружием, прежде чем он стал за него. Республиканский стратег Карл Роув заявил в воскресенье в эфире Fox News, что единственный способ остановить насилие, связанное с оружием, такое как резня в среду в Африканской методистской церкви Эммануэля в Чарльстоне, Южная Каролина, - это отменить права американских граждан на Вторую поправку. .Когда Крис Уоллес спросил Роува, как мы можем остановить насилие, давний защитник прав на оружие заявил, что мы как нация добились больших успехов в сопереживании жертвам стрельбы такого типа, но единственный способ гарантировать, что они остановит, чтобы удалить оружие из общества. Что вы думаете? УОЛЛАС: Как нам остановить насилие? Что вы думаете? РОУВ: Хотел бы я, чтобы у меня был простой ответ на этот вопрос, но я не думаю, что есть простой ответ Как вы думаете? Мы видели акт зла. Расистское, фанатичное зло, и для меня удивительно то, что оно было встречено с горем и любовью. Подумайте о том, как далеко мы продвинулись с 1963 года. Весь вес правительства Юга был направлен на то, чтобы помешать найти, задержать и привлечь к ответственности людей, совершивших взрыв [в Бирмингеме]. Что вы думаете? И здесь мы увидели, как целое государство, целое сообщество, весь народ собрались вместе, скорбят как один и объединились в вере, что это был злой поступок, так что мы прошли долгий путь. Что вы думаете? Возможно, есть какой-то волшебный закон, который удержит нас от того, чтобы их стало больше. Я имею в виду, что единственный способ гарантировать, что мы резко сократим количество актов насилия с применением огнестрельного оружия, — это удалить оружие из общества.</text:p>
          </table:table-cell>
          <table:table-cell table:number-columns-repeated="2"/>
          <table:table-cell office:value-type="float" office:value="1" calcext:value-type="float">
            <text:p>1</text:p>
          </table:table-cell>
        </table:table-row>
        <table:table-row table:style-name="ro1">
          <table:table-cell office:value-type="float" office:value="2469" calcext:value-type="float">
            <text:p>2469</text:p>
          </table:table-cell>
          <table:table-cell office:value-type="string" calcext:value-type="string">
            <text:p>Черная Женщина В Чарлстоне Предупреждает: «Будет Расовая Война Против 'Cracka's'»</text:p>
          </table:table-cell>
          <table:table-cell office:value-type="string" calcext:value-type="string">
            <text:p>Весь прогресс, достигнутый в расовых отношениях в Америке со времен эры гражданских прав, был проигнорирован очень многими разгневанными чернокожими, купившимися на тщательно организованную расовую войну Обамы, Шарптона и Холдера, финансируемую их другом Джорджем Соросом. Поскольку основные либеральные СМИ хотят использовать ужасающую бойню в Чарльстоне, чтобы атаковать консерваторов, унижать белых людей и действовать так, как будто действия Дилана Руфа представляют собой нормальное явление, я счел справедливым поднять случай с чернокожей женщиной из Чарльстона, Систой. Солове, который на этой неделе, по сути, утверждал, что превосходство белых ведет нас к расовой войне против кракиков. Она сделала заявление в среду, разговаривая с редактором Breitbart Texas Брэндоном Дарби возле Американской методистской церкви Матери Эммануэль в Чарльстоне. Когда он спросил ее, что, по ее мнению, в конечном итоге произойдет в результате действий Руфа, она ответила: «Настоящий вопрос в том, что если бы все было наоборот, что бы это было? https://youtu.be/_o-rzGRSu8sЕсли бы черный человек, если бы ниггер убил девять кряков, он был бы мертв. Мы бы даже не говорили о его ободранной заднице. Хорошо. Но этот крэк, О, он психически болен. О, знаете, молитесь за него. О, у них есть системы поддержки для него. Нет, это повестка дня, и будет расовая война, потому что она продолжается. Вы не можете идти молиться. Нельзя быть ребенком на детской площадке. Вы не можете носить толстовку со Skittles. Ты не можешь быть черным. Что должен делать хороший ниггер, Масса? Что должен сделать хороший ниггер, чтобы его не застрелили? Это хороший вопрос, не так ли? Причина, по которой Руф до сих пор жив, заключается в том, что он выполнил приказ полиции и не сопротивлялся аресту. Это резко контрастирует с такими людьми, как, скажем, Майк Браун и Эрик Гарнер. Комментарий о ребенке на игровой площадке относился к 12-летнему Тамиру Райсу, который погиб в результате несчастного случая после того, как прохожий сообщил, что мужчина сидит на качелях и направляя пистолет на людей. Пистолет оказался фальшивым, хотя, согласно сообщениям, Райс потянулся к нему, когда копы сказали ему поднять руки. который был законно застрелен Джорджем Циммерманом после того, как напал на парня без всякой законной причины. В любом случае. Затем Систа Солове представила то, что участник Breitbart Ли Странахан точно назвал академическим марксистским посланием о белых привилегиях, которое подчеркивает нынешнее движение Black Lives Matter: оно называется белыми привилегиями. Вы не понимаете, откуда наш гнев. Никто не понимает. Наша история исходит из того, что наша семья говорит нам: «О, вы не можете быть черными». Не делай этого, не ходи к тому фонтану, не делай этого, и мы все еще будем иметь дело с этим дерьмом. Что мы будем делать с гневом? Что мы будем делать с гневом? Что мы делаем? Через: DownTrend Не ходи к этому фонтану, не делай этого, и мы все еще разбираемся с этим дерьмом. Что мы будем делать с гневом? Что мы будем делать с гневом? Что мы делаем? Через: DownTrend Не ходи к этому фонтану, не делай этого, и мы все еще разбираемся с этим дерьмом. Что мы будем делать с гневом? Что мы будем делать с гневом? Что мы делаем? Через: DownTrend</text:p>
          </table:table-cell>
          <table:table-cell table:number-columns-repeated="2"/>
          <table:table-cell office:value-type="float" office:value="1" calcext:value-type="float">
            <text:p>1</text:p>
          </table:table-cell>
        </table:table-row>
        <table:table-row table:style-name="ro1">
          <table:table-cell office:value-type="float" office:value="2470" calcext:value-type="float">
            <text:p>2470</text:p>
          </table:table-cell>
          <table:table-cell office:value-type="string" calcext:value-type="string">
            <text:p>Незаконные Иностранные Преступники, Объявляющие Голодовку В Тюрьме Az, Предъявили Список Требований, В Том Числе Снятие Угрозы Депортации</text:p>
          </table:table-cell>
          <table:table-cell office:value-type="string" calcext:value-type="string">
            <text:p>Это напоминает нам список требований, которые были выдвинуты американскими заключенными в Мексике, о, подождите, неважно. Граница была горячей темой в этой стране, так как потоки нелегальных иммигрантов хлынули через границу. Что еще хуже, эти нелегалы ​​получают льготы, за которые заплатили трудолюбивые американцы, и они продолжают демонстрировать неуважение к нашей культуре или делать какие-либо попытки ассимилироваться. У правоохранительных органов были связаны руки на каждом этапе пути, и когда им наконец удается задерживать нелегалов, это вызывает только больше проблем. В субботу утром группа из 200 нелегальных иммигрантов объявила голодовку в центре содержания под стражей Элой недалеко от Феникса. Мужчины сели во дворе отдыха в 9:45 и объявили забастовку, сообщила правозащитная группа Puente Movement: принятие мер в связи с тем, что они назвали жестокими и бесчеловечными условиями. Недавняя смерть Жоса де Джеса Дениз-Саагна стала объединяющим лозунгом для этих правонарушителей. Они утверждают, что он умер при загадочных обстоятельствах, и хотят получить ответы на свои вопросы. Дениз-Саагн был найден мертвым в своей камере и не имел признаков травм, но задержанные, присоединившиеся к забастовке в субботу, рассказали, что охранники избили его и заперли в одиночной камере, прежде чем он умер. Эти преступники также говорят, что их заставляют работать в центре за 1 доллар в день и иногда не получают необходимой медицинской помощи. Франциска Порча, директор Движения Пуэнте, сказала: «Они возмущены, потому что именно они слышали, как он кричал о пощаде, это была соломинка, которая сломала спину верблюда». У преступников есть список требований, которые необходимо выполнить, чтобы забастовка закончилась. которые включают: Независимое расследование двух недавних смертей, которые имели загадочные обстоятельства и проблемы охранников, применяющих чрезмерную силу. Условия их содержания под стражей должны быть улучшены, что будет включать как медицинскую, так и психиатрическую помощь. Они должны иметь доступ к юридическим ресурсам и судебным слушаниям. по запросу. Эксплуатация задержанных на работе должна быть прекращена. Не должно быть больше уголовной ответственности, задержаний и депортаций. Что за лицемерие, когда в США берут людей за работу без документов, а работать на частную корпорацию за доллар в день вполне законно? Порча сказал. В ответ на требования Иммиграционная и таможенная служба США (ICE) опубликовала в субботу заявление: Иммиграционная и таможенная служба (ICE) стремится обеспечить благополучие лиц, содержащихся под стражей, руководители ICE и сотрудники центра содержания под стражей регулярно общаются с задержанными и уважают право людей на выражение своего мнения. Задержанные ICE находятся под постоянным наблюдением сотрудников центра и медицинского персонала. Я уверен, что мы все можем согласиться с идеей, что люди должны получать надлежащую медицинскую и психиатрическую помощь, но на самом деле другие требования? К ним не должно быть никакого особого отношения, поскольку они не являются американскими гражданами. Иметь наглость требовать, чтобы не было угрозы криминализации, задержания и депортации — абсолютное безумие. Их бы не задержали, если бы они не нарушили закон, когда нелегально въехали в эту страну. Через: Mad World News Руководители ICE и сотрудники центра содержания под стражей регулярно общаются с заключенными и уважают право людей на выражение своего мнения. Задержанные ICE находятся под постоянным наблюдением сотрудников центра и медицинского персонала. Я уверен, что мы все можем согласиться с идеей, что люди должны получать надлежащую медицинскую и психиатрическую помощь, но на самом деле другие требования? К ним не должно быть никакого особого отношения, поскольку они не являются американскими гражданами. Иметь наглость требовать, чтобы не было угрозы криминализации, задержания и депортации — абсолютное безумие. Их бы не задержали, если бы они не нарушили закон, когда нелегально въехали в эту страну. Через: Mad World News Руководители ICE и сотрудники центра содержания под стражей регулярно общаются с заключенными и уважают право людей на выражение своего мнения. Задержанные ICE находятся под постоянным наблюдением сотрудников центра и медицинского персонала. Я уверен, что мы все можем согласиться с идеей, что люди должны получать надлежащую медицинскую и психиатрическую помощь, но на самом деле другие требования? К ним не должно быть никакого особого отношения, поскольку они не являются американскими гражданами. Иметь наглость требовать, чтобы не было угрозы криминализации, задержания и депортации — абсолютное безумие. Их бы не задержали, если бы они не нарушили закон, когда нелегально въехали в эту страну. Через: Mad World News Я уверен, что мы все можем согласиться с идеей, что люди должны получать надлежащую медицинскую и психиатрическую помощь, но на самом деле другие требования? К ним не должно быть никакого особого отношения, поскольку они не являются американскими гражданами. Иметь наглость требовать, чтобы не было угрозы криминализации, задержания и депортации — абсолютное безумие. Их бы не задержали, если бы они не нарушили закон, когда нелегально въехали в эту страну. Через: Mad World News Я уверен, что мы все можем согласиться с идеей, что люди должны получать надлежащую медицинскую и психиатрическую помощь, но на самом деле другие требования? К ним не должно быть никакого особого отношения, поскольку они не являются американскими гражданами. Иметь наглость требовать, чтобы не было угрозы криминализации, задержания и депортации — абсолютное безумие. Их бы не задержали, если бы они не нарушили закон, когда нелегально въехали в эту страну. Через: Mad World News</text:p>
          </table:table-cell>
          <table:table-cell table:number-columns-repeated="2"/>
          <table:table-cell office:value-type="float" office:value="1" calcext:value-type="float">
            <text:p>1</text:p>
          </table:table-cell>
        </table:table-row>
        <table:table-row table:style-name="ro1">
          <table:table-cell office:value-type="float" office:value="2471" calcext:value-type="float">
            <text:p>2471</text:p>
          </table:table-cell>
          <table:table-cell office:value-type="string" calcext:value-type="string">
            <text:p>Величайший Организатор Сообщества: Ваш Район Слишком Белый? Это Слишком Богатое? Обама Планирует «Исправить» Их, Используя Правительство Для Обеспечения Разнообразия</text:p>
          </table:table-cell>
          <table:table-cell office:value-type="string" calcext:value-type="string">
            <text:p>Конечно, правительству придется заняться всей этой проблемой неравенства доходов, потому что очевидно, что каждый нелегальный иностранец или бедный американец не имеет финансовых средств, чтобы жить в более богатых общинах или пригородах. Социализм наступил, и если мы не найдем в Конгрессе кого-то, кто захочет противостоять этому президенту, все, над чем так тяжело трудились американцы, скорее всего, будет отнято правительственными силами. пытается реорганизовать ваше сообщество из Вашингтона. Очевидно, президент Обама считает, что ваш район может быть недостаточно инклюзивным, поэтому он поручил своему Департаменту жилищного строительства и городского развития издать новое правило под названием «Утвердительное содействие справедливому жилищному строительству», которое призвано заставить сообщества диверсифицировать. По словам администрации Обамы, в слишком многих районах выбор жилья по-прежнему ограничивается дискриминацией в отношении жилья, работой рынков жилья и [и] инвестиционным выбором держателей капитала. (Да, это цитата из фактического документа HUD, а не плохой дипломной работы о Карле Марксе.) В соответствии с предложенным Обамой правилом, федеральное правительство будет собирать огромное количество данных о расовом, этническом и социально-экономическом составе тысяч местных жителей. сообщества, ища признаки неравенства по расе, цвету кожи, религии, полу, семейному положению, национальному происхождению или инвалидности в доступе к активам сообщества. Затем правительство будет нацеливаться на сообщества с результатами, которые ему не нравятся, и использовать миллиарды долларов из федеральных грантов, чтобы подкупать или шантажировать их, чтобы они изменили свою политику зонирования и жилищного строительства. Речь идет не о блокировании жилищной дискриминации, что является незаконным с 1968 года. Отказать вам в ссуде или помешать вам купить дом из-за вашей расы, вероисповедания или цвета кожи является незаконным. Социально-экономический статус является и должен быть другим вопросом. Если вы хотите купить хороший дом в пригороде, вы должны быть в состоянии себе это позволить. Видимо, Обама считает это несправедливой дискриминацией со стороны держателей капитала. Передача решений о том, как управлять местными сообществами, в руки федеральных бюрократов — это посягательство на свободу. Местная автономия необходима для свободы. Как выразился Милтон Фридман в книге «Капитализм и свобода»: «Если мне не нравится то, чем занимается мое местное сообщество, будь то удаление сточных вод, зонирование или школы, я могу переехать в другое местное сообщество». . . . Если мне не нравится то, что делает мой штат, я могу перейти в другой. Если мне не нравится то, что навязывает Вашингтон, У меня мало альтернатив в этом мире завистливых наций. Вашингтон не имеет права навязывать решения о зонировании и жилищной политике тысячам местных сообществ. Предлагаемое правило может стать проблемой в президентской гонке. Секретарь HUD Джулиан Кастро, человек, назначенный для реализации этой новой политики, находится во всех списках кандидатов на пост кандидата на пост кандидата от Хиллари Клинтон. Более того, как отмечает Стэнли Курц из National Review, сбор всех данных потребует времени, а это означает, что решения о том, как использовать эти данные, будут приниматься следующим президентом, кем бы он ни оказался. ополчились на это правило и правильно сделали. Федеральное правительство не должно иметь права голоса по поводу того, является ли ваш район слишком еврейским или слишком белым, или в нем слишком много супружеских пар. Но республиканцы должны быть очень осторожны. Демократы хотят, чтобы Республиканская партия выступила против этого правила, и видят в этом возможность изобразить республиканцев как партию, которая хочет защитить богатые белые пригороды и не пускать цветных бедняков. Консерваторы должны сделать это абсолютно ясно: мы верим американцам. представителей всех рас, цветов кожи и вероисповеданий должны быть свободны жить там, где они хотят. И мы хотим помочь им в этом, открывая экономические возможности для тех, кто находится на дне, чтобы больше американцев могли получить лучшее образование и лучшую работу и, в конечном итоге, переехать в лучшие районы. При Обаме эти возможности исчезали для американцев, находящихся на дне нашего экономика. Пока он говорит о неравенстве, бедные стали еще беднее, а богатые стали еще богаче благодаря Обаме. Во время выздоровления Обамы, Американцы, входящие в верхние 5 процентов домохозяйств (со средним доходом более 320 000 долларов), были единственной группой в Соединенных Штатах, чьи доходы выросли с 2009 по 2013 год. реальные доходы падают в среднем на 7 процентов. Как объясняет президент Американского института предпринимательства Артур С. Брукс: «Наш предполагаемый прогрессивный президент непреднамеренно совершил плутократическое проявление силы. То, что Вашингтон контролирует политику жилищного строительства и зонирования тысяч местных сообществ, не изменит этого. Ответ заключается не в том, чтобы заставить местные органы власти строить доступное жилье в богатых общинах. Ответ заключается в том, чтобы восстановить восходящую мобильность в Соединенных Штатах, чтобы больше людей могли позволить себе жилье в богатых сообществах. Через: Washington Post 000) были единственной группой в Соединенных Штатах, чьи доходы выросли с 2009 по 2013 год. Между тем, больше всего пострадали самые бедные 20 процентов, чьи реальные доходы упали в среднем на 7 процентов. Как объясняет президент Американского института предпринимательства Артур С. Брукс: «Наш предполагаемый прогрессивный президент непреднамеренно совершил плутократическое проявление силы. То, что Вашингтон контролирует политику жилищного строительства и зонирования тысяч местных сообществ, не изменит этого. Ответ заключается не в том, чтобы заставить местные органы власти строить доступное жилье в богатых общинах. Ответ заключается в том, чтобы восстановить восходящую мобильность в Соединенных Штатах, чтобы больше людей могли позволить себе жилье в богатых сообществах. Через: Washington Post 000) были единственной группой в Соединенных Штатах, чьи доходы выросли с 2009 по 2013 год. Между тем, больше всего пострадали самые бедные 20 процентов, чьи реальные доходы упали в среднем на 7 процентов. Как объясняет президент Американского института предпринимательства Артур С. Брукс: «Наш предполагаемый прогрессивный президент непреднамеренно совершил плутократическое проявление силы. То, что Вашингтон контролирует политику жилищного строительства и зонирования тысяч местных сообществ, не изменит этого. Ответ заключается не в том, чтобы заставить местные органы власти строить доступное жилье в богатых общинах. Ответ заключается в том, чтобы восстановить восходящую мобильность в Соединенных Штатах, чтобы больше людей могли позволить себе жилье в богатых сообществах. Через: Washington Post больше всего пострадали представители беднейших 20 процентов, чьи реальные доходы упали в среднем на 7 процентов. Как объясняет президент Американского института предпринимательства Артур С. Брукс: «Наш предполагаемый прогрессивный президент непреднамеренно совершил плутократическое проявление силы. То, что Вашингтон контролирует политику жилищного строительства и зонирования тысяч местных сообществ, не изменит этого. Ответ заключается не в том, чтобы заставить местные органы власти строить доступное жилье в богатых общинах. Ответ заключается в том, чтобы восстановить восходящую мобильность в Соединенных Штатах, чтобы больше людей могли позволить себе жилье в богатых сообществах. Через: Washington Post больше всего пострадали представители беднейших 20 процентов, чьи реальные доходы упали в среднем на 7 процентов. Как объясняет президент Американского института предпринимательства Артур С. Брукс: «Наш предполагаемый прогрессивный президент непреднамеренно совершил плутократическое проявление силы. То, что Вашингтон контролирует политику жилищного строительства и зонирования тысяч местных сообществ, не изменит этого. Ответ заключается не в том, чтобы заставить местные органы власти строить доступное жилье в богатых общинах. Ответ заключается в том, чтобы восстановить восходящую мобильность в Соединенных Штатах, чтобы больше людей могли позволить себе жилье в богатых сообществах. Через: Washington Post Наш якобы прогрессивный президент непреднамеренно совершил плутократическое проявление силы. То, что Вашингтон контролирует политику жилищного строительства и зонирования тысяч местных сообществ, не изменит этого. Ответ заключается не в том, чтобы заставить местные органы власти строить доступное жилье в богатых общинах. Ответ заключается в том, чтобы восстановить восходящую мобильность в Соединенных Штатах, чтобы больше людей могли позволить себе жилье в богатых сообществах. Через: Washington Post Наш якобы прогрессивный президент непреднамеренно совершил плутократическое проявление силы. То, что Вашингтон контролирует политику жилищного строительства и зонирования тысяч местных сообществ, не изменит этого. Ответ заключается не в том, чтобы заставить местные органы власти строить доступное жилье в богатых общинах. Ответ заключается в том, чтобы восстановить восходящую мобильность в Соединенных Штатах, чтобы больше людей могли позволить себе жилье в богатых сообществах. Через: Washington Post</text:p>
          </table:table-cell>
          <table:table-cell table:number-columns-repeated="2"/>
          <table:table-cell office:value-type="float" office:value="1" calcext:value-type="float">
            <text:p>1</text:p>
          </table:table-cell>
        </table:table-row>
        <table:table-row table:style-name="ro1">
          <table:table-cell office:value-type="float" office:value="2472" calcext:value-type="float">
            <text:p>2472</text:p>
          </table:table-cell>
          <table:table-cell office:value-type="string" calcext:value-type="string">
            <text:p>Разнообразие Пошло: Правительство Сша Планирует Заменить Александра Гамильтона На 10-Долларовой Банкноте Женщиной…</text:p>
          </table:table-cell>
          <table:table-cell office:value-type="string" calcext:value-type="string">
            <text:p>Мы живем в такое историческое время, что я едва могу принять все разнообразие и равенство. Помогите нам выбрать женщину, которую режим Обамы выберет вместо Александра Гамильтона на 10-долларовой банкноте (ниже). Министерство финансов готовится объявить, что на 10-долларовой купюре будет изображена женщина, поскольку источник подтвердил, что это, похоже, преждевременный твит. Министр финансов Джек Лью объявит в четверг, что Бюро гравировки и печати поместит женщину на счет уже в 2020 году. Через: Weasel ZippersВечером в среду Нэнси Линдборг написала в Твиттере: Sec Lew объявила о двухдневном историческом решении изобразить женщину на новой 10-долларовой купюре. О времени! Поделитесь идеями о том, кого представить #TheNewTen. Нэнси Линдборг (@nancylindborg) 17 июня 2015 г. У нас есть несколько предположений относительно того, кого режим Обамы выберет в качестве замены Александру Гамильтону:</text:p>
          </table:table-cell>
          <table:table-cell table:number-columns-repeated="2"/>
          <table:table-cell office:value-type="float" office:value="1" calcext:value-type="float">
            <text:p>1</text:p>
          </table:table-cell>
        </table:table-row>
        <table:table-row table:style-name="ro1">
          <table:table-cell office:value-type="float" office:value="2473" calcext:value-type="float">
            <text:p>2473</text:p>
          </table:table-cell>
          <table:table-cell office:value-type="string" calcext:value-type="string">
            <text:p>Городской Совет Округа Колумбия Украл 110 Тысяч Долларов Из Фонда «Дети В Группе Риска» Для Финансирования Инаугурационного Бала Обамы</text:p>
          </table:table-cell>
          <table:table-cell office:value-type="string" calcext:value-type="string">
            <text:p>Разве дети уже не достаточно страдают из-за того, что их заставляют есть помои Муча на обед? Разве это не всегда все о детях для профсоюзов и демократов? Когда городской совет Вашингтона, округ Колумбия, умолял о выделении 110 000 долларов на программу для детей из групп риска, они кричали, что это для детей. Но вскоре после того, как деньги были переданы городу, чиновники решили использовать их для финансирования большой вечеринки в честь инаугурации Обамы в 2009 году. Теперь один чиновник был осужден за эту кражу. Бывший чиновник округа Колумбия Нил С. Роджерс был осужден на этой неделе за кражу, а шесть других признали себя виновными в отдельных делах о незаконном присвоении финансирования. Нил С. Роджерс, бывший чиновник правительства округа Колумбия. , был приговорен во вторник за его роль в незаконном присвоении 110 000 долларов, предназначенных для округа Колумбия. s Фонд «Дети в группе риска» и «Профилактика наркотиков» для покрытия дефицита 51-го инаугурационного бала штата в честь инаугурации президента Обамы в 2009 году. Роджерс, признанный виновным в мошенничестве в марте, был приговорен к 36 дням (отбывание наказания по выходным) плюс два года испытательного срока. . Роджерс также должен выплатить все 110 000 долларов в качестве компенсации за свое преступление. В 2008 году, когда велись приготовления к празднованию инаугурации, газета Washington City Paper сообщила о ранних планах бывшего члена совета Гарри Томаса-младшего относительно 51-го инаугурационного бала штата, отметив, что должен быть план по сбору средств для мероприятия. а также проблемы безопасности и очистки. Томас говорит, что обо всем этом позаботятся; он говорит, что планирует искать частные пожертвования, чтобы покрыть разницу между стоимостью мероприятия и доходами, полученными от стоимости билета в 51 доллар. Пожертвования, однако не хватило. Чиновники Министерства юстиции описали роль Роджерса в схеме незаконного присвоения в пресс-релизе во вторник. Через: Right Wing News</text:p>
          </table:table-cell>
          <table:table-cell table:number-columns-repeated="2"/>
          <table:table-cell office:value-type="float" office:value="1" calcext:value-type="float">
            <text:p>1</text:p>
          </table:table-cell>
        </table:table-row>
        <table:table-row table:style-name="ro1">
          <table:table-cell office:value-type="float" office:value="2474" calcext:value-type="float">
            <text:p>2474</text:p>
          </table:table-cell>
          <table:table-cell office:value-type="string" calcext:value-type="string">
            <text:p>[Видео] При Виде Двух Голых Лесбианок В Постели Вместе Захотетесь Йогуртом? Чобани, По-Видимому, Так Думает</text:p>
          </table:table-cell>
          <table:table-cell office:value-type="string" calcext:value-type="string">
            <text:p>Это действительно позор, когда компания, которая производит действительно отличный продукт, больше руководствуется своим желанием продвигать извращенное социальное сообщение, чем продвигать свой продукт. Мой муж благодарит вас, Чобани, за то, что вы решили засунуть нам в глотку свою марку разнообразия, у него будет на 20 коробок йогурта Чобани меньше, чтобы перемещаться в нашем холодильнике каждую неделю. Бренд греческого йогурта Chobani в понедельник представил последний телевизионный ролик для своего йогурта Simply 100, с неожиданным поворотом в конце на последних секундах рекламы, пара, которая ест йогурт в постели, оказывается лесбиянками. Создано рекламным агентством Opperman Weiss. , 30-секундный ролик, являющийся частью новой рекламной кампании Love This Life, состоящей из семи частей, показывает обнаженную женщину, которая ест йогурт Chobani в постели рядом со своим партнером. Женщина наклоняется и щекочет ногу своего партнера, затем соблазнительно соскальзывает с кровати, когда на экране появляется новый слоган бренда. Директор по маркетингу компании Chobani Питер МакГиннес рассказал журналу AdWeek, посвященному рекламной индустрии, что использование лесбийской пары в этом ролике было естественным продолжением новой кампании. Кампания надеется привлечь внимание к серии современных американских историй, которые связывают ценности бренда с ценностями его поклонников. Для нас это почему бы и нет [с изображением однополой пары], а не почему, сказал МакГиннес AdWeek. Ничего нового здесь, скажем так. Инклюзивность и равенство были и остаются основополагающими и основополагающими для компании. Chobani — последний бренд, который включил в свою рекламу однополые пары. В январе магазин роскошных ювелирных изделий Tiffany &amp; Co. представил свой первый ролик с участием гей-пары. Среди других брендов, демонстрирующих в своей рекламе однополые пары, — Wells Fargo и магазин одежды Gap. Телевизионная реклама представляет собой нечто вроде новой границы для ЛГБТ-движения. Конечно, само телевидение взорвалось приветствуемыми критиками программами с участием геев и трансгендерных персонажей. Брюс Дженнер, который в прошлом месяце появился в образе женщины на обложке ныне печально известного журнала Vanity Fair, собирается сыграть главную роль в новом фильме «Я — Кейт». документальный сериал из восьми частей о жизни трансгендерной женщины, премьера которого состоится этим летом на канале E! сеть. Этим летом четырнадцатилетняя трансгендерная старшеклассница Джаз Дженнингс также получит собственное реалити-шоу All That Jazz на канале TLC. Эти шоу — лишь первые в ожидаемом всплеске программ реалити-шоу на трансгендерную тематику. Актриса-трансгендер Лаверн Кокс была номинирована на премию «Эмми» за тюремный сериал Netflix «Оранжевый — хит сезона». в то время как Джеффри Тэмбор получил «Золотой глобус» за роль переходного отца Мауры Пфефферман в «Прозрачном» Amazon, который сам получил награды «Лучший телесериал» на «Глобусе» в этом году. хип-хоп-магнат на Empire, крупнейшем шоу на телевидении в прошлом сезоне. А в марте семейная программа канала ABC «Фостеры» вошла в историю, продемонстрировав самый молодой однополый поцелуй между двумя 13-летними мальчиками. Через Breitbart NewsНиже вы найдете сообщение, которое я отправил Чобани. Пожалуйста, отправьте собственное сообщение по этому адресу: www.care.chobani.com Вы сошли с ума? О чем вы думали, когда снимали рекламу своего высококачественного йогурта с участием двух голых лесбиянок в постели? У меня есть несколько крупных социальных сетей, и когда я сижу и пишу о вашем решении разместить ваши сообщения в социальных сетях выше вашего продукта, я понимаю, что 20-25 коробок Chobani, которые я покупаю для себя и трех своих спортивных дочерей, будут последним йогуртом Chobani, который я куплю. Когда мои девочки спрашивают меня, почему? Мне придется объяснить им, что вы решили навязать жизнь меньшинства обычным американцам, не заботясь о том, как это может повлиять на маленьких детей и традиционные семьи, которые покупают ваш продукт. Я ничего не имею против однополых отношений, однако я имею что-то против компании, которой я так долго был предан, решив навязать Америке образ жизни, который мы просто не хотим навязывать нам. Мой муж будет счастлив, так как у него будет больше места в холодильнике, чтобы пиво оставалось холодным, потому что теперь я буду покупать большие упаковки йогурта Fage и добавлять свои фрукты. Пока Чобани! Я надеюсь, что ваше сообщение стоило негативной реакции, которую вы обязательно получите. На этот раз вы зашли слишком далеко Вот их ответ по электронной почте (включая имя респондента, а также его номер телефона: Привет, Пэтти. Спасибо, что поделились с нами своими мыслями о нашей новой рекламе Love This Life. Мы запустили наша кампания «Любите эту жизнь» в мае, чтобы отразить наших поклонников и отметить роль, которую натуральная пища играет в их жизни. наши продукты нравятся всем и отмечают это разнообразие.С момента основания мы всегда верили в честность и подлинность во всем, что мы делаем.Эта кампания является частью этой миссии, и мы надеемся, что вы понимаете, что мы остаемся верными нашей основной миссии. .</text:p>
          </table:table-cell>
          <table:table-cell table:number-columns-repeated="2"/>
          <table:table-cell office:value-type="float" office:value="1" calcext:value-type="float">
            <text:p>1</text:p>
          </table:table-cell>
        </table:table-row>
        <table:table-row table:style-name="ro1">
          <table:table-cell office:value-type="float" office:value="2475" calcext:value-type="float">
            <text:p>2475</text:p>
          </table:table-cell>
          <table:table-cell office:value-type="string" calcext:value-type="string">
            <text:p>[Видео] Женщина В Детройте Убила Лучшего Друга Из-За Президентской Гонки В 2012 Году… Сми Отказываются Говорить, Что Убийца Поддерживал Обаму</text:p>
          </table:table-cell>
          <table:table-cell office:value-type="string" calcext:value-type="string">
            <text:p>Если бы убийца выступал в защиту республиканца, стали бы СМИ так усердно работать, чтобы сохранить в тайне ее политические убеждения? В драматическом и красочном деле с сильным политическим подтекстом женщине из Ливонии, штат Мичиган, было приказано предстать перед судом за убийство после того, как она якобы забила свою соседку до смерти медленноваркой после ссоры из-за президентской политики. Средства массовой информации старательно избегают любых расследований политики обвиняемых и потерпевших, которые обычно рассказывают вам историю. Несколько секунд интернет-расследований заполняют некоторые детали, которые происходят в том направлении, в котором любой консервативный (но не репортер СМИ) мог бы заподозрить.// '); // ]]&gt;https://youtu. в жилом комплексе для престарелых McNamara Towers в квартале 19300 в Перлингбруке свидетельствовал офицер Томас Бловельт. Бловельт сказал, что обнаружил кровь на всех стенах, на полу, на всей жертве. Другими словами, крайне жестокое убийство. Не совсем на уровне ИГИЛ, но под рукой не было ни мечей, ни клеток, ни жидкости для зажигалок. Используя то, что было под рукой, мультиварку (очевидно, это была кухонная дискуссия), г-жа Ливи была избита до смерти, поскольку она тщетно пыталась защитить себя. сказал, что две женщины спорили о президентской политике. Каковы бы ни были разногласия между демократами и республиканцами, сказал он. Как консерватор, я привык, что слева в меня поливают язвами. Конечно, справа есть неотесанные и жестокие люди, но в эту эпоху можно увидеть, как расовые агитаторы слева особенно провоцируют жестокие нападения, как, например, после стрельбы в Фергюсоне, штат Миссури. Я не знаю о каких-либо бунтах консерваторов за последние несколько десятилетий. Подсудимая, г-жа Салливан, чернокожая. Мы знаем, что примерно 92% чернокожих проголосовали за президента Обаму. Жертва, мисс Ливи, белая. Взгляните на страницу «Правосудие для Шерил Ливи» в Facebook, чтобы увидеть ее фотографии: это, конечно, не окончательное доказательство. Возможно, г-жа Ливи была крайне левой. споря с г-жой Салливан, что Обама недостаточно прогрессивен. Или, может быть, мисс Салливан принадлежала к небольшому меньшинству консервативных чернокожих, хотя я никогда в жизни не слышал о чернокожем консерваторе, склонном к насилию (Кларенс Томас, Томас Соуэлл, Ллойд Маркус, Кевина Джексона они все склонны к задумчивости). Но шансы таковы, что демократ убил критика президента Обамы (президентская политика сегодня обязательно связана с президентом Обамой) после горячего политического спора. Я был бы готов поставить на это значительную сумму денег с любым, кто дал бы мне равные шансы. Через: American Thinker</text:p>
          </table:table-cell>
          <table:table-cell table:number-columns-repeated="2"/>
          <table:table-cell office:value-type="float" office:value="1" calcext:value-type="float">
            <text:p>1</text:p>
          </table:table-cell>
        </table:table-row>
        <table:table-row table:style-name="ro1">
          <table:table-cell office:value-type="float" office:value="2476" calcext:value-type="float">
            <text:p>2476</text:p>
          </table:table-cell>
          <table:table-cell office:value-type="string" calcext:value-type="string">
            <text:p>[Видео] Мусульманин Удал Гей-Пару Стулом По Головам На Манхэттене: Почему Это Не Будет Рассматриваться Как Преступление На Почве Ненависти</text:p>
          </table:table-cell>
          <table:table-cell office:value-type="string" calcext:value-type="string">
            <text:p>Источники, знакомые с ходом расследования, заявили. Обвинения могут быть повышены после предъявления ему обвинений во вторник днем, сообщил второй источник в полиции. Эль-Амин покинул город после нападения, но заявил о своей невиновности в Интернете. Вот видео, снятое камерой наблюдения. в ресторане. Вам судить: Видео: WABC News TV New YorkВ своей статье в блоге The G-List Эль-Амин сказал, что на него напали первыми. Я был жертвой, которую сидел за своим столом, — написал он. Без всякой провокации он подошел и ударил меня. Никакого оскорбления в его адрес не было. Через: NY Daily News WABC News TV New YorkВ своем блоге The G-List Эль-Амин сказал, что первым на него напали. Я был жертвой, которую сидел за своим столом, — написал он. Без всякой провокации он подошел и ударил меня. Никакого оскорбления в его адрес не было. Через: NY Daily News WABC News TV New YorkВ своем блоге The G-List Эль-Амин сказал, что первым на него напали. Я был жертвой, которую сидел за своим столом, — написал он. Без всякой провокации он подошел и ударил меня. Никакого оскорбления в его адрес не было. Через: NY Daily News</text:p>
          </table:table-cell>
          <table:table-cell table:number-columns-repeated="2"/>
          <table:table-cell office:value-type="float" office:value="1" calcext:value-type="float">
            <text:p>1</text:p>
          </table:table-cell>
        </table:table-row>
        <table:table-row table:style-name="ro1">
          <table:table-cell office:value-type="float" office:value="2477" calcext:value-type="float">
            <text:p>2477</text:p>
          </table:table-cell>
          <table:table-cell office:value-type="string" calcext:value-type="string">
            <text:p>[Видео] Должны Ли Ринос И Демократы Страшаться Президентским Предложением Трампа? «Я Бы Построил Огромную Стену На Нашей Южной Границе И Заставил Мексику Заплатить За Это»</text:p>
          </table:table-cell>
          <table:table-cell office:value-type="string" calcext:value-type="string">
            <text:p>Дональд Трамп объявил, что будет баллотироваться в президенты как республиканец в 2016 году. Вот что он сказал о наших вооруженных силах и Иране: никто не будет жестче по отношению к ИГИЛ, чем никто из Дональда Трампа. В нашей армии я найду генерала Паттона или генерала Макартура. Я найду подходящего парня. Я найду парня, который возьмет эту армию и заставит ее действительно работать. Никто, никто не будет нас толкать. Я не позволю Ирану получить ядерное оружие. И мы не будем использовать такого человека, как госсекретарь Керри, у которого нет понятия о переговорах. Видео h / t: Gateway Pundit Его объявление можно увидеть здесь: Дональд о TPA и почему Обама плохой переговорщик: Дональд о своем собственном капитале:</text:p>
          </table:table-cell>
          <table:table-cell table:number-columns-repeated="2"/>
          <table:table-cell office:value-type="float" office:value="1" calcext:value-type="float">
            <text:p>1</text:p>
          </table:table-cell>
        </table:table-row>
        <table:table-row table:style-name="ro1">
          <table:table-cell office:value-type="float" office:value="2478" calcext:value-type="float">
            <text:p>2478</text:p>
          </table:table-cell>
          <table:table-cell office:value-type="string" calcext:value-type="string">
            <text:p>Мечта Обамы — Кошмар Америки: 121 Незаконный Иностранец Совершил Убийство, Избежав Приказа О Депортации</text:p>
          </table:table-cell>
          <table:table-cell office:value-type="string" calcext:value-type="string">
            <text:p>Грассли и Сешнс ссылаются на статистику иммиграционной и таможенной службы, которая показывает, что 1000 из 36 007 осужденных за уголовные преступления нелегальных иммигрантов, освобожденных из-под стражи в 2013 финансовом году, были повторно осуждены за дополнительные преступления. Сенаторы писали, что убийств, совершенных 121 осужденным преступником, можно было бы избежать. если бы они не были освобождены. В результате Грассли и Сешнс требуют от представителей администрации Обамы объяснений относительно решения правительства освободить осужденных преступников до депортации. Сенаторы также запрашивают информацию о будущем инициатив США по депортации осужденных преступников и полностью ли используют иммиграционные власти существующие инструменты и ресурсы для предотвращения этих опасных последствий. Однако,</text:p>
          </table:table-cell>
          <table:table-cell table:number-columns-repeated="2"/>
          <table:table-cell office:value-type="float" office:value="1" calcext:value-type="float">
            <text:p>1</text:p>
          </table:table-cell>
        </table:table-row>
        <table:table-row table:style-name="ro1">
          <table:table-cell office:value-type="float" office:value="2479" calcext:value-type="float">
            <text:p>2479</text:p>
          </table:table-cell>
          <table:table-cell office:value-type="string" calcext:value-type="string">
            <text:p>Больше Прозрачности: Клинтон Отказывается Обпускать Медицинские Записи Хиллари</text:p>
          </table:table-cell>
          <table:table-cell office:value-type="string" calcext:value-type="string">
            <text:p>Карл Роув предполагает, что Хиллари получила повреждение головного мозга из-за тромба. В воскресенье руководитель предвыборной кампании Хиллари Клинтон не собирался публиковать сведения о ее здоровье во время предвыборной кампании 2016 года. когда она была госсекретарем и спросила руководителя кампании Робби Мука, ​​опубликует ли она свои медицинские записи в рамках этой кампании? Я позволю Хиллари решить это, ответил Мук. Но я могу сказать вам, что она сильно ударила по предвыборной тропе. В 2012 году Клинтон пришлось отложить дачу показаний в Бенгази Конгрессу после того, как она упала и получила сотрясение мозга. Позже ее лечили от тромба в мозгу, который, по словам экспертов, мог быть опасен для жизни. Хотя Клинтон шутила о своей разбитой голове в электронных письмах, которые недавно опубликовал Государственный департамент, Билл Клинтон сообщил в прошлом году, что травмы Хиллари потребовали шести месяцев очень серьезной работы, чтобы вылечиться. В эти выходные Клинтон попыталась развеять опасения по поводу своего возраста, заявив, что она станет самой молодой женщиной-президентом, если будет избрана в Белый дом. Через: Breitbart News</text:p>
          </table:table-cell>
          <table:table-cell table:number-columns-repeated="2"/>
          <table:table-cell office:value-type="float" office:value="1" calcext:value-type="float">
            <text:p>1</text:p>
          </table:table-cell>
        </table:table-row>
        <table:table-row table:style-name="ro1">
          <table:table-cell office:value-type="float" office:value="2480" calcext:value-type="float">
            <text:p>2480</text:p>
          </table:table-cell>
          <table:table-cell office:value-type="string" calcext:value-type="string">
            <text:p>Разрыв: Мегин Келли Интервью С Родителями Поддельной Черной Рейчел Долезал [Видео]</text:p>
          </table:table-cell>
          <table:table-cell office:value-type="string" calcext:value-type="string">
            <text:p>Весь этот публичный кошмар должен быть душераздирающим для ее родителей H/T Weasel Zippers</text:p>
          </table:table-cell>
          <table:table-cell table:number-columns-repeated="2"/>
          <table:table-cell office:value-type="float" office:value="1" calcext:value-type="float">
            <text:p>1</text:p>
          </table:table-cell>
        </table:table-row>
        <table:table-row table:style-name="ro1">
          <table:table-cell office:value-type="float" office:value="2481" calcext:value-type="float">
            <text:p>2481</text:p>
          </table:table-cell>
          <table:table-cell office:value-type="string" calcext:value-type="string">
            <text:p>Busted: Конечный Коммунистический Организатор… Доказательства Показывают, Что Джордж Сорос Стоит За Расовыми Беспорядками В Фергюсоне</text:p>
          </table:table-cell>
          <table:table-cell office:value-type="string" calcext:value-type="string">
            <text:p>Джордж, Барак и Хиллари — ось зла Профессиональные активисты расы Дерей МакКессон и Джонетта Элзи (ShordeeDooWhop), изображенные здесь, в Балтиморе, помогли разжечь толпу Фергюсона. В этом году журнал Fortune назвал этих двух профессиональных активистов двумя величайшими мировыми лидерами. Многие консерваторы справедливо учуяли неладное в якобы органичном движении расовых беспорядков, которое так быстро возникло в Фергюсоне, штат Миссури, в августе 2014 года после расстрела грабителя Майкла. Коричневый. После сожжения дотла деловых районов Фергюсон и Деллвуд, штат Миссури, радикальные левые неустанно стремились воссоздать те же разногласия и дезинформацию в различных местах по всей территории США. , а в последнее время и McKinney, Именно во время этих протестов активисты Фергюсона признали, что их товарищи по протесту зарабатывали БОЛЕЕ 5000 долларов в месяц, разрушая города, нанося ущерб имуществу и нападая на полицию! прошлой осенью и зимой в Фергюсоне ночь за ночью беспокоила и беспокоила полицию. Список из более чем 80 групп и отдельных лиц был опубликован в Твиттере разгневанным протестующим. Via Weasel ZippersОдним из лидеров протеста, появившихся в Фергюсоне вскоре после смерти Майкла Брауна, был ДеРэй Маккессон из Миннеаполиса. ДеРэй и его коллега-активистка Джонетта Элзи (ShordeeDooWhop) были признаны на национальном уровне и прославлялись либеральными СМИ как две главные звезды жестокой протестной толпы. Теперь мы знаем, что ДеРэй МакКессон работал с группами, финансируемыми Соросом, и для них, когда он учился в средней школе. Мы знаем это, потому что ДеРей разместил свое резюме в Интернете в прошлые выходные. ДеРей говорит, что последние девять месяцев он жил на сбережения, поскольку он появлялся в Фергюсоне, Балтиморе, Нью-Йорке, Милуоки, Сельме, МакКинни и в прошлые выходные. он был на открытии предвыборной кампании Хиллари Клинтон в штате Нью-Йорк. ДеРей и Чарльз Уэйд, стилист Соланж Ноулз, основатель Op Help или Hush, знают друг друга уже три года. Уэйд и Маккессон были постоянными протестующими в Фергюсоне. Это означает, что эти двое были связаны задолго до того, как Майкл Браун начал свою преступную деятельность. ДеРей использовал свою способность, как называет ее Чарльз, для того, чтобы широко продвигать программу движения. ДеРей давно известен своим умением организовывать сообщества. Он был президентом своего класса в Боудойн-колледже, а также президентом студенческого самоуправления Боудойна. Сообщается, что во время работы в Боудойне ДеРей сблизился с президентом Боудоина Барри Миллсом, чья жена Карен Гордон Миллс работала в администрации Обамы. DeRay просто оказался на диване у неназванного выпускника Bowdoin, когда он впервые прибыл в Фергюсон. После окончания Bowdoin DeRay работал в Детской зоне Гарлема, которой руководили не кто иные, как выпускники Bowdoin Дракенмиллер и Джеффри Канада. Так совпало, что Джеффри входил в правление Института «Открытое общество». Возврат, встреча с Джеффом Канадой из HCZ. pic.twitter.com/ocyw6Yo57q Дерей Макессон (@deray) 16 февраля 2015 г. ДеРэй также работал в движении, связанном с Teach For America, еще одной радикальной группой, финансируемой Соросом. Но связи ДеРэя с Соросом и общественными организациями, по-видимому, восходят к еще более раннему периоду, по крайней мере, к подростковому возрасту Маккессона. Достаточно сказать, что ДеРей был связан с Соросом более десяти лет через множество программ. Возможно, давние и многочисленные очевидные связи ДеРэя с Соросом объясняют, почему его так быстро отправили в Фергюсон, штат Миссури, чтобы взять под контроль протестующих и стать сильные мира сего одобрили и продвинули голос на местах. Как сказал ДеРэй, люди выйдут на улицы, чтобы противостоять коррумпированной системе. Тем не менее, ДеРей, похоже, формируется, направляется и финансируется одними из самых влиятельных людей в этой самой системе. Похоже, что кто-то может дергать за ниточки за кулисами, чтобы разжечь ярость, поскольку это движение против полиции астротурфа распространяется из Фергюсона в другие точки Америки. Вот Дерей выражает свою поддержку Хиллари в Твиттере! Какой сюрприз</text:p>
          </table:table-cell>
          <table:table-cell table:number-columns-repeated="2"/>
          <table:table-cell office:value-type="float" office:value="1" calcext:value-type="float">
            <text:p>1</text:p>
          </table:table-cell>
        </table:table-row>
        <table:table-row table:style-name="ro1">
          <table:table-cell office:value-type="float" office:value="2482" calcext:value-type="float">
            <text:p>2482</text:p>
          </table:table-cell>
          <table:table-cell office:value-type="string" calcext:value-type="string">
            <text:p>(Видео) Сторонники Обамы Подписывают Петицию К Nuke China В Ответ На Взлом Компьютеров Сша!!!</text:p>
          </table:table-cell>
          <table:table-cell office:value-type="string" calcext:value-type="string">
            <text:p>Эти люди поддержат почти все, что Обама скажет страшилки!</text:p>
          </table:table-cell>
          <table:table-cell table:number-columns-repeated="2"/>
          <table:table-cell office:value-type="float" office:value="1" calcext:value-type="float">
            <text:p>1</text:p>
          </table:table-cell>
        </table:table-row>
        <table:table-row table:style-name="ro1">
          <table:table-cell office:value-type="float" office:value="2483" calcext:value-type="float">
            <text:p>2483</text:p>
          </table:table-cell>
          <table:table-cell office:value-type="string" calcext:value-type="string">
            <text:p>Председатель Goldman Sachs Считает, Что Великобритания Нужно Больше Мигрантов, Чтобы Избежать Проявления Расизма… В То Время Как Шокирующее Новое Видео Рассказывает Другую Историю</text:p>
          </table:table-cell>
          <table:table-cell office:value-type="string" calcext:value-type="string">
            <text:p>в то время как другие пытаются оторвать нижнюю панель. Гид в автобусе, откуда снимаются кадры, говорит пассажирам: «Не паникуйте, ребята, мы заперли все двери. Постарайтесь не паниковать, ребята. Слышно, как пассажиры задыхаются от шока, а один из них комментирует: «Это то, что мы видели по телевизору». Мигранты стремятся попасть в Великобританию, потому что они могут воспользоваться щедрой системой социального обеспечения страны и получить гораздо более высокий уровень жизни, чем во Франции, где они вынуждены жить в импровизированном палаточном поселке в Кале, известном как джунгли. Около 2500 человек. мигранты живут в палаточном городке, причем большинство из них прибывают из Судана, Эритреи, Ливии и Сирии. Ситуация настолько ужасна, что ведущая транспортная группа предупредила ранее в этом месяце, что грузовые перевозчики могут полностью приостановить поставки, идущие через Кале,</text:p>
          </table:table-cell>
          <table:table-cell table:number-columns-repeated="2"/>
          <table:table-cell office:value-type="float" office:value="1" calcext:value-type="float">
            <text:p>1</text:p>
          </table:table-cell>
        </table:table-row>
        <table:table-row table:style-name="ro1">
          <table:table-cell office:value-type="float" office:value="2484" calcext:value-type="float">
            <text:p>2484</text:p>
          </table:table-cell>
          <table:table-cell office:value-type="string" calcext:value-type="string">
            <text:p>[Видео] Да… Закон О Контроле Оружия Сказал Это Сегодня: «Люди Не Могут Ходить С Оружием»</text:p>
          </table:table-cell>
          <table:table-cell office:value-type="string" calcext:value-type="string">
            <text:p>Вы не можете допустить, чтобы люди ходили с оружием, говорит муж женщины, которая хочет стать вашим следующим президентом в воскресенье в программе CNN «О положении в стране». из слишком многих люди ходят с оружием в сочетании с отсутствием общественного доверия. Клинтон сказал: «Дело в Балтиморе последовало за тем, что произошло в Фергюсоне, что произошло в Нью-Йорке и во всех этих других местах. И это большое национальное движение о том, имеют ли значение жизни молодых афроамериканцев. Нельзя, чтобы люди ходили с оружием. Я говорил людям, когда мы делали Боснию, Косово что-то подобное, вокруг достаточно людей с оружием, и последствия останутся незамеченными. С помощью:</text:p>
          </table:table-cell>
          <table:table-cell table:number-columns-repeated="2"/>
          <table:table-cell office:value-type="float" office:value="1" calcext:value-type="float">
            <text:p>1</text:p>
          </table:table-cell>
        </table:table-row>
        <table:table-row table:style-name="ro1">
          <table:table-cell office:value-type="float" office:value="2485" calcext:value-type="float">
            <text:p>2485</text:p>
          </table:table-cell>
          <table:table-cell office:value-type="string" calcext:value-type="string">
            <text:p>Эта Компания Размещает Билборд, Который Наконец-То Получил Правильную #Blacklivesmatter… Без Расистского Коннотации</text:p>
          </table:table-cell>
          <table:table-cell office:value-type="string" calcext:value-type="string">
            <text:p>Жизни черных имеют значение, но только тогда, когда за их смерть несут ответственность белые копы. Когда негры убивают других негров не так много. Престижность страховой компании Фреда Л. Дэвиса за то, что она рассказала правду о том, кто на самом деле совершает убийства в чернокожих общинах. Это заявление на рекламном щите в Мемфисе, штат Теннесси. Однако это еще не все. Полное сообщение гласит: жизни черных имеют значение. Так что давайте перестанем убивать друг друга. Это заявление, направленное против преступлений черных против черных. Обычно либералы обижаются на мысль о том, что кто-то может оценить проблемы, вызванные в черном сообществе другими черными, потому что это не соответствует повествованию. Тем не менее, у автора этого сообщения есть прошлое, из-за которого людям будет трудно нападать на него подобным образом. Фред Дэвис - активист гражданских прав, который, как сообщается, участвовал в марше с доктором Мартином Лютером Кингом-младшим. Он также человек, стоящий за сообщением. — Нам придется проснуться, — сказал Дэвис. Нам придется сказать себе, что жизни черных имеют значение, и нам придется воздерживаться от убийства друг друга из-за собственного разочарования. Я могу говорить, не читая книгу об истории, потому что я был частью истории, сказал он. Я думаю, что это дает мне право как опытному наблюдателю подталкивать и выступать перед черным сообществом, давайте остановим это. Фреду Л. Дэвису не привыкать к спорам. Вот один из его предыдущих рекламных щитов: Через: DownTrend потому что я был частью истории, сказал он. Я думаю, что это дает мне право как опытному наблюдателю подталкивать и выступать перед черным сообществом, давайте остановим это. Фреду Л. Дэвису не привыкать к спорам. Вот один из его предыдущих рекламных щитов: Через: DownTrend потому что я был частью истории, сказал он. Я думаю, что это дает мне право как опытному наблюдателю подталкивать и выступать перед черным сообществом, давайте остановим это. Фреду Л. Дэвису не привыкать к спорам. Вот один из его предыдущих рекламных щитов: Через: DownTrend</text:p>
          </table:table-cell>
          <table:table-cell table:number-columns-repeated="2"/>
          <table:table-cell office:value-type="float" office:value="1" calcext:value-type="float">
            <text:p>1</text:p>
          </table:table-cell>
        </table:table-row>
        <table:table-row table:style-name="ro1">
          <table:table-cell office:value-type="float" office:value="2486" calcext:value-type="float">
            <text:p>2486</text:p>
          </table:table-cell>
          <table:table-cell office:value-type="string" calcext:value-type="string">
            <text:p>Левый Профессор, Который Хочет «Конституцию Земли», Выступит В Ватикане, Представив Папский Документ О Фальшивом «Глобальном Потеплении»</text:p>
          </table:table-cell>
          <table:table-cell office:value-type="string" calcext:value-type="string">
            <text:p>Зачем Ватикану приглашать агрессивного левого оратора на распространение документа Папы Римского о фальшивом глобальном изменении климата? Мне, как католику, душераздирающе известие о поддержке Папой этих ужасных левых и их радикальных взглядов. Молитесь за нашу нацию. Один из выступавших перед Ватиканом, который должен представить долгожданный папский документ об изменении климата, однажды сказал, что на Земле проживает не менее 6 миллиардов человек. Учебный документ, называемый энцикликой, должен быть выпущен в июне. 18 в Ватикане. Возможно, за исключением энциклики 1968 года о контрацепции, ни один документ Ватикана не был встречен с таким ожиданием. Левые политические силы надеются на документ, связывающий веру в глобальное потепление с религиозным обязательством. Климатические скептики уже начали критиковать документ. Выбор профессора Джона Шнельнхубера, директора-основателя Постдамского института исследований воздействия климата, в качестве одного из трех докладчиков может дать левым дополнительную надежду и вызвать у скептиков сильную изжогу. Его называют одним из наиболее агрессивных ученых в вопросе антропогенного глобального потепления. Президент Ангела Меркель, приглашенный профессор в Оксфорде, сказала о глобальном потеплении: Очень цинично, это триумф науки, потому что мы, наконец, кое-что стабилизировали, а именно оценки несущей способности планеты, а именно ниже 1 миллиарда. люди. Шнельнхубер также является автором так называемой цели в два градуса, согласно которой правительства не должны допускать повышения температуры более чем на 2 градуса выше, чем в начале промышленной революции. Теория утверждает, что если бы он был выше, большая часть жизни на Земле либо погибла бы, либо серьезно пострадала бы. все люди на Земле и Планетарный суд... транснациональный юридический орган, открытый для апелляций от всех, особенно в отношении нарушений Конституции Земли. Через: Новости Breitbart Для решения проблем климата он также призвал к принятию Конституции Земли, которая превзошла бы Устав ООН, а также к созданию Глобального Совета, избираемого всеми людьми на Земле, и Планетарного Суда… транснационального юридического органа, открытого для апелляций всех. , особенно в отношении нарушений Конституции Земли. Через: Новости Breitbart Для решения проблем климата он также призвал к принятию Конституции Земли, которая превзошла бы Устав ООН, а также к созданию Глобального Совета, избираемого всеми людьми на Земле, и Планетарного Суда… транснационального юридического органа, открытого для апелляций всех. , особенно в отношении нарушений Конституции Земли. Через: Новости Breitbart</text:p>
          </table:table-cell>
          <table:table-cell table:number-columns-repeated="2"/>
          <table:table-cell office:value-type="float" office:value="1" calcext:value-type="float">
            <text:p>1</text:p>
          </table:table-cell>
        </table:table-row>
        <table:table-row table:style-name="ro1">
          <table:table-cell office:value-type="float" office:value="2487" calcext:value-type="float">
            <text:p>2487</text:p>
          </table:table-cell>
          <table:table-cell office:value-type="string" calcext:value-type="string">
            <text:p>Безморальное Правление Хиллари Как Сек. Государство: Сша Продали Химическое Оружие На 60 Миллионов Долларов Донорам Фонда Клинтона, Привыкшим Газировать Граждан</text:p>
          </table:table-cell>
          <table:table-cell office:value-type="string" calcext:value-type="string">
            <text:p>Кто-нибудь заботится? Если бы Хиллари лично отравила этих граждан газом, кого-нибудь это волновало бы? Неужели Америка настолько привыкла читать о преступлениях Клинтона, что потеряла чувствительность к серьезным последствиям своих эгоистичных действий? Одобрение управляемым Клинтоном Госдепартаментом экспорта химических и биологических веществ египетскому правительству увеличилось в объеме, как только доллары потекли от Мубарака. -связанные сущности в казну семейных концернов Клинтон. Группа, тесно связанная с правительством Мубарака, заплатила Биллу Клинтону гонорар за выступление в размере 250 000 долларов в 2010 году, менее чем за 4 месяца до начала египетской революции. В 2012 году фирма, владеющая долей в компании, которая производила слезоточивый газ, который, как сообщается, использовался египетскими силами безопасности против восстания, заплатила от 100 000 до 250 000 долларов за очередное выступление Билла Клинтона. Согласно обзору документов Государственного департамента, опубликованному International Business Times. В тот же период в арабских странах, которые не вносили пожертвования в Фонд Клинтона, в целом сократилось количество разрешений Государственного департамента на закупку химических и биологических материалов. В отчетах, публикуемых Государственным департаментом Клинтона с 2010 года, раскрываются общие объемы экспорта. Например, в 2010 году разрешение на экспорт химических и биологических агентов правительству Египта увеличилось за год на 38% в преддверии революции против правительства Мубарака. В том же году Американская торговая палата в Египте, поддерживающая Мубарака, заплатила Биллу Клинтону 250 000 долларов. Два близких соратника Мубарака были бывшими президентами группы. один из которых, как сообщается, был послан для лоббирования в Вашингтоне предложенной резолюции, призывающей Мубарака к проведению свободных и справедливых выборов. прокатился по стране, Государственный департамент под руководством Клинтона поддержал 12-процентное увеличение экспорта в Египет в категории биологических и химических агентов. Морси. Однако медовый месяц Египта с демократией был недолгим, и Мурси после неудачной попытки наделить себя особыми полномочиями был свергнут в результате военного переворота. В прошлом месяце его приговорили к смертной казни. Клинтон с Морси. Вот немного больше информации из отчета IBTimes. Некоторые доноры Фонда Клинтона с Ближнего Востока не видели увеличения разрешений на использование токсикологических агентов во время «арабской весны», но наблюдали значительный рост ранее, вскоре после того, как Клинтон пришел к власти в 2009 году. В 2008 финансовом году Алжир получил от Государственного департамента разрешения на производство химического и биологического оружия на сумму всего 2110 долларов. Но в следующем финансовом году, 80 процентов которого приходилось на Клинтон, страна получила таких разрешений по 14-й категории на сумму более 6 миллионов долларов. Разрешения на сумму пять целых восемьсот миллионов долларов относились к товарам, классифицированным как слезоточивый газ и средства подавления беспорядков. В следующем году правительство Алжира выделило Фонду Клинтона 500 000 долларов. На фоне восстаний «арабской весны» в 2011 г. Алжирские силы безопасности применили слезоточивый газ против демонстрантов в столице. а вот посмотрите на цифры Via: The Awesome Zero Hedge</text:p>
          </table:table-cell>
          <table:table-cell table:number-columns-repeated="2"/>
          <table:table-cell office:value-type="float" office:value="1" calcext:value-type="float">
            <text:p>1</text:p>
          </table:table-cell>
        </table:table-row>
        <table:table-row table:style-name="ro1">
          <table:table-cell office:value-type="float" office:value="2488" calcext:value-type="float">
            <text:p>2488</text:p>
          </table:table-cell>
          <table:table-cell office:value-type="string" calcext:value-type="string">
            <text:p>Незаконные Иностранцы, Которые Лгали В Суде, Использовали Поддельные Ss# И Совершили Преступления, Получают Особые Привилегии, Поскольку Они Считаются «Жертвами»</text:p>
          </table:table-cell>
          <table:table-cell office:value-type="string" calcext:value-type="string">
            <text:p>Вы не можете сделать это! Почему этим преступникам, незаконно въехавшим в нашу страну, присваивается особый статус? От них не ожидают, что они будут жить по тем же правилам, что и граждане США, и их ускоренное получение гражданства. Между тем, другие, которые ждут в очереди, чтобы стать американскими гражданами и соблюдали верховенство закона, скорее всего, будут депортированы за совершение тех же преступлений, что и эти нелегалы ​​из Мексики и Южной Америки. Судья окружного суда США Сэнди Маттис приговорил восемь нелегалов к двум годам заключения. контролируемого испытательного срока в среду утром. Ранее восемь человек были признаны виновными в незаконном въезде в Соединенные Штаты и в умышленном даче ложных показаний, подписав форму I-9 и заявив, что они имеют право работать в этой стране. Каждый из них также приобрел фальшивые и мошеннические документы, такие как карты социального обеспечения и грин-карты, которые они использовали для трудоустройства. Мягкие приговоры и отсутствие постановления о депортации были вынесены из-за того, что каждый из обвиняемых ранее получил визу U Департаментом. Судья Маттис описал этот тип визы как вознаграждение за отсутствие лучшего слова за помощь агентству США в ведении другого федерального дела в этом случае против Durrett Cheese Sales, Inc. из Манчестера, Теннесси. Их помощь, которую помощник прокурора США Гэри Хамбл назвал по крайней мере сомнительной, была связана с их участием в деле о торговле людьми против Сыра Дарретта. Дело оказалось не подлежащим судебному преследованию. Согласно судебным документам, подсудимые, Лусиана Морено-Лопес, Мария Рамирес-Мендоса, Флора Ривера-Пабло, Тереза ​​Айяла-Росалес, Сирило Кастильо-Амаро, Меремедиос Сервантес-Кано, Сараи Контрерас-Мартинес и Мерседес Эухенио-Гомес были арестованы шерифом округа Кофе за незаконное проникновение 22 октября 2007 года. Они были арестованы после их работодатель был не в состоянии заплатить им, и они отказались покинуть собственность компании до тех пор, пока им не заплатят. После их ареста шериф определил, что они, скорее всего, были нелегальными иностранцами, а затем уведомил агентов иммиграционной и таможенной службы (ICE). s за помощью в расследовании возможной торговли людьми и других возможных нарушений федерального законодательства. Несколько подсудимых были допрошены агентами ICE и представителем отдела по борьбе с торговлей людьми отдела гражданских прав Министерства юстиции. В интервью также участвовал представитель Южного юридического центра по борьбе с бедностью (SPLC). SPLC выдвинула обвинения в том, что подсудимые были жертвами торговли людьми. В судебных документах говорится: «На основании заявлений подсудимых и других расследований было очевидно, что дело о торговле людьми не подлежит уголовному преследованию. На это указал прокурор Хамбл во время вынесения приговора, когда адвокат Клэй Уиттакер, защитник г-жи Морено-Лопес, потребовал условного приговора для своего клиента, заявив, что она оказывала и продолжает оказывать правительству помощь. Хамбл заявил: «Подсудимые не оказали правительству никакой разумной помощи; на самом деле, они в основном отказывались вовлекать кого-либо (в управленческую иерархию компании). Каждый из подсудимых был приговорен к двум годам испытательного срока под надзором по каждому из трех пунктов обвинения, которые должны отбываться одновременно. Специальный штраф в размере 300 долларов был отменен судьей Маттисом в каждом случае на основании неспособности ответчиков заплатить. В предыдущем деле, касающемся этого дела, бывшая сотрудница Durrett Cheese Sales, Inc. Шанна Рамирес была признана виновной в заговоре с целью совершения мошенничества с социальным обеспечением. (счет 1); пособничество и подстрекательство к мошенничеству в сфере социального обеспечения (счет 2); и ложные заявления перед большим жюри (пункты 4 и 5). 23 декабря 2009 года судья Маттис приговорил ее к 15 месяцам лишения свободы. В другом родственном деле Монтано-Перес был приговорен 1 марта к двум годам условно. SPLC подал иск от имени ответчиков в Комиссию по равным возможностям трудоустройства (EEOC), в то время как ответчики подали заявку на получение визы U в Министерство внутренней безопасности. Требования для получения визы U или неиммиграционного статуса U: согласно директивам Госдепартамента США, строг. Этот статус отчасти является признанием Конгрессом того, что категория неграждан настолько уязвима, что заслуживает защиты в виде правового статуса и пути к гражданству. Владелец визы AU имеет право на четыре года неиммиграционного правового статуса в США. Обладатель такого статуса может подать заявление на получение постоянного статуса через три года после получения визы U. Визы U выдаются нелегальным иностранцам, когда они признаны виновными. подверглись существенному насилию и готовы помочь или готовы помочь назначенным агентствам, включая правоохранительные органы, в раскрытии, расследовании или судебном преследовании преступлений. Согласно Кодексу США, цель основного закона не состоит в том, чтобы объявить всеобщую амнистию или легализовать всех, кто претендует на статус жертвы. Цель Закона для Конгресса демонстрируется в трех аспектах разрешительного законодательства и его истории: (1) виза U как инструмент для правоохранительных органов; (2) виза U в качестве гуманитарной помощи для тех, кто помогает правоохранительным органам; и (3) виза U как защита для работников, которые пострадали от преступлений на рабочем месте. В своих первоначальных исках к EEOC ответчики под страхом наказания за лжесвидетельство ложно отрицали совершение преступлений, за которые они были арестованы. Согласно записке, поданной прокурором США, они действительно совершили эти и многие другие преступления до подачи заявления на получение визы. EEOC, основываясь на их утверждениях, назвал каждого из ответчиков потерпевшим и сообщил DHS, что их присутствие было необходимо для того, чтобы дать им (EEOC) возможность провести расследование. Затем EEOC закрыл свое расследование, но не уведомил DHS о том, что ответчики находятся в этой стране. больше не было необходимости. Когда КСРТ не уведомила об этом, DHS пошла дальше и предоставила визу U всем восьми подсудимым. Прокуратура США считает, что подсудимые не были жертвами каких-либо квалифицируемых преступлений или что они не пострадали от каких-либо существенных психических нарушений. физического из-за квалификации преступной деятельности Прокурор США считает, что подсудимые смогли манипулировать системой для достижения правового статуса, несмотря на их незаконный въезд и совершение тяжких преступлений. По материалам: Chatanoogan.com обозначил каждого из подсудимых потерпевшим и проинформировал DHS о том, что их присутствие необходимо для того, чтобы позволить им (EEOC) провести расследование. Затем EEOC закрыл расследование, но не уведомил DHS о том, что присутствие ответчиков в этой стране больше не требуется. Когда КСРТ не уведомила об этом, DHS пошла дальше и предоставила визу U всем восьми подсудимым. Прокуратура США считает, что подсудимые не были жертвами каких-либо квалифицируемых преступлений или что они не пострадали от каких-либо существенных психических нарушений. физического из-за квалификации преступной деятельности Прокурор США считает, что подсудимые смогли манипулировать системой для достижения правового статуса, несмотря на их незаконный въезд и совершение тяжких преступлений. По материалам: Chatanoogan.com обозначил каждого из подсудимых потерпевшим и проинформировал DHS о том, что их присутствие необходимо для того, чтобы позволить им (EEOC) провести расследование. Затем EEOC закрыл расследование, но не уведомил DHS о том, что присутствие ответчиков в этой стране больше не требуется. Когда КСРТ не уведомила об этом, DHS пошла дальше и предоставила визу U всем восьми подсудимым. Прокуратура США считает, что подсудимые не были жертвами каких-либо квалифицируемых преступлений или что они не пострадали от каких-либо существенных психических нарушений. физического из-за квалификации преступной деятельности Прокурор США считает, что подсудимые смогли манипулировать системой для достижения правового статуса, несмотря на их незаконный въезд и совершение тяжких преступлений. По материалам: Chatanoogan.com Затем КСРТ закрыла расследование, но не уведомила DHS о том, что присутствие обвиняемых в этой стране больше не требуется. Когда КСРТ не уведомила об этом, DHS пошла дальше и предоставила визу U всем восьми подсудимым. Прокуратура США считает, что подсудимые не были жертвами каких-либо квалифицируемых преступлений или что они не пострадали от каких-либо существенных психических нарушений. физического из-за квалификации преступной деятельности Прокурор США считает, что подсудимые смогли манипулировать системой для достижения правового статуса, несмотря на их незаконный въезд и совершение тяжких преступлений. По материалам: Chatanoogan.com Затем КСРТ закрыла расследование, но не уведомила DHS о том, что присутствие обвиняемых в этой стране больше не требуется. Когда КСРТ не уведомила об этом, DHS пошла дальше и предоставила визу U всем восьми подсудимым. Прокуратура США считает, что подсудимые не были жертвами каких-либо квалифицируемых преступлений или что они не пострадали от каких-либо существенных психических нарушений. физического из-за квалификации преступной деятельности Прокурор США считает, что подсудимые смогли манипулировать системой для достижения правового статуса, несмотря на их незаконный въезд и совершение тяжких преступлений. По материалам: Chatanoogan.com По мнению прокуратуры США, подсудимые не были жертвами каких-либо квалифицируемых преступлений или что они не подвергались существенному моральному или физическому насилию из-за квалифицируемой преступной деятельности. Прокурор США считает, что подсудимые смогли манипулировать системой, чтобы добиться легального статуса, несмотря на их незаконный въезд и совершение уголовных преступлений. По материалам: Chatanoogan.com По мнению прокуратуры США, подсудимые не были жертвами каких-либо квалифицируемых преступлений или что они не подвергались существенному моральному или физическому насилию из-за квалифицируемой преступной деятельности. Прокурор США считает, что подсудимые смогли манипулировать системой, чтобы добиться легального статуса, несмотря на их незаконный въезд и совершение уголовных преступлений. По материалам: Chatanoogan.com</text:p>
          </table:table-cell>
          <table:table-cell table:number-columns-repeated="2"/>
          <table:table-cell office:value-type="float" office:value="1" calcext:value-type="float">
            <text:p>1</text:p>
          </table:table-cell>
        </table:table-row>
        <table:table-row table:style-name="ro1">
          <table:table-cell office:value-type="float" office:value="2489" calcext:value-type="float">
            <text:p>2489</text:p>
          </table:table-cell>
          <table:table-cell office:value-type="string" calcext:value-type="string">
            <text:p>Режим Обамы Соглашается Заключить Сделку С Ираном, Что Еще Угрожает Нашей Национальной Безопасности</text:p>
          </table:table-cell>
          <table:table-cell office:value-type="string" calcext:value-type="string">
            <text:p>Разве не было бы здорово иметь президента, который сделал нашу национальную безопасность главным приоритетом? Согласно сообщениям, администрация Обамы согласится позволить Ирану обойти вопросы о его прошлой ядерной военной работе в соответствии с любым окончательным соглашением, подписанным в ближайшие недели. уступка Ирану на военном фронте. В то время как высокопоставленные официальные лица США, в том числе госсекретарь Джон Керри, уже давно настаивают на том, что Ирану немедленно придется пройти широкомасштабные проверки и раскрыть информацию о своей прошлой ядерной работе, новые отчеты показывают, что это требование был отброшен, поскольку мировые державы работают над тем, чтобы заключить окончательную сделку с Исламской Республикой к концу июня. Согласно отчету AP: после временного соглашения в ноябре 2013 года Администрация Обамы заявила, что комплексное решение будет включать решение вопросов, касающихся возможного военного измерения ядерной программы Ирана. Но на эти вопросы не будет дан ответ до крайнего срока для окончательной сделки 30 июня, заявили официальные лица, повторив оценку высокопоставленного представителя агентства ООН по ядерной энергии ранее на этой неделе. Тем не менее, официальные лица заявили, что соглашение остается возможным. Один высокопоставленный западный чиновник в четверг назвал дипломатов более вероятными для заключения сделки в течение следующих трех недель. Через: WFB Тем не менее, официальные лица заявили, что соглашение остается возможным. Один высокопоставленный западный чиновник в четверг назвал дипломатов более вероятными для заключения сделки в течение следующих трех недель. Через: WFB Тем не менее, официальные лица заявили, что соглашение остается возможным. Один высокопоставленный западный чиновник в четверг назвал дипломатов более вероятными для заключения сделки в течение следующих трех недель. Через: WFB</text:p>
          </table:table-cell>
          <table:table-cell table:number-columns-repeated="2"/>
          <table:table-cell office:value-type="float" office:value="1" calcext:value-type="float">
            <text:p>1</text:p>
          </table:table-cell>
        </table:table-row>
        <table:table-row table:style-name="ro1">
          <table:table-cell office:value-type="float" office:value="2490" calcext:value-type="float">
            <text:p>2490</text:p>
          </table:table-cell>
          <table:table-cell office:value-type="string" calcext:value-type="string">
            <text:p>Армия Угрожает Зеленым Беретам Героя Войны Военным Судом За Разоблачение Неудавшейся Операции По Спасению Заложников</text:p>
          </table:table-cell>
          <table:table-cell office:value-type="string" calcext:value-type="string">
            <text:p>Армия не может заботиться о защите или защите героев войны, они слишком заняты другими, более насущными проблемами, такими как обеспечение того, чтобы геи могли свободно выходить из туалета, и удаление любых следов христианства с наших военных баз. Герой войны «Зеленые береты» расследование несанкционированных коммуникаций с Конгрессом покажет в четверг, что армия намерена отдать его под трибунал по уголовным обвинениям. Тем временем член палаты представителей Дункан Хантер, один из законодателей, с которым солдат говорил о политике администрации Обамы по спасению генеральному инспектору Пентагона, чтобы расследовать, выдвигает ли армия обвинения против персонала, такого как Зеленые береты, в качестве чистого возмездия. Полковник Джейсон Америн, солдат спецназа, должен дать показания перед сенатским комитетом по внутренней безопасности и делам правительства о том, что он считает репрессиями против него как осведомителя. «После того, как я предоставил конфиденциальную информацию Конгрессу, армия приостановила действие моего допуска, уволила меня с работы, возбудила уголовное расследование и аннулировала мои приказы об отставке с целью предать меня военному трибуналу после того, как я воспользовалась этим конституционным правом», — говорит полковник Америн, согласно частичные замечания, предоставленные The Washington Times офисом г-на Хантера. В течение почти пяти месяцев я не получал никакой помощи от военных, и их расследование в отношении меня не было прозрачным. Моя зарплата даже была остановлена ​​ненадолго после того, как армия отменила мои приказы об отставке. Г-н Хантер, республиканец от Калифорнии и член комитета Палаты представителей по вооруженным силам, написал Джону Т. Раймеру, генеральному инспектору, о трех солдатах, против которых, по его мнению, министр армии Джон Макхью принял ответные меры. Он попросил IG провести расследование использования г-ном Макхью командования уголовных расследований. В частности, меня беспокоит то, что армия под руководством министра армии использовала CID с целью повлиять на действия/результаты и нанести ответный удар по солдатам, написал он. Он процитировал трех солдат: полковника Америна. Офицер работал в небольшом армейском подразделении в Пентагоне и посвятил себя разработке политики по освобождению американцев, удерживаемых исламскими экстремистами. Он пришел к выводу, что политика администрации в отношении заложников находится в беспорядке, и сказал об этом мистеру Хантеру. Конгрессмен предложил закон о создании координатора по заложникам для работы с различными вовлеченными агентствами, такими как ФБР, Пентагон и Государственный департамент. Майор Мэтт Голстейн. Также будучи зеленым беретом, майор Голстейн видел, как секретарь Макхью лишил его наград за доблесть и ярлыка спецназа. Офицера обвинили в убийстве талибского производителя бомб, но официальных обвинений ему так и не предъявили. Ему предстоит слушание в следственной комиссии. сержант Эрл Пламли первого класса. сержант Пламли был номинирован на Почетную медаль, высшую военную награду страны, за отражение нападения на базу в Афганистане и спасение жизней. Минздрав был одобрен высшим командованием, в том числе генералом морской пехоты Джозефом Данфордом, следующим председателем Объединенного комитета начальников штабов. Но г-н Макхью понизил награду до Серебряной звезды. Мистер Хантер сказал, что это основано на сомнительном расследовании CID. Полковник Америн уже подал в ИГ жалобу о возмездии осведомителя. Армейское расследование началось после того, как ФБР пожаловалось, что полковник Америн предоставляет информацию Конгрессу. Я лично встречался с представителями Федерального бюро расследований по поводу событий, предшествовавших армейскому расследованию, сказал г-н Хантер г-ну Раймеру. Я твердо убежден, что расследование не было оправдано, но оно продолжает неоправданно затягиваться. Полковник Америн занимает особое место в истории войны в Афганистане. Он возглавлял совместную команду «зеленых беретов» и афганцев во время вторжения 2001 года и сражался на стороне Хамида Карзая, будущего президента. быть под следствием, чтобы защитить целостность возможного продолжающегося расследования, а также права на неприкосновенность частной жизни всех участников. Тем не менее, я отмечаю, что и закон, и политика армии запрещают инициировать расследование, основанное исключительно на защищенных сообщениях солдата. Через: Washington Times</text:p>
          </table:table-cell>
          <table:table-cell table:number-columns-repeated="2"/>
          <table:table-cell office:value-type="float" office:value="1" calcext:value-type="float">
            <text:p>1</text:p>
          </table:table-cell>
        </table:table-row>
        <table:table-row table:style-name="ro1">
          <table:table-cell office:value-type="float" office:value="2491" calcext:value-type="float">
            <text:p>2491</text:p>
          </table:table-cell>
          <table:table-cell office:value-type="string" calcext:value-type="string">
            <text:p>Ввс Облегчат Политику Увольнения Трансгендеров</text:p>
          </table:table-cell>
          <table:table-cell office:value-type="string" calcext:value-type="string">
            <text:p>В качестве примечания: мне просто любопытно, когда мир согласился отказаться от радуги (знак от Бога Ною о том, что он никогда больше не затопит землю) в качестве официального символа гей-сообщества? В четверг ВВС объявили об изменениях в политике. это затруднит увольнение трансгендерных военнослужащих, шаг, который отражает шаг, сделанный в марте армией, и приближает Пентагон на шаг ближе к тому, чтобы позволить трансгендерам открыто служить. от службы по медицинским показаниям. Такие решения принимали врачи и командиры частей. Новая политика ВВС требует, чтобы эти решения рассматривались высокопоставленными чиновниками в штаб-квартире ВВС. Хотя политика ВВС в отношении принудительного разделения летчиков с гендерной дисфорией не изменилась, Передача полномочий по принятию решений директору Агентства наблюдательных советов ВВС обеспечивает возможность последовательно применять существующую политику, заявил в своем заявлении высокопоставленный сотрудник ВВС Дэниел Ситтерли. заявления высокопоставленных чиновников Пентагона о демонтаже политики, позволяющей увольнять трансгендерных военнослужащих со службы. Министр обороны Эштон Картер сказал в этом году в ответ на вопрос о службе трансгендеров, что способность выполнять военные задачи должна быть стандартом для приемлемости. Министр ВВС Дебора Джеймс выразила готовность разрешить трансгендерным войскам служить. «С моей точки зрения, любой, кто способен выполнять эту работу, должен уметь служить», — сказал Джеймс в интервью USA TODAY. И поэтому я не удивлюсь, если это не будет рассмотрено. С помощью:</text:p>
          </table:table-cell>
          <table:table-cell table:number-columns-repeated="2"/>
          <table:table-cell office:value-type="float" office:value="1" calcext:value-type="float">
            <text:p>1</text:p>
          </table:table-cell>
        </table:table-row>
        <table:table-row table:style-name="ro1">
          <table:table-cell office:value-type="float" office:value="2492" calcext:value-type="float">
            <text:p>2492</text:p>
          </table:table-cell>
          <table:table-cell office:value-type="string" calcext:value-type="string">
            <text:p>Штат, Принимающий Больше Беженцев, Чем Любой Другой В Америке, Может Вас Удивить</text:p>
          </table:table-cell>
          <table:table-cell office:value-type="string" calcext:value-type="string">
            <text:p>Вот один верный способ превратить сплошь красный штат в синий. В 2014 финансовом году Техас переселил 7 234 беженцев. Однако это еще не все, потому что, по данным Техасского департамента государственной службы здравоохранения (прекрасный источник информации о беженцах в Техасе), фактическое число мигрантов, официально признанных беженцами в прошлом году, составляло 12 800 человек (на 24 человека больше). % по сравнению с предыдущим годом!). На веб-сайте также сообщается, в какие округа прибыло больше всего беженцев. Среди 12 800 человек есть беженцы, лица, получившие убежище, условно-досрочно освобожденные, обладатели специальных иммиграционных виз (это афганцы и иракцы) и жертвы торговли людьми. странах (поэтому налогоплательщики Техаса находятся на крючке из-за многих дорогих переводчиков, бесплатно предоставленных исполнительным указом Билла Клинтона по разным причинам доступа к здравоохранению, проблемам школьной системы и системы уголовного правосудия). Когда я обратился к нескольким различным источникам, я обнаружил, что с 1983 года в Техасе было переселено более 150 000 беженцев, и в это число не входят вторичные мигранты из других штатов (округ Даллас получил наибольшее количество вторичных мигрантов в прошлом году — 60% всех прибывших в Техас). И, конечно же, сюда не входят все дети, рожденные за три десятилетия! Сюда также не входят тысячи детей-пришельцев без сопровождения взрослых, которые, возможно, не были распределены по стране после прошлогоднего пограничного вторжения. Обама хотел бы только, чтобы они были также объявлены беженцами (беженцы получают все формы социального обеспечения по прибытии!). Основные города для переселения в Техасе (переселение не ограничивается этими местами, десятки и десятки небольших городов и поселков прием беженцев): АбилинАмариллоОстинКорпус-КристиДалласЭль-ПасоФорт-УэртХьюстонСан-АнтониоНовым читателям, возможно, захочется взглянуть на наш архив об Амарилло, который превратился в очаг сопротивления, поскольку мэр попросил федеральное правительство замедлить поток, поскольку школьная система страдает от притока детей, не говорящих по-английски, многие из которых неграмотны на своем родном языке. Мясоперерабатывающая промышленность ответственна за большую часть переселения в Амарилло (жажда дешевой рабочей силы!). Основные страны, из которых Техас принял беженцев в 2014 году, располагались в следующем порядке: Ирак, Куба, Бирма, Афганистан, и разделили 5-е место Сомали и Бутан (Непал). Итак, когда же Техас вышел на первое место в стране? В течение многих лет другие штаты, включая Калифорнию, Нью-Йорк и Флориду, занимали более высокие позиции, чем Техас. Согласно этому очень классному графику (вверху справа), именно в 2011 году Техас получил эту сомнительную награду. И, если вам интересно, почему число упало в 2011 году, вот почему: были арестованы в Кентукки. Оказывается, пара солгала (можете поверить, они солгали!) о своем заявлении о предоставлении статуса беженца, и только когда выяснилось, что они планируют помогать Аль-Каиде в Ираке, выяснилось, что один из них оставил отпечатки пальцев на Осколок СВУ, хранившийся на складе вооруженных сил США. Осколок произошел от самодельного взрывного устройства, которое убило солдат Национальной гвардии Пенсильвании. Они приговорены к пожизненному заключению. Арест поверг Программу приема беженцев Государственного департамента США в хаос, потому что им пришлось заново проверять тысячи и тысячи иракцев, направлявшихся в Америку. Иракцы составляют самую большую этническую группу, которую мы сейчас допускаем в Америку со скоростью около 20 000 человек в год. Большинство из них - мусульмане (и шииты, и сунниты, поскольку мы импортируем их многовековые раздоры в ваши города!). ВОЗМОЖНО, НЕ СЛУЧАЙНО, ЧТО БАРАК ОБАМА ВРУЧИЛ УЧИТЕЛЬ ГОДА Шэнне Пиплз, школьной учительнице английского языка из Амарилло, штат Техас. , который работает с беженцами: Чтобы подвергнуть сомнению эту 35-летнюю программу легальной иммиграции, вы должны сначала получить факты! * Прочтите наш информационный бюллетень здесь. Откройте и прочитайте все ссылки в этом посте!* Зайдите на веб-сайт Департамента здравоохранения штата Техас и узнайте все, что сможете, о беженцах, прибывающих в Техас. Не пропустите статистику состояния их здоровья (принимают беженцев с туберкулезом, гепатитом В, ВИЧ и паразитами). * У вас есть координатор штата по делам беженцев, ее зовут Катрина Лайонс (кстати, она ирландка), позвоните ей и попросите направить вас к плану для беженцев в Техасе. Вот описание плана и юридические требования, согласно которым он должен быть в каждом штате (и они должны поддерживать его в актуальном состоянии). Попросите ее направить вас к нему и прочитать! Помните, что в Техасе ваш губернатор имеет право голоса в том, что происходит с переселением беженцев! Где он был? Через: Refugee Resettlement Watch</text:p>
          </table:table-cell>
          <table:table-cell table:number-columns-repeated="2"/>
          <table:table-cell office:value-type="float" office:value="1" calcext:value-type="float">
            <text:p>1</text:p>
          </table:table-cell>
        </table:table-row>
        <table:table-row table:style-name="ro1">
          <table:table-cell office:value-type="float" office:value="2493" calcext:value-type="float">
            <text:p>2493</text:p>
          </table:table-cell>
          <table:table-cell office:value-type="string" calcext:value-type="string">
            <text:p>[Видео] Fairfax, Va Board Голосовал За Обучение Учащихся К-8 Классов О Гендерной Идентичности И Гей-Браках Таким Способом, Которым Родители Не Могут Отказаться</text:p>
          </table:table-cell>
          <table:table-cell office:value-type="string" calcext:value-type="string">
            <text:p>Фэрфакс, штат Вирджиния Государственные школы не уникальны в своем стремлении навязать девиантную сексуальную программу нашим детям. Почему левые так одержимы идеей уничтожить невинность нашей молодежи? Государственные школы в округе Фэрфакс, штат Вирджиния, готовятся включить гендерную идентичность в свои учебные программы, несмотря на возражения родителей. включают учения о гетеросексуальной, гомосексуальной, бисексуальной и трансгендерной идентичности. В мае школьный совет проголосовал за добавление гендерной идентичности в список. Этот шаг разозлил многих родителей из-за того, что, по их мнению, они вынуждают подвергать своих детей проблемам, которые даже не являются частью требований штата. Андреа Лафферти, начиная с детского сада, учеников будут учить однополым или однополым бракам, и родители не смогут отказаться от этого. президент Коалиции традиционных ценностей, сказал CBN News. Государственные школы округа Фэрфакс написали письмо родителям в ответ на неправильное восприятие новой учебной программы. Большинство разделов в отчете комитета FLECAC были частью учебной программы в прошлые годы, с той разницей, что многие учебные цели теперь соответствуют общим медицинским стандартам обучения Департамента образования Вирджинии (VDOE), пишет совет. . Как таковые (у них) больше нет возможности отказаться. Эти темы включают навыки разрешения конфликтов, уважение индивидуальных различий, таких как инвалидность, этническая принадлежность и культура, а также области психического здоровья, написали они. Лафферти сказал, что ученики 8-го класса будут обсуждать деятельность президента Билла Клинтона, а также оральные и анальные. По ее словам, четвероклассники получат инструкции об инцесте. Одна из больших проблем заключается в том, что в Вирджинии родители могут отказаться от участия своих детей в определенных разделах программы «Обучение семейной жизни». По ее словам, теперь они пытаются перенести часть этого из FLE в Health, что означает, что родители не могут отказаться от своих детей. Некоторые родители возмущены тем, что предлагаемые уроки даже не требуются по закону, но они все еще проводятся. навязаны им. Это не часть закона штата, это не часть инструкций школьного совета штата, но они решили добавить его вопреки воле многих родителей. «Мы очень обеспокоены тем, что они делают это здесь, в округе Фэрфакс, и, возможно, в других местах без ведома или согласия родителей», — сказал Лафферти. Это просто странно. Они хотят навязать это детям в округе Фэрфакс, хотя на самом деле это не является частью SOL или обязательным образованием, добавил Лафферти. Через: CBN News По ее словам, теперь они пытаются перенести часть этого из FLE в Health, что означает, что родители не могут отказаться от своих детей. Некоторые родители возмущены тем, что предлагаемые уроки даже не требуются по закону, но они все еще проводятся. навязаны им. Это не часть закона штата, это не часть инструкций школьного совета штата, но они решили добавить его вопреки воле многих родителей. «Мы очень обеспокоены тем, что они делают это здесь, в округе Фэрфакс, и, возможно, в других местах без ведома или согласия родителей», — сказал Лафферти. Это просто странно. Они хотят навязать это детям в округе Фэрфакс, хотя на самом деле это не является частью SOL или обязательным образованием, добавил Лафферти. Через: CBN News По ее словам, теперь они пытаются перенести часть этого из FLE в Health, что означает, что родители не могут отказаться от своих детей. Некоторые родители возмущены тем, что предлагаемые уроки даже не требуются по закону, но они все еще проводятся. навязаны им. Это не часть закона штата, это не часть инструкций школьного совета штата, но они решили добавить его вопреки воле многих родителей. «Мы очень обеспокоены тем, что они делают это здесь, в округе Фэрфакс, и, возможно, в других местах без ведома или согласия родителей», — сказал Лафферти. Это просто странно. Они хотят навязать это детям в округе Фэрфакс, хотя на самом деле это не является частью SOL или обязательным образованием, добавил Лафферти. Через: CBN News Это означает, что родители не могут отказаться от своих детей, сказала она. Некоторые родители возмущены тем, что предлагаемые уроки даже не требуются по закону, но их все еще навязывают им. Это не часть закона штата, это не часть инструкций школьного совета штата, но они решили добавить его вопреки воле многих родителей. «Мы очень обеспокоены тем, что они делают это здесь, в округе Фэрфакс, и, возможно, в других местах без ведома или согласия родителей», — сказал Лафферти. Это просто странно. Они хотят навязать это детям в округе Фэрфакс, хотя на самом деле это не является частью SOL или обязательным образованием, добавил Лафферти. Через: CBN News Это означает, что родители не могут отказаться от своих детей, сказала она. Некоторые родители возмущены тем, что предлагаемые уроки даже не требуются по закону, но их все еще навязывают им. Это не часть закона штата, это не часть инструкций школьного совета штата, но они решили добавить его вопреки воле многих родителей. «Мы очень обеспокоены тем, что они делают это здесь, в округе Фэрфакс, и, возможно, в других местах без ведома или согласия родителей», — сказал Лафферти. Это просто странно. Они хотят навязать это детям в округе Фэрфакс, хотя на самом деле это не является частью SOL или обязательным образованием, добавил Лафферти. Через: CBN News это не часть инструкции школьного совета штата, но они решили добавить ее вопреки воле многих родителей. «Мы очень обеспокоены тем, что они делают это здесь, в округе Фэрфакс, и, возможно, в других местах без ведома или согласия родителей», — сказал Лафферти. Это просто странно. Они хотят навязать это детям в округе Фэрфакс, хотя на самом деле это не является частью SOL или обязательным образованием, добавил Лафферти. Через: CBN News это не часть инструкции школьного совета штата, но они решили добавить ее вопреки воле многих родителей. «Мы очень обеспокоены тем, что они делают это здесь, в округе Фэрфакс, и, возможно, в других местах без ведома или согласия родителей», — сказал Лафферти. Это просто странно. Они хотят навязать это детям в округе Фэрфакс, хотя на самом деле это не является частью SOL или обязательным образованием, добавил Лафферти. Через: CBN News</text:p>
          </table:table-cell>
          <table:table-cell table:number-columns-repeated="2"/>
          <table:table-cell office:value-type="float" office:value="1" calcext:value-type="float">
            <text:p>1</text:p>
          </table:table-cell>
        </table:table-row>
        <table:table-row table:style-name="ro1">
          <table:table-cell office:value-type="float" office:value="2494" calcext:value-type="float">
            <text:p>2494</text:p>
          </table:table-cell>
          <table:table-cell office:value-type="string" calcext:value-type="string">
            <text:p>Родителей Посадили В Тюрьму, А Детей Забрали За 90-Минутную Задержку В Возвращении Домой До 11-Летнего Возраста</text:p>
          </table:table-cell>
          <table:table-cell office:value-type="string" calcext:value-type="string">
            <text:p>Это так преувеличено, что не смешно. Я большой сторонник того, чтобы родители были рядом с детьми, но обвинение в уголовном преступлении? Продержали ночь в тюрьме? Есть ли у кого-нибудь что-нибудь новое, чтобы добавить к этому, или это тот случай, когда наше постоянно переусердствующее правительство вмешивается в наш бизнес? Если это не убеждает законодателей в том, что им лучше начать пересматривать законы о безнадзорности детей и убеждать законодательство было бы отличной платформой для получения голосов. Я не уверен, что будет. Я получил это письмо неделю назад и ждал разрешения мамы, чтобы запустить его. Понятно. Мой жирный шрифт: Мои дети не дети свободного выгула. У младшего всегда была няня. У старшего, которому всего пару недель назад исполнилось 11 лет, всегда была няня. В этом учебном году все изменилось. Одиннадцатилетний мальчик приходит домой, и его встречает отец, который впускает его в дом. На случай, если папа не придет вовремя, его инструкции заключаются в том, чтобы подождать на заднем дворе, пока я не вернусь домой примерно через 20 минут. движение и дождь. Мы опоздали примерно на полтора часа. Когда мы приехали, была вызвана анонимная полиция, и нас арестовали за безнадзорность детей. У нас до сих пор нет детей, мы боремся за собственную свободу, и из-за характера моей работы я больше не работаю. Мой сын играл в баскетбол у себя во дворе, а не на улице или в парке. Власти утверждают, что у него не было доступа к воде или укрытию. У нас есть открытый сарай на заднем дворе, 2 рабочие раковины и 2 шланга. Они сказали, что у него нет еды. Он уже съел свои закуски. Ванной у него не было, но полицейский нашел наш двор достаточно удобным, чтобы справить нужду, пока наш сын сидел в полицейской машине в одиночестве. В своем собственном дворе, в штате Флорида, где нет минимального возраста, в котором дети могут оставаться одни. Если у вас есть какой-либо совет, что мне делать, я приму его. Совет, который я дал, состоял в том, чтобы связаться с Национальной ассоциацией родителей, которая борется за права родителей (включая Мейтивов) воспитывать своих детей без вмешательства правительства, за исключением случаи явных и убедительных доказательств фактического или неминуемого вреда. Этот порог очень далек от тех ужасов, которые обрушиваются на подростков, играющих в баскетбол в ожидании возвращения родителей домой. (Чтобы поддержать Ассоциацию родителей пожертвованием, перейдите сюда.) Затем в пятницу мама ответила: Я просто хотела сообщить вам новости. Наших сыновей вернули нам во вторник/среду в детский суд/DCF без судебного решения. Однако на сегодняшний день уголовный прокурор обвинения не снимает. Мы должны предстать перед уголовным судом 11 июня, чтобы заявить о себе. Я хотел бы поговорить с кем-нибудь, однако из-за моей работы (которая все еще на линии) я не знаю, сделает ли это лучше или хуже. Я государственный и окружной служащий школьной системы, и меня заставили подписать бумагу, в которой говорилось, что я не буду говорить с учителями, родителями или учениками по этому поводу. При этом вполне возможно, что эта мама никогда не будет публично говорить об этом деле. Тем не менее, МЫ должны говорить об этом. Пришло время обуздать власть государства, чтобы превратить родителей в преступников просто потому, что они несовершенны. Совершенство невозможно в этом мире,</text:p>
          </table:table-cell>
          <table:table-cell table:number-columns-repeated="2"/>
          <table:table-cell office:value-type="float" office:value="1" calcext:value-type="float">
            <text:p>1</text:p>
          </table:table-cell>
        </table:table-row>
        <table:table-row table:style-name="ro1">
          <table:table-cell office:value-type="float" office:value="2495" calcext:value-type="float">
            <text:p>2495</text:p>
          </table:table-cell>
          <table:table-cell office:value-type="string" calcext:value-type="string">
            <text:p>Кому Нужна Нэнси Пелоси, Когда Конгресс Принял Пола Райана: «Это [Сделка С Обаматрейдом] Рассекречена И Обнародована, Как Только Она Будет Согласована»</text:p>
          </table:table-cell>
          <table:table-cell office:value-type="string" calcext:value-type="string">
            <text:p>Зачем нам вообще нужен Конгресс? У нас есть король, и похоже, что большинство членов его совета собрались здесь по его приказу. В самом деле, зачем нам вообще Конституция или выборы? Главный сторонник Obamatrade, председатель Комитета по путям и средствам Палаты представителей, член палаты представителей Пол Райан (R-WI) признал во время выступления в Конгрессе в среду вечером, что, несмотря на массу заявлений от него и других сторонников Obamatrade об обратном, процесс является очень секретным. Он также сделал заявление. оплошность в его показаниях Комитета по правилам палаты представителей наравне с бывшим спикером Нэнси Пелоси (D-CA) настаивать на принятии Obamacare, в котором, по ее словам, позорно сказано: мы должны принять законопроект, чтобы вы могли узнать, что в нем . Он будет рассекречен и обнародован, как только он будет согласован, сказал Райан об Обаметрейд в показаниях Комитета по правилам в среду во время допроса члена палаты представителей Майкла Берджесса (R-TX). который стоит с Райаном, поддерживающим это, обсуждали с ним секретность сделки. Это произошло сразу после невероятного обмена мнениями, когда Райан предпринял попытку спасти иммиграционные положения, содержащиеся в пакете Obamatrade, в целом, особенно TiSA, которые были раскрыты Breitbart News ранее в среду, проблема, для которой он предложил фальшивое нерешение. разработан, чтобы получить больше голосов за его повестку дня Обамы, но не остановить иммиграционные положения. Я хотел бы добавить, и я заявил об этом заранее, что джентльмен г-н Райан хорошо работал не только со мной, но и с другими членами, чтобы обсудить конкретные идеи, проблемы, проблемы, и вы проделали выдающуюся работу, чтобы убедиться, вместо того, чтобы говорить: — Это не проблема, нет, я не собираюсь вдаваться в подробности, вы из кожи вон лезли, мистер Райан, — сказал Сешнс. Я видел, как вы это делаете, и работая с нами, будь то запрос Сената Соединенных Штатов, который был сделан на двухпартийной основе, или один из наших членов, мы пытались работать с этими вещами. Вот почему, доктор Берджесс, я могу рекламировать это соглашение, потому что мы пытались войти в те области, о которых я говорил, о внешней политике, разрешении споров, изменении климата, суверенитете, иммиграции, валюте, прозрачности, быстрой... трек, президентская власть и многое другое, что ранее не обсуждалось, мы пытались вдумчиво сформулировать хороший ответ, и г-н Райан сделал это наиболее благоприятно, и я думаю, что его сегодняшняя формулировка свидетельствует о его знании этих параметров. После подачи Сессии Берджесс снова вскочил, чтобы сделать еще одно замечание. И я ценю все это, но опять же, вы читаете этот язык в секретной комнате, и я приветствую тот день, когда люди смогут его прочитать, — сказал Берджесс, прежде чем Райан прервал его. Между прочим, TPA рассекречено и обнародовано, как только оно будет согласовано, сказал Райан. Технически Райан имеет в виду, что TPP станет общедоступным, если TPA будет согласовано, но Конгресс потеряет большую часть своей способности контролировать и влияние на процесс, поскольку ТТП во многом уже согласована. Он состоит из 800 страниц, и в ускоренном режиме Конгресс получит только голосование «за» или «против» и не сможет предлагать поправки. Порог голосования в Сенате также снижается до простого большинства, а не обычно имеет порог в 60 голосов или, в случае договоров, порог в 67 голосов. Затем Берджесс выдвинул свою точку зрения. Но это действительно тяжелое катание на санях, и это не та область, в которой я хорошо разбираюсь, и мне очень жаль, — сказал Берджесс. Язык в том виде, в котором он написан, выглядит так, как будто его можно использовать. Я ценю все меры предосторожности, которые вы пытались установить. И с этой администрацией вы не оставите камня на камне, чтобы установить меры безопасности, но я не уверен, что мы снова не можем вдаваться в подробности того, что я прочитал, из-за соглашения, которое я подписал внизу, но это касается меня, и я Я просто оставлю это, и я уступлю. Затем Сешнс вскочил, чтобы сказать, что он и Райан готовы ответить на любые вопросы по этому вопросу, когда кто-нибудь захочет, но сотрудники комитета Сешнс публично отказываются отвечать на какие-либо подробные вопросы Breitbart News об Obamatrade в настоящее время. — Благодарю джентльмена, — сказал Сешнс. На самом деле, джентльмен, мистер Левин прав, будут некоторые изменения, которые должны быть переданы в Сенат Соединенных Штатов, но я хотел бы с большим доверием сказать моему дорогому другу, джентльмену из Льюисвилля, штат Техас, что если вы все еще оговорки от вашего чтения чего-либо, я бы посоветовал вам нанять джентльмена мистера Райана или меня, доктора Берджесса, в любое время, когда вы пожелаете. Я доступен. Мистер Райан свободен. Мы сделали себя доступными со спецификой на том же уровне. Берджесс отметил, что процесс поиска ускоренного режима в администрации Буша был гораздо более прозрачным, чем сейчас. Спасибо, господин председатель. Я пообещал сегодня вести себя как можно лучше, и я действительно стараюсь, мне потребовалось много времени, чтобы хотя бы увидеть соглашение в секретной комнате, хотя я был готов подписать разрешение, в котором говорилось, что я не буду говорить об этом. Это. — Мне потребовалось много времени, чтобы добиться аудиенции у торгового представителя США, — сказал Берджесс. Этого не следовало делать. Десять лет назад мы заключили CAFTA [Центральноамериканское соглашение о свободной торговле], сенатор Роб Портман (R-OH) 56% был в моем офисе, он жил там. Я не мог избавиться от него. На этот раз я не мог понять, что это было буквально актом Конгресса, который заставил его прийти и поговорить с моим подкомитетом по энергетике и торговле, который является подкомитетом по коммерции, производству и торговле. Вот как это было трудно, поэтому, пожалуйста, я благодарю вас за работу, которую вы проделали, пытаясь сделать этот процесс открытым и справедливым, но мое доверие к этой администрации было и остается все время низким, и я ценю то, что мы услышали сегодня, но я не могу вам сказать что Райан успокоил меня, а затем снова прервал Берджесса, чтобы возразить, что его беспокойство по поводу секретности является причиной того, что республиканцы должны смягчиться и поддержать Обамутрейд. Все, что я хотел бы сказать, это еще одна причина пройти TPA, сказал Райан. Во-первых, да, эта администрация отличается, и я могу запрыгнуть на подножку баша лучше, чем кто-либо другой, насколько они себя ведут. Через: Мэтью Бойл Breitbart News</text:p>
          </table:table-cell>
          <table:table-cell table:number-columns-repeated="2"/>
          <table:table-cell office:value-type="float" office:value="1" calcext:value-type="float">
            <text:p>1</text:p>
          </table:table-cell>
        </table:table-row>
        <table:table-row table:style-name="ro1">
          <table:table-cell office:value-type="float" office:value="2496" calcext:value-type="float">
            <text:p>2496</text:p>
          </table:table-cell>
          <table:table-cell office:value-type="string" calcext:value-type="string">
            <text:p>[Видео] Удивительно: Мама Из Техаса, Разочарованная Инцидентом В Бассейне Маккинни, Говорит Родителям Учить Детей Уважать Власть</text:p>
          </table:table-cell>
          <table:table-cell office:value-type="string" calcext:value-type="string">
            <text:p>Вот мама, которая умеет воспитывать своих детей</text:p>
          </table:table-cell>
          <table:table-cell table:number-columns-repeated="2"/>
          <table:table-cell office:value-type="float" office:value="1" calcext:value-type="float">
            <text:p>1</text:p>
          </table:table-cell>
        </table:table-row>
        <table:table-row table:style-name="ro1">
          <table:table-cell office:value-type="float" office:value="2497" calcext:value-type="float">
            <text:p>2497</text:p>
          </table:table-cell>
          <table:table-cell office:value-type="string" calcext:value-type="string">
            <text:p>Franklin Graham Выводит Сотни Миллионов Из Банка С Помощью Тв-Рекламы [Видео] Для Продвижения Гей-Браков И Усыновления</text:p>
          </table:table-cell>
          <table:table-cell office:value-type="string" calcext:value-type="string">
            <text:p>Левые не должны обижаться на решение Грэма заниматься банковскими делами в другом месте, поскольку они все думают о защите выбора. Франклин Грэм призывает христиан бойкотировать корпорации, рекламирующие однополые отношения в своих рекламных роликах. И он говорит, что внесет свою лепту, переведя все банковские счета двух своих министерств из Wells Fargo из-за его рекламы с изображением лесбийской пары. Это один из способов, которым мы, христиане, можем заявить, что у нас есть право выбора, — написал Грэм в Facebook на выходных. Давайте просто перестанем вести дела с теми, кто продвигает грех и выступает против законов Всемогущего Бога и Его стандартов. Может быть, если достаточное количество из нас сделает это, это привлечет их внимание. В понедельник пресс-секретарь Wells Fargo заявил, что банк с гордостью поддерживает ЛГБТ-сообщество в течение длительного времени, и это обязательство отражено в рекламе. В Уэллс Фарго, Обслуживание каждого клиента является основой нашего видения и ценностей, — сказала Кристина Колбьорнсен. Разнообразие и инклюзивность лежат в основе того, кем мы являемся как компания. Наш рекламный контент отражает ценности нашей компании и представляет разнообразие сообществ, которым мы служим. Компания Wells Fargo, базирующаяся в Сан-Франциско, имеет самую большую базу сотрудников в районе Шарлотты. Во время интервью в понедельник Грэм, генеральный директор Евангелистской ассоциации Билли Грэма в Шарлотте и Samaritan s Purse в Буне, сказал, что он не нацелен на компании, которые нанимают или обслуживать клиентов-геев и лесбиянок. По его словам, существует множество компаний, которые ведут дела с геями. Это нормально. Он хочет, чтобы христиане перестали отдавать свои деньги таким предприятиям, как Wells Fargo и ювелирные магазины Tiffany, которые используют акционеров, рекламирующих доллары, для пропаганды гомосексуализма. Это пропаганда безбожного образа жизни. Банк должен продвигать лучшие процентные ставки, которые они собираются дать мне, и то, что они могут сделать для меня как бизнеса. Но им не следует пытаться вступать в моральные дебаты и принимать чью-либо сторону. Грэм особенно возражал против телевизионной и онлайн-рекламы Wells Fargo, в которой лесбийская пара изучает язык жестов для своей приемной дочери. Здравствуй, красавица, пара в объявлении говорит маленькой девочке на языке жестов. Мы будем твоими новыми мамочками. Подстрекательство консерваторовГруппы, представляющие геев и лесбиянок, обвинили Грэма в том, что он пытался расшевелить консервативных христиан в ожидании постановления Верховного суда США, которое может легализовать однополые браки на национальном уровне. директор Equality NC, группа по защите прав ЛГБТ в масштабе штата, базирующаяся в Роли. Бизнес-сообщество знает, что эта реклама полезна для бизнеса и помогает сделать Северную Каролину гостеприимным штатом. Они будут только увеличиваться, а не уменьшаться. Грэм сказал в понедельник в интервью Observer, что было принято решение о том, какой банк получит счета, которые BGEA и Samaritan's Purse переводят из Wells Fargo. Основываясь на их собственных отчетах, счета могут составлять сотни миллионов долларов. На вопрос, назовет ли он выбранный банк, Грэм сказал: Не сегодня, потому что я не разговаривал с этим банком, и я не уверен, что они хотят быть его частью. вашей истории. Базирующийся в Шарлотте Bank of America еще не снимал рекламные ролики с участием однополых пар, но размещал однополую рекламу в программах некоторых мероприятий, а также в ЛГБТ-изданиях. Будет ли этого достаточно, чтобы Грэм исключил Bank of America для счетов, покидающих Wells Fargo? Я не собираюсь отвечать на этот вопрос, сказал Грэм. Пресс-секретарь Bank of America Энн Пейс отказалась от комментариев в понедельник. Грэм сказал, что сейчас закрытие счетов Wells Fargo находится в разработке. Чтобы закрыть эти счета, может потребоваться 30 дней. BGEA, основанная знаменитым отцом-евангелистом Грэма, распространяет Евангелие через всемирные крестовые походы и библиотеку Билли Грэма Шарлотты. Согласно последнему отчету министерства BGEA, в 2014 году он получил пожертвования и другие доходы на общую сумму 107,7 млн ​​долларов. Samaritan s Purse, христианская благотворительная организация, помогающая людям справиться со стихийными бедствиями, в 2013 году получила пожертвования и гранты. составил 460 миллионов долларов. Сложные вопросы для банков. Банки обычно выстраиваются в очередь за депозитами такого рода. Но Кен Томас, независимый банковский консультант и экономист из Майами, сказал, что банк, который получает банковские счета Грэма, должен будет ответить на несколько сложных вопросов. Банк, который принимает этот счет, будет в более заметной позиции, потому что вы собираетесь спросить их: «Что вы думаете об этой рекламе?» И они столкнутся с некоторым потенциальным риском для репутации. Банки, по словам Томаса, не любят споров и риска для репутации. Какой бы банк ни получил эти счета, ему придется бороться с мнением, что они противоречат идеалам Wells Fargo. Чтобы вывести ваши деньги из одного из самых успешных банков Америки и чтобы другой банк принял счет, выданный Wells Fargo, некоторые люди могут задать такие вопросы, как: Ваш банк не согласен с Wells Fargo? Томас сказал. Корпоративная Америка все чаще встает на защиту сообщества лесбиянок, геев, бисексуалов и трансгендеров. Губернаторы и законодательные органы штатов с республиканским уклоном, таких как Индиана и Арканзас, в этом году отступили от законодательства, которое позволяло бы людям отказываться от услуг геев и лесбиянок по религиозным причинам. Причина: корпорации в этих штатах выступали против мер, считая их дискриминационными по отношению к ЛГБТ-сообществу. В Северной Каролине аналогичный законопроект ни к чему не привел после того, как против него выступили губернатор Республиканской партии Пэт МакКрори и лидеры законодательного органа Роли. заметная роль в решении вопросов, связанных с сексуальной ориентацией, восходит к концу 1990-х гг. внесли поправки в свою политику, заявив, что ни один сотрудник не будет подвергаться дискриминации из-за своей сексуальной ориентации. В то время многие другие крупные компании в этом регионе не использовали такой конкретный язык. Кроме того, в результате слияния в 1998 году NationsBank и BankAmerica в Сан-Франциско, у которого были льготы для внутренних партнеров, объединенный кредитор согласился распространить льготы на сотрудников NationsBank. Грэм сказал в интервью Observer, что планирует составить и опубликовать список компаний, рекламирующих однополые пары. Я хочу, чтобы люди знали, — сказал он. В своем посте в Facebook Грэм выделил еще одну компанию Tiffany &amp; Co., которая продает украшения для рекламы обручальных колец для однополых пар. Есть много других ювелирных магазинов, пишет Грэм. Два других, которые показывали однополые пары в своей рекламе: Cheerios и Allstate. Влияние неизвестно. Пока рано говорить о том, будет ли призыв Грэма к бойкоту иметь большое влияние. По состоянию на полдень понедельника более 93 000 человек одобрили сообщение Грэма в Facebook, нажав «Нравится». Более 41 000 человек поделились его сообщением со своими друзьями на Facebook. Но призыв Грэма бороться с моральным разложением, которое запихивает нам в глотку крупный бизнес, также вызвал негативную реакцию на Facebook. На мой взгляд, моральное разложение — это использование кафедры для распространения нетерпимости и ненависти, — написал один комментатор в Facebook, который затем сослался на учения Иисуса в Новом Завете. Возможно, вам следует потратить некоторое время и отколоть кусок дерева, торчащий из вашего собственного глаза. В Твиттере, где Грэм также объявил, что мы переносим все банковские счета @BGEA из @WellsFargo в другой банк, он получил несколько поддерживающих твитов. С помощью:</text:p>
          </table:table-cell>
          <table:table-cell table:number-columns-repeated="2"/>
          <table:table-cell office:value-type="float" office:value="1" calcext:value-type="float">
            <text:p>1</text:p>
          </table:table-cell>
        </table:table-row>
        <table:table-row table:style-name="ro1">
          <table:table-cell office:value-type="float" office:value="2498" calcext:value-type="float">
            <text:p>2498</text:p>
          </table:table-cell>
          <table:table-cell office:value-type="string" calcext:value-type="string">
            <text:p>Ветеринар Морской Пехоты «Не Жалеет» О Заключении В Тюрьму За То, Что «Пролил» Кофе На Этих Отвратительных Протестующих</text:p>
          </table:table-cell>
          <table:table-cell office:value-type="string" calcext:value-type="string">
            <text:p>Было бы настоящим позором, если бы этот горячий кофе был приготовлен каким-нибудь ужасным ветераном-разжигателем войны или злобным геем. Ветеран морской пехоты, который пролил кофе на протестующих баптистской церкви Вестборо в минувшие выходные, признает, что вышел из себя, но говорит, что защищать флаг США стоит возможного тюремного заключения. Столько людей погибло, защищая этот флаг. Мне все равно, кто ты, ты не собираешься проявлять неуважение к флагу. «И если мне придется отправиться в тюрьму, чтобы защитить этот флаг, я это сделаю», — сказал 64-летний Ричард Пирс, сообщает The News Journal of Delaware в среду. Ветеран был арестован и обвинен в хулиганстве после инцидента 6 июня. По сообщению газеты, 20 июля ему предстоит слушание в суде по гражданским делам. Пирс, служивший во Вьетнаме, сказал, что не ожидал вызвать проблемы в субботу, наблюдая, как президентский кортеж сына вице-президента Джозефа Р. Байдена направляется в Уилмингтон. Похороны 46-летнего Бо Байдена, скончавшегося после двухлетней борьбы с раком мозга, прошли в католической церкви Святого Антония Падуанского. Когда я увидел девушку, идущую по шоссе и волочащую под ногами наш флаг, я вышел из себя, и единственный способ продемонстрировать это — пролить на них свой кофе, сказал мистер Пирс, сообщила газета. Ветеран морской пехоты кофе пропитал двоих из трех участников, пикетировавших кортеж с антиамериканскими и антигейскими плакатами. Источник: Washington Times</text:p>
          </table:table-cell>
          <table:table-cell table:number-columns-repeated="2"/>
          <table:table-cell office:value-type="float" office:value="1" calcext:value-type="float">
            <text:p>1</text:p>
          </table:table-cell>
        </table:table-row>
        <table:table-row table:style-name="ro1">
          <table:table-cell office:value-type="float" office:value="2499" calcext:value-type="float">
            <text:p>2499</text:p>
          </table:table-cell>
          <table:table-cell office:value-type="string" calcext:value-type="string">
            <text:p>Марко Рубио Называет Безответственным За Покупку Рыбацкой Лодки… Хиллари Покупает Особняк В Нью-Йорке, Чтобы Баллотироваться В Сенат… Сверчки</text:p>
          </table:table-cell>
          <table:table-cell office:value-type="string" calcext:value-type="string">
            <text:p>Прежде чем мы рассмотрим реальные детали экстравагантной покупки Марко Рубио, давайте взглянем на блестящий твит Билла Сандерсона, указывающего на лицемерие левых, сравнивая семейный дом Марко Рубио с домом Хиллари: https://twitter. com/mrgeology/status/608344761758568448После глубокого изучения истории нарушений правил дорожного движения Rubio на прошлой неделе (шучу, это было не глубокое погружение, а вместо этого информация была передана крайним левым Американским мостом), New York Times вернулась для более подробной информации. публикация материалов American Bridge. На этот раз NYT сообщает всем, насколько разоренными были Rubio, когда они были молодыми, как и все остальные в Америке. О, и что у него были проблемы с финансами, как и у любого другого человека в Америке. И ему нравятся забавные игрушки, как и любому хорошему человеку в Америке. Сенатор Марко Рубио боролся под бременем студенческих долгов, ипотечных кредитов и дополнительного кредита на стоимость его дома в сотни тысяч долларов. Но в 2012 году финансовое спасение, казалось, пришло: издатель заплатил ему 800 000 долларов за написание книги о том, как он вырос в семье кубинских иммигрантов. чтобы, наконец, погасить ссуду на юридическом факультете, выразив облегчение, что он больше не должен женщине по имени Салли Мэй, как он однажды назвал кредитора. О, и угадайте, что, ребята? Марко Рубио имел наглость купить скоростной катер во Флориде. Как безответственно. ОБНОВЛЕНИЕ: Это была рыбацкая лодка для его семьи, а не экстравагантная роскошная быстроходная лодка, как утверждает Нью-Йорк Таймс. В то время г-н Рубио признался другу, что это потенциально нецелесообразная трата, перед которой он не может устоять. 24-футовая лодка, по его словам, воплотила мечту. Вот фотография лодки, и нет, это не Рубио, управляющий лодкой. Это так нелепо, что я прямо сейчас смеюсь над своим компьютером. У Рубио был долг по студенческому кредиту? Да так? Многие люди так делают. У Рубио были проблемы с балансировкой своих расходов? Кто не? Рубио взял кредит на свой дом, чтобы свести концы с концами? Хорошо для него, многие люди так делают. Ему заплатили изрядную сумму денег, чтобы он написал книгу о своем воспитании, которую он использовал для погашения долга? Даже лучше. У него теперь больше одного дома? Круто, я бы тоже хотел. Он потратил 80 000 долларов на скоростную рыбацкую лодку в океане, окружающем Флориду, после выплаты долга? Как он мог?! Марко Рубио и его семья - нормальные люди, преследующие американскую мечту, и это чертовски пугает разорение, чтобы мы могли платить по ипотечным кредитам сторонникам Хиллари Клинтон. Разница между Рубио и Клинтоном заключается в том, что Рубио стремится к успеху и политике, которая позволяет каждому американцу когда-нибудь владеть несколькими домами и скоростным катером. Клинтон, однако, наслаждается богатством вместо того, чтобы поощрять американцев самим становиться богатыми, чтобы жить хорошей жизнью. По словам Клинтон, не каждая может быть королевой.Via: Townhall наслаждается богатством вместо того, чтобы поощрять американцев самим становиться богатыми, чтобы жить хорошей жизнью. По словам Клинтон, не каждая может быть королевой.Via: Townhall наслаждается богатством вместо того, чтобы поощрять американцев самим становиться богатыми, чтобы жить хорошей жизнью. По словам Клинтон, не каждая может быть королевой.Via: Townhall</text:p>
          </table:table-cell>
          <table:table-cell table:number-columns-repeated="2"/>
          <table:table-cell office:value-type="float" office:value="1" calcext:value-type="float">
            <text:p>1</text:p>
          </table:table-cell>
        </table:table-row>
        <table:table-row table:style-name="ro1">
          <table:table-cell office:value-type="float" office:value="2500" calcext:value-type="float">
            <text:p>2500</text:p>
          </table:table-cell>
          <table:table-cell office:value-type="string" calcext:value-type="string">
            <text:p>Комиссар Полиции Объясняет, Почему В Нью-Йорке Сложно Нанять Чернокожих Полицейских</text:p>
          </table:table-cell>
          <table:table-cell office:value-type="string" calcext:value-type="string">
            <text:p>Это звучит как вполне законная причина, по которой комиссар полиции Нью-Йорка Билл Брэттон заявил, что трудно нанять больше чернокожих полицейских, потому что многие из них провели время в тюрьме. У нас значительный разрыв в населении среди мужчин-афроамериканцев, потому что многие из них провели время в тюрьме, сказал он The Guardian. И поэтому мы не можем их нанять. По словам Брэттона, отчасти виноват в том, что количество подходящих офицеров, которое намного меньше, чем обычно, связано с противоречивой политикой NPYD в отношении задержания и обыска, которая была отменена в 2013 году. привело к тому, что ряд молодых чернокожих мужчин получили повестку за незначительные проступки. Остановить и обыскать,</text:p>
          </table:table-cell>
          <table:table-cell table:number-columns-repeated="2"/>
          <table:table-cell office:value-type="float" office:value="1" calcext:value-type="float">
            <text:p>1</text:p>
          </table:table-cell>
        </table:table-row>
        <table:table-row table:style-name="ro1">
          <table:table-cell office:value-type="float" office:value="2501" calcext:value-type="float">
            <text:p>2501</text:p>
          </table:table-cell>
          <table:table-cell office:value-type="string" calcext:value-type="string">
            <text:p>Должна Быть Уволена Эта Девушка-Расистка За Ведение Как Наша Первая Леди?</text:p>
          </table:table-cell>
          <table:table-cell office:value-type="string" calcext:value-type="string">
            <text:p>Возможно, эта молодая девушка мечтает когда-нибудь стать первой леди. Действительно ли справедливо уволить ее за расистские высказывания в социальных сетях, когда наш президент и первая леди находятся в медиа-турне с ненавистью и обвинением белого человека с тех пор, как вошли в Белый дом? Познакомьтесь с жительницей Иллинойса Шаной Пухпух Латрис, служащей зоопарка Брукфилд, которая совершила ошибку, поделившись фотографией из Instagram на Facebook с подписью «На работе, обслуживая этих грубых белых людей». Она совершила еще большую ошибку, пометив фотографию как сделанную в зоопарк. В результате на зоопарк Брукфилда обрушился целый ряд жалоб от разозленных посетителей зоопарка, которые сочли ее комментарии явно ненавистными и расистскими. Некоторые даже требовали, чтобы Латрис была уволена за ее ошибку, и, судя по словам пресс-секретаря Сондры Катцен, именно это и произойдет. По ее словам, заявления этого сотрудника в социальных сетях нарушают нашу политику и не отражают ценности нашего учреждения. У нас нулевая терпимость к такого рода разделяющему поведению. Мы относимся ко всем вопросам трудоустройства конфиденциально, но будьте уверены, что мы приняли незамедлительные меры для исправления ситуации. Через: Нисходящий тренд</text:p>
          </table:table-cell>
          <table:table-cell table:number-columns-repeated="2"/>
          <table:table-cell office:value-type="float" office:value="1" calcext:value-type="float">
            <text:p>1</text:p>
          </table:table-cell>
        </table:table-row>
        <table:table-row table:style-name="ro1">
          <table:table-cell office:value-type="float" office:value="2502" calcext:value-type="float">
            <text:p>2502</text:p>
          </table:table-cell>
          <table:table-cell office:value-type="string" calcext:value-type="string">
            <text:p>Leftist Bon Jovi Сразуют Сбор Средств Для «Everyday People» Хиллари С Билетами, Которые Могут Позволить Себе Только Однопроцентники</text:p>
          </table:table-cell>
          <table:table-cell office:value-type="string" calcext:value-type="string">
            <text:p>Это похоже на то, что Хиллари на самом деле не так уж интересуется обычными людьми, за исключением, конечно, того, когда дело доходит до голосования. Хиллари Клинтон приезжает в Нью-Джерси в этом месяце, чтобы собрать деньги для своей президентской кампании с Джоном Бон Джови. Согласно приглашению. опубликовано на веб-сайте ее кампании, «Вечер с Хиллари» 29 июня будет вести рок-звезда и его жена Доротея. Бон Джови выступит. Цены на сбор средств варьируются от 1000 долларов за открытые места до 2700 долларов за приоритетные места. Кампания сообщает местонахождение только тем, кто откликнется. Бон Джови живет в округе Монмут. Это первый сбор средств для Клинтон в Нью-Джерси с момента начала ее президентской кампании в апреле. Через: NJ.com Джон Бон Джови не новичок в сборе средств для Хиллари. В 2009,</text:p>
          </table:table-cell>
          <table:table-cell table:number-columns-repeated="2"/>
          <table:table-cell office:value-type="float" office:value="1" calcext:value-type="float">
            <text:p>1</text:p>
          </table:table-cell>
        </table:table-row>
        <table:table-row table:style-name="ro1">
          <table:table-cell office:value-type="float" office:value="2503" calcext:value-type="float">
            <text:p>2503</text:p>
          </table:table-cell>
          <table:table-cell office:value-type="string" calcext:value-type="string">
            <text:p>Удивительный! Судья Линн Толер Об Определении Мужчины</text:p>
          </table:table-cell>
          <table:table-cell office:value-type="string" calcext:value-type="string">
            <text:p>Аминь! Этот судья приносит это этому человеку, и это потрясающе! Люблю это!</text:p>
          </table:table-cell>
          <table:table-cell table:number-columns-repeated="2"/>
          <table:table-cell office:value-type="float" office:value="1" calcext:value-type="float">
            <text:p>1</text:p>
          </table:table-cell>
        </table:table-row>
        <table:table-row table:style-name="ro1">
          <table:table-cell office:value-type="float" office:value="2504" calcext:value-type="float">
            <text:p>2504</text:p>
          </table:table-cell>
          <table:table-cell office:value-type="string" calcext:value-type="string">
            <text:p>Бесконечное Надежность: Обама Не Считает, Что Верховный Суд Должен Был Принять Вызов Obamacare</text:p>
          </table:table-cell>
          <table:table-cell office:value-type="string" calcext:value-type="string">
            <text:p>С имперским президентом, который считает, что он выше закона, есть ли вообще необходимость в Верховном суде? В понедельник президент Барак Обама заявил, что Верховный суд не должен был принимать вызов в отношении Закона о доступном медицинском обслуживании в деле Кинг против Беруэлла. Это должен быть легкий случай. Откровенно говоря, об этом, вероятно, даже не стоило говорить, заявил Обама во время пресс-конференции на саммите G-7 в Германии. не запустить свои собственные биржи медицинского страхования, Обама сказал, что нет простых решений. У вас есть модель, в которой все части соединены, сказал он. И есть целая куча сценариев, не только связанных со здравоохранением, но и всевозможными вещами, которые я делаю, когда, если кто-то делает что-то, что не имеет никакого смысла, это трудно исправить. Это было бы трудно исправить. Президент назвал судебный иск странным в свете успешной реализации закона. Более того, эта штука работает, сказал Обама. Отчасти странно во всем этом то, что у нас не было много разговоров об ужасах Obamacare, потому что ни один из них не осуществился. В этом месяце Верховный суд объявит о постановлении о том, означает ли то, что Закон о доступном медицинском обслуживании определяет биржу, учрежденную штатом, что закон может предоставлять субсидии только лицам в штатах, которые управляют своими собственными биржами. Если суд вынесет решение в пользу узкого толкования этого положения закона, 6,4 миллиона человек в 34 штатах лишатся своих субсидий, в результате чего многие не смогут позволить себе страховку. Через: Huffington Post Президент назвал судебный иск странным в свете успешной реализации закона. Более того, эта штука работает, сказал Обама. Отчасти странно во всем этом то, что у нас не было много разговоров об ужасах Obamacare, потому что ни один из них не осуществился. В этом месяце Верховный суд объявит о постановлении о том, означает ли то, что Закон о доступном медицинском обслуживании определяет биржу, учрежденную штатом, что закон может предоставлять субсидии только лицам в штатах, которые управляют своими собственными биржами. Если суд вынесет решение в пользу узкого толкования этого положения закона, 6,4 миллиона человек в 34 штатах лишатся своих субсидий, в результате чего многие не смогут позволить себе страховку. Через: Huffington Post Президент назвал судебный иск странным в свете успешной реализации закона. Более того, эта штука работает, сказал Обама. Отчасти странно во всем этом то, что у нас не было много разговоров об ужасах Obamacare, потому что ни один из них не осуществился. В этом месяце Верховный суд объявит о постановлении о том, означает ли то, что Закон о доступном медицинском обслуживании определяет биржу, учрежденную штатом, что закон может предоставлять субсидии только лицам в штатах, которые управляют своими собственными биржами. Если суд вынесет решение в пользу узкого толкования этого положения закона, 6,4 миллиона человек в 34 штатах лишатся своих субсидий, в результате чего многие не смогут позволить себе страховку. Через: Huffington Post Отчасти странно во всем этом то, что у нас не было много разговоров об ужасах Obamacare, потому что ни один из них не осуществился. В этом месяце Верховный суд объявит о постановлении о том, означает ли то, что Закон о доступном медицинском обслуживании определяет биржу, учрежденную штатом, что закон может предоставлять субсидии только лицам в штатах, которые управляют своими собственными биржами. Если суд вынесет решение в пользу узкого толкования этого положения закона, 6,4 миллиона человек в 34 штатах лишатся своих субсидий, в результате чего многие не смогут позволить себе страховку. Через: Huffington Post Отчасти странно во всем этом то, что у нас не было много разговоров об ужасах Obamacare, потому что ни один из них не осуществился. В этом месяце Верховный суд объявит о постановлении о том, означает ли то, что Закон о доступном медицинском обслуживании определяет биржу, учрежденную штатом, что закон может предоставлять субсидии только лицам в штатах, которые управляют своими собственными биржами. Если суд вынесет решение в пользу узкого толкования этого положения закона, 6,4 миллиона человек в 34 штатах лишатся своих субсидий, в результате чего многие не смогут позволить себе страховку. Через: Huffington Post В этом месяце Верховный суд объявит о постановлении о том, означает ли то, что Закон о доступном медицинском обслуживании определяет биржу, учрежденную штатом, что закон может предоставлять субсидии только лицам в штатах, которые управляют своими собственными биржами. Если суд вынесет решение в пользу узкого толкования этого положения закона, 6,4 миллиона человек в 34 штатах лишатся своих субсидий, в результате чего многие не смогут позволить себе страховку. Через: Huffington Post В этом месяце Верховный суд объявит о постановлении о том, означает ли то, что Закон о доступном медицинском обслуживании определяет биржу, учрежденную штатом, что закон может предоставлять субсидии только лицам в штатах, которые управляют своими собственными биржами. Если суд вынесет решение в пользу узкого толкования этого положения закона, 6,4 миллиона человек в 34 штатах лишатся своих субсидий, в результате чего многие не смогут позволить себе страховку. Через: Huffington Post</text:p>
          </table:table-cell>
          <table:table-cell table:number-columns-repeated="2"/>
          <table:table-cell office:value-type="float" office:value="1" calcext:value-type="float">
            <text:p>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6">00.00.0000</text:date>, <text:time>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6T17:44:53.398000000</dc:date>
    <meta:editing-duration>PT1M6S</meta:editing-duration>
    <meta:editing-cycles>3</meta:editing-cycles>
    <meta:generator>LibreOffice/7.1.2.2$Windows_X86_64 LibreOffice_project/8a45595d069ef5570103caea1b71cc9d82b2aae4</meta:generator>
    <meta:document-statistic meta:table-count="1" meta:cell-count="411" meta:object-count="0"/>
  </office:meta>
</office:document-meta>
</file>